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e1e1e" style:text-outline="false" style:text-line-through-styl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36039.342">
            <text:p>36039.342</text:p>
          </table:table-cell>
          <table:table-cell>
            <draw:frame table:end-cell-address="Sheet1.I21" table:end-x="0.293cm" table:end-y="0.067cm" draw:z-index="0" draw:style-name="gr1" draw:text-style-name="P1" svg:width="15.999cm" svg:height="8.999cm" svg:x="0.101cm" svg:y="0.1cm">
              <draw:object draw:notify-on-update-of-ranges="Sheet1.A1:Sheet1.A2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6253.869">
            <text:p>36253.869</text:p>
          </table:table-cell>
          <table:table-cell/>
        </table:table-row>
        <table:table-row table:style-name="ro1">
          <table:table-cell office:value-type="float" office:value="40199.506">
            <text:p>40199.506</text:p>
          </table:table-cell>
          <table:table-cell/>
        </table:table-row>
        <table:table-row table:style-name="ro1">
          <table:table-cell office:value-type="float" office:value="41798.93">
            <text:p>41798.93</text:p>
          </table:table-cell>
          <table:table-cell/>
        </table:table-row>
        <table:table-row table:style-name="ro1">
          <table:table-cell office:value-type="float" office:value="42734.508">
            <text:p>42734.508</text:p>
          </table:table-cell>
          <table:table-cell/>
        </table:table-row>
        <table:table-row table:style-name="ro1">
          <table:table-cell office:value-type="float" office:value="43093.011">
            <text:p>43093.011</text:p>
          </table:table-cell>
          <table:table-cell/>
        </table:table-row>
        <table:table-row table:style-name="ro1">
          <table:table-cell office:value-type="float" office:value="43602.853">
            <text:p>43602.853</text:p>
          </table:table-cell>
          <table:table-cell/>
        </table:table-row>
        <table:table-row table:style-name="ro1">
          <table:table-cell office:value-type="float" office:value="44553.749">
            <text:p>44553.749</text:p>
          </table:table-cell>
          <table:table-cell/>
        </table:table-row>
        <table:table-row table:style-name="ro1">
          <table:table-cell office:value-type="float" office:value="44800.873">
            <text:p>44800.873</text:p>
          </table:table-cell>
          <table:table-cell/>
        </table:table-row>
        <table:table-row table:style-name="ro1">
          <table:table-cell office:value-type="float" office:value="46439.591">
            <text:p>46439.591</text:p>
          </table:table-cell>
          <table:table-cell/>
        </table:table-row>
        <table:table-row table:style-name="ro1">
          <table:table-cell office:value-type="float" office:value="47364.006">
            <text:p>47364.006</text:p>
          </table:table-cell>
          <table:table-cell/>
        </table:table-row>
        <table:table-row table:style-name="ro1">
          <table:table-cell office:value-type="float" office:value="47411.791">
            <text:p>47411.791</text:p>
          </table:table-cell>
          <table:table-cell/>
        </table:table-row>
        <table:table-row table:style-name="ro1">
          <table:table-cell office:value-type="float" office:value="47801.958">
            <text:p>47801.958</text:p>
          </table:table-cell>
          <table:table-cell/>
        </table:table-row>
        <table:table-row table:style-name="ro1">
          <table:table-cell office:value-type="float" office:value="47812.838">
            <text:p>47812.838</text:p>
          </table:table-cell>
          <table:table-cell/>
        </table:table-row>
        <table:table-row table:style-name="ro1">
          <table:table-cell office:value-type="float" office:value="48895.241">
            <text:p>48895.241</text:p>
          </table:table-cell>
          <table:table-cell/>
        </table:table-row>
        <table:table-row table:style-name="ro1">
          <table:table-cell office:value-type="float" office:value="48905.798">
            <text:p>48905.798</text:p>
          </table:table-cell>
          <table:table-cell/>
        </table:table-row>
        <table:table-row table:style-name="ro1">
          <table:table-cell office:value-type="float" office:value="49290.603">
            <text:p>49290.603</text:p>
          </table:table-cell>
          <table:table-cell/>
        </table:table-row>
        <table:table-row table:style-name="ro1">
          <table:table-cell office:value-type="float" office:value="49562.841">
            <text:p>49562.841</text:p>
          </table:table-cell>
          <table:table-cell/>
        </table:table-row>
        <table:table-row table:style-name="ro1">
          <table:table-cell office:value-type="float" office:value="50429.333">
            <text:p>50429.333</text:p>
          </table:table-cell>
          <table:table-cell/>
        </table:table-row>
        <table:table-row table:style-name="ro1">
          <table:table-cell office:value-type="float" office:value="50551.963">
            <text:p>50551.963</text:p>
          </table:table-cell>
          <table:table-cell/>
        </table:table-row>
        <table:table-row table:style-name="ro1">
          <table:table-cell office:value-type="float" office:value="50583.962">
            <text:p>50583.962</text:p>
          </table:table-cell>
          <table:table-cell/>
        </table:table-row>
        <table:table-row table:style-name="ro1">
          <table:table-cell office:value-type="float" office:value="50856.314">
            <text:p>50856.314</text:p>
          </table:table-cell>
          <table:table-cell/>
        </table:table-row>
        <table:table-row table:style-name="ro1">
          <table:table-cell office:value-type="float" office:value="52001.591">
            <text:p>52001.591</text:p>
          </table:table-cell>
          <table:table-cell/>
        </table:table-row>
        <table:table-row table:style-name="ro1">
          <table:table-cell office:value-type="float" office:value="52640.397">
            <text:p>52640.397</text:p>
          </table:table-cell>
          <table:table-cell/>
        </table:table-row>
        <table:table-row table:style-name="ro1">
          <table:table-cell office:value-type="float" office:value="52658.308">
            <text:p>52658.308</text:p>
          </table:table-cell>
          <table:table-cell/>
        </table:table-row>
        <table:table-row table:style-name="ro1">
          <table:table-cell office:value-type="float" office:value="54814.263">
            <text:p>54814.263</text:p>
          </table:table-cell>
          <table:table-cell/>
        </table:table-row>
        <table:table-row table:style-name="ro1">
          <table:table-cell office:value-type="float" office:value="55099.233">
            <text:p>55099.233</text:p>
          </table:table-cell>
          <table:table-cell/>
        </table:table-row>
        <table:table-row table:style-name="ro1">
          <table:table-cell office:value-type="float" office:value="55248.259">
            <text:p>55248.259</text:p>
          </table:table-cell>
          <table:table-cell/>
        </table:table-row>
        <table:table-row table:style-name="ro1">
          <table:table-cell office:value-type="float" office:value="55406.696">
            <text:p>55406.696</text:p>
          </table:table-cell>
          <table:table-cell/>
        </table:table-row>
        <table:table-row table:style-name="ro1">
          <table:table-cell office:value-type="float" office:value="56763.737">
            <text:p>56763.737</text:p>
          </table:table-cell>
          <table:table-cell/>
        </table:table-row>
        <table:table-row table:style-name="ro1">
          <table:table-cell office:value-type="float" office:value="57635.474">
            <text:p>57635.474</text:p>
          </table:table-cell>
          <table:table-cell/>
        </table:table-row>
        <table:table-row table:style-name="ro1">
          <table:table-cell office:value-type="float" office:value="57708.351">
            <text:p>57708.351</text:p>
          </table:table-cell>
          <table:table-cell/>
        </table:table-row>
        <table:table-row table:style-name="ro1">
          <table:table-cell office:value-type="float" office:value="57905.392">
            <text:p>57905.392</text:p>
          </table:table-cell>
          <table:table-cell/>
        </table:table-row>
        <table:table-row table:style-name="ro1">
          <table:table-cell office:value-type="float" office:value="58343.165">
            <text:p>58343.165</text:p>
          </table:table-cell>
          <table:table-cell/>
        </table:table-row>
        <table:table-row table:style-name="ro1">
          <table:table-cell office:value-type="float" office:value="58395.643">
            <text:p>58395.643</text:p>
          </table:table-cell>
          <table:table-cell/>
        </table:table-row>
        <table:table-row table:style-name="ro1">
          <table:table-cell office:value-type="float" office:value="59320.484">
            <text:p>59320.484</text:p>
          </table:table-cell>
          <table:table-cell/>
        </table:table-row>
        <table:table-row table:style-name="ro1">
          <table:table-cell office:value-type="float" office:value="59369.135">
            <text:p>59369.135</text:p>
          </table:table-cell>
          <table:table-cell/>
        </table:table-row>
        <table:table-row table:style-name="ro1">
          <table:table-cell office:value-type="float" office:value="59713.089">
            <text:p>59713.089</text:p>
          </table:table-cell>
          <table:table-cell/>
        </table:table-row>
        <table:table-row table:style-name="ro1">
          <table:table-cell office:value-type="float" office:value="60842.449">
            <text:p>60842.449</text:p>
          </table:table-cell>
          <table:table-cell/>
        </table:table-row>
        <table:table-row table:style-name="ro1">
          <table:table-cell office:value-type="float" office:value="61078.661">
            <text:p>61078.661</text:p>
          </table:table-cell>
          <table:table-cell/>
        </table:table-row>
        <table:table-row table:style-name="ro1">
          <table:table-cell office:value-type="float" office:value="61521.712">
            <text:p>61521.712</text:p>
          </table:table-cell>
          <table:table-cell/>
        </table:table-row>
        <table:table-row table:style-name="ro1">
          <table:table-cell office:value-type="float" office:value="61526.173">
            <text:p>61526.173</text:p>
          </table:table-cell>
          <table:table-cell/>
        </table:table-row>
        <table:table-row table:style-name="ro1">
          <table:table-cell office:value-type="float" office:value="61532.11">
            <text:p>61532.11</text:p>
          </table:table-cell>
          <table:table-cell/>
        </table:table-row>
        <table:table-row table:style-name="ro1">
          <table:table-cell office:value-type="float" office:value="61623.112">
            <text:p>61623.112</text:p>
          </table:table-cell>
          <table:table-cell/>
        </table:table-row>
        <table:table-row table:style-name="ro1">
          <table:table-cell office:value-type="float" office:value="61832.03">
            <text:p>61832.03</text:p>
          </table:table-cell>
          <table:table-cell/>
        </table:table-row>
        <table:table-row table:style-name="ro1">
          <table:table-cell office:value-type="float" office:value="61996.387">
            <text:p>61996.387</text:p>
          </table:table-cell>
          <table:table-cell/>
        </table:table-row>
        <table:table-row table:style-name="ro1">
          <table:table-cell office:value-type="float" office:value="63505.286">
            <text:p>63505.286</text:p>
          </table:table-cell>
          <table:table-cell/>
        </table:table-row>
        <table:table-row table:style-name="ro1">
          <table:table-cell office:value-type="float" office:value="63985.002">
            <text:p>63985.002</text:p>
          </table:table-cell>
          <table:table-cell/>
        </table:table-row>
        <table:table-row table:style-name="ro1">
          <table:table-cell office:value-type="float" office:value="64065.714">
            <text:p>64065.714</text:p>
          </table:table-cell>
          <table:table-cell/>
        </table:table-row>
        <table:table-row table:style-name="ro1">
          <table:table-cell office:value-type="float" office:value="64733.802">
            <text:p>64733.802</text:p>
          </table:table-cell>
          <table:table-cell/>
        </table:table-row>
        <table:table-row table:style-name="ro1">
          <table:table-cell office:value-type="float" office:value="64739.762">
            <text:p>64739.762</text:p>
          </table:table-cell>
          <table:table-cell/>
        </table:table-row>
        <table:table-row table:style-name="ro1">
          <table:table-cell office:value-type="float" office:value="64825.191">
            <text:p>64825.191</text:p>
          </table:table-cell>
          <table:table-cell/>
        </table:table-row>
        <table:table-row table:style-name="ro1">
          <table:table-cell office:value-type="float" office:value="64860.446">
            <text:p>64860.446</text:p>
          </table:table-cell>
          <table:table-cell/>
        </table:table-row>
        <table:table-row table:style-name="ro1">
          <table:table-cell office:value-type="float" office:value="65058.143">
            <text:p>65058.143</text:p>
          </table:table-cell>
          <table:table-cell/>
        </table:table-row>
        <table:table-row table:style-name="ro1">
          <table:table-cell office:value-type="float" office:value="65094.274">
            <text:p>65094.274</text:p>
          </table:table-cell>
          <table:table-cell/>
        </table:table-row>
        <table:table-row table:style-name="ro1">
          <table:table-cell office:value-type="float" office:value="65100.51">
            <text:p>65100.51</text:p>
          </table:table-cell>
          <table:table-cell/>
        </table:table-row>
        <table:table-row table:style-name="ro1">
          <table:table-cell office:value-type="float" office:value="65170.513">
            <text:p>65170.513</text:p>
          </table:table-cell>
          <table:table-cell/>
        </table:table-row>
        <table:table-row table:style-name="ro1">
          <table:table-cell office:value-type="float" office:value="65340.997">
            <text:p>65340.997</text:p>
          </table:table-cell>
          <table:table-cell/>
        </table:table-row>
        <table:table-row table:style-name="ro1">
          <table:table-cell office:value-type="float" office:value="66362.438">
            <text:p>66362.438</text:p>
          </table:table-cell>
          <table:table-cell/>
        </table:table-row>
        <table:table-row table:style-name="ro1">
          <table:table-cell office:value-type="float" office:value="66523.029">
            <text:p>66523.029</text:p>
          </table:table-cell>
          <table:table-cell/>
        </table:table-row>
        <table:table-row table:style-name="ro1">
          <table:table-cell office:value-type="float" office:value="66980.818">
            <text:p>66980.818</text:p>
          </table:table-cell>
          <table:table-cell/>
        </table:table-row>
        <table:table-row table:style-name="ro1">
          <table:table-cell office:value-type="float" office:value="67326.641">
            <text:p>67326.641</text:p>
          </table:table-cell>
          <table:table-cell/>
        </table:table-row>
        <table:table-row table:style-name="ro1">
          <table:table-cell office:value-type="float" office:value="67392.001">
            <text:p>67392.001</text:p>
          </table:table-cell>
          <table:table-cell/>
        </table:table-row>
        <table:table-row table:style-name="ro1">
          <table:table-cell office:value-type="float" office:value="67396.671">
            <text:p>67396.671</text:p>
          </table:table-cell>
          <table:table-cell/>
        </table:table-row>
        <table:table-row table:style-name="ro1">
          <table:table-cell office:value-type="float" office:value="67470.614">
            <text:p>67470.614</text:p>
          </table:table-cell>
          <table:table-cell/>
        </table:table-row>
        <table:table-row table:style-name="ro1">
          <table:table-cell office:value-type="float" office:value="67571.695">
            <text:p>67571.695</text:p>
          </table:table-cell>
          <table:table-cell/>
        </table:table-row>
        <table:table-row table:style-name="ro1">
          <table:table-cell office:value-type="float" office:value="67796.251">
            <text:p>67796.251</text:p>
          </table:table-cell>
          <table:table-cell/>
        </table:table-row>
        <table:table-row table:style-name="ro1">
          <table:table-cell office:value-type="float" office:value="67854.374">
            <text:p>67854.374</text:p>
          </table:table-cell>
          <table:table-cell/>
        </table:table-row>
        <table:table-row table:style-name="ro1">
          <table:table-cell office:value-type="float" office:value="68155.421">
            <text:p>68155.421</text:p>
          </table:table-cell>
          <table:table-cell/>
        </table:table-row>
        <table:table-row table:style-name="ro1">
          <table:table-cell office:value-type="float" office:value="68391.685">
            <text:p>68391.685</text:p>
          </table:table-cell>
          <table:table-cell/>
        </table:table-row>
        <table:table-row table:style-name="ro1">
          <table:table-cell office:value-type="float" office:value="68491.443">
            <text:p>68491.443</text:p>
          </table:table-cell>
          <table:table-cell/>
        </table:table-row>
        <table:table-row table:style-name="ro1">
          <table:table-cell office:value-type="float" office:value="68885.973">
            <text:p>68885.973</text:p>
          </table:table-cell>
          <table:table-cell/>
        </table:table-row>
        <table:table-row table:style-name="ro1">
          <table:table-cell office:value-type="float" office:value="69469.578">
            <text:p>69469.578</text:p>
          </table:table-cell>
          <table:table-cell/>
        </table:table-row>
        <table:table-row table:style-name="ro1">
          <table:table-cell office:value-type="float" office:value="70014.342">
            <text:p>70014.342</text:p>
          </table:table-cell>
          <table:table-cell/>
        </table:table-row>
        <table:table-row table:style-name="ro1">
          <table:table-cell office:value-type="float" office:value="70118.027">
            <text:p>70118.027</text:p>
          </table:table-cell>
          <table:table-cell/>
        </table:table-row>
        <table:table-row table:style-name="ro1">
          <table:table-cell office:value-type="float" office:value="71955.42">
            <text:p>71955.42</text:p>
          </table:table-cell>
          <table:table-cell/>
        </table:table-row>
        <table:table-row table:style-name="ro1">
          <table:table-cell office:value-type="float" office:value="72801.162">
            <text:p>72801.162</text:p>
          </table:table-cell>
          <table:table-cell/>
        </table:table-row>
        <table:table-row table:style-name="ro1">
          <table:table-cell office:value-type="float" office:value="72821.896">
            <text:p>72821.896</text:p>
          </table:table-cell>
          <table:table-cell/>
        </table:table-row>
        <table:table-row table:style-name="ro1">
          <table:table-cell office:value-type="float" office:value="72965.279">
            <text:p>72965.279</text:p>
          </table:table-cell>
          <table:table-cell/>
        </table:table-row>
        <table:table-row table:style-name="ro1">
          <table:table-cell office:value-type="float" office:value="73317.95">
            <text:p>73317.95</text:p>
          </table:table-cell>
          <table:table-cell/>
        </table:table-row>
        <table:table-row table:style-name="ro1">
          <table:table-cell office:value-type="float" office:value="74551.001">
            <text:p>74551.001</text:p>
          </table:table-cell>
          <table:table-cell/>
        </table:table-row>
        <table:table-row table:style-name="ro1">
          <table:table-cell office:value-type="float" office:value="74644.914">
            <text:p>74644.914</text:p>
          </table:table-cell>
          <table:table-cell/>
        </table:table-row>
        <table:table-row table:style-name="ro1">
          <table:table-cell office:value-type="float" office:value="74684.467">
            <text:p>74684.467</text:p>
          </table:table-cell>
          <table:table-cell/>
        </table:table-row>
        <table:table-row table:style-name="ro1">
          <table:table-cell office:value-type="float" office:value="74815.962">
            <text:p>74815.962</text:p>
          </table:table-cell>
          <table:table-cell/>
        </table:table-row>
        <table:table-row table:style-name="ro1">
          <table:table-cell office:value-type="float" office:value="74881.637">
            <text:p>74881.637</text:p>
          </table:table-cell>
          <table:table-cell/>
        </table:table-row>
        <table:table-row table:style-name="ro1">
          <table:table-cell office:value-type="float" office:value="74935.178">
            <text:p>74935.178</text:p>
          </table:table-cell>
          <table:table-cell/>
        </table:table-row>
        <table:table-row table:style-name="ro1">
          <table:table-cell office:value-type="float" office:value="75410.325">
            <text:p>75410.325</text:p>
          </table:table-cell>
          <table:table-cell/>
        </table:table-row>
        <table:table-row table:style-name="ro1">
          <table:table-cell office:value-type="float" office:value="75610.69">
            <text:p>75610.69</text:p>
          </table:table-cell>
          <table:table-cell/>
        </table:table-row>
        <table:table-row table:style-name="ro1">
          <table:table-cell office:value-type="float" office:value="75700.282">
            <text:p>75700.282</text:p>
          </table:table-cell>
          <table:table-cell/>
        </table:table-row>
        <table:table-row table:style-name="ro1">
          <table:table-cell office:value-type="float" office:value="76329.472">
            <text:p>76329.472</text:p>
          </table:table-cell>
          <table:table-cell/>
        </table:table-row>
        <table:table-row table:style-name="ro1">
          <table:table-cell office:value-type="float" office:value="76651.187">
            <text:p>76651.187</text:p>
          </table:table-cell>
          <table:table-cell/>
        </table:table-row>
        <table:table-row table:style-name="ro1">
          <table:table-cell office:value-type="float" office:value="76695.32">
            <text:p>76695.32</text:p>
          </table:table-cell>
          <table:table-cell/>
        </table:table-row>
        <table:table-row table:style-name="ro1">
          <table:table-cell office:value-type="float" office:value="76767.791">
            <text:p>76767.791</text:p>
          </table:table-cell>
          <table:table-cell/>
        </table:table-row>
        <table:table-row table:style-name="ro1">
          <table:table-cell office:value-type="float" office:value="76839.013">
            <text:p>76839.013</text:p>
          </table:table-cell>
          <table:table-cell/>
        </table:table-row>
        <table:table-row table:style-name="ro1">
          <table:table-cell office:value-type="float" office:value="76875.655">
            <text:p>76875.655</text:p>
          </table:table-cell>
          <table:table-cell/>
        </table:table-row>
        <table:table-row table:style-name="ro1">
          <table:table-cell office:value-type="float" office:value="76892.578">
            <text:p>76892.578</text:p>
          </table:table-cell>
          <table:table-cell/>
        </table:table-row>
        <table:table-row table:style-name="ro1">
          <table:table-cell office:value-type="float" office:value="77023.663">
            <text:p>77023.663</text:p>
          </table:table-cell>
          <table:table-cell/>
        </table:table-row>
        <table:table-row table:style-name="ro1">
          <table:table-cell office:value-type="float" office:value="77140.314">
            <text:p>77140.314</text:p>
          </table:table-cell>
          <table:table-cell/>
        </table:table-row>
        <table:table-row table:style-name="ro1">
          <table:table-cell office:value-type="float" office:value="77195.047">
            <text:p>77195.047</text:p>
          </table:table-cell>
          <table:table-cell/>
        </table:table-row>
        <table:table-row table:style-name="ro1">
          <table:table-cell office:value-type="float" office:value="77384.222">
            <text:p>77384.222</text:p>
          </table:table-cell>
          <table:table-cell/>
        </table:table-row>
        <table:table-row table:style-name="ro1">
          <table:table-cell office:value-type="float" office:value="77414.04">
            <text:p>77414.04</text:p>
          </table:table-cell>
          <table:table-cell/>
        </table:table-row>
        <table:table-row table:style-name="ro1">
          <table:table-cell office:value-type="float" office:value="77827.976">
            <text:p>77827.976</text:p>
          </table:table-cell>
          <table:table-cell/>
        </table:table-row>
        <table:table-row table:style-name="ro1">
          <table:table-cell office:value-type="float" office:value="78194.472">
            <text:p>78194.472</text:p>
          </table:table-cell>
          <table:table-cell/>
        </table:table-row>
        <table:table-row table:style-name="ro1">
          <table:table-cell office:value-type="float" office:value="78516.737">
            <text:p>78516.737</text:p>
          </table:table-cell>
          <table:table-cell/>
        </table:table-row>
        <table:table-row table:style-name="ro1">
          <table:table-cell office:value-type="float" office:value="78988.445">
            <text:p>78988.445</text:p>
          </table:table-cell>
          <table:table-cell/>
        </table:table-row>
        <table:table-row table:style-name="ro1">
          <table:table-cell office:value-type="float" office:value="79308.506">
            <text:p>79308.506</text:p>
          </table:table-cell>
          <table:table-cell/>
        </table:table-row>
        <table:table-row table:style-name="ro1">
          <table:table-cell office:value-type="float" office:value="79366.558">
            <text:p>79366.558</text:p>
          </table:table-cell>
          <table:table-cell/>
        </table:table-row>
        <table:table-row table:style-name="ro1">
          <table:table-cell office:value-type="float" office:value="79539.56">
            <text:p>79539.56</text:p>
          </table:table-cell>
          <table:table-cell/>
        </table:table-row>
        <table:table-row table:style-name="ro1">
          <table:table-cell office:value-type="float" office:value="79568.224">
            <text:p>79568.224</text:p>
          </table:table-cell>
          <table:table-cell/>
        </table:table-row>
        <table:table-row table:style-name="ro1">
          <table:table-cell office:value-type="float" office:value="79764.622">
            <text:p>79764.622</text:p>
          </table:table-cell>
          <table:table-cell/>
        </table:table-row>
        <table:table-row table:style-name="ro1">
          <table:table-cell office:value-type="float" office:value="80130.005">
            <text:p>80130.005</text:p>
          </table:table-cell>
          <table:table-cell/>
        </table:table-row>
        <table:table-row table:style-name="ro1">
          <table:table-cell office:value-type="float" office:value="80849.181">
            <text:p>80849.181</text:p>
          </table:table-cell>
          <table:table-cell/>
        </table:table-row>
        <table:table-row table:style-name="ro1">
          <table:table-cell office:value-type="float" office:value="80950.599">
            <text:p>80950.599</text:p>
          </table:table-cell>
          <table:table-cell/>
        </table:table-row>
        <table:table-row table:style-name="ro1">
          <table:table-cell office:value-type="float" office:value="81582.989">
            <text:p>81582.989</text:p>
          </table:table-cell>
          <table:table-cell/>
        </table:table-row>
        <table:table-row table:style-name="ro1">
          <table:table-cell office:value-type="float" office:value="82085.772">
            <text:p>82085.772</text:p>
          </table:table-cell>
          <table:table-cell/>
        </table:table-row>
        <table:table-row table:style-name="ro1">
          <table:table-cell office:value-type="float" office:value="82126.657">
            <text:p>82126.657</text:p>
          </table:table-cell>
          <table:table-cell/>
        </table:table-row>
        <table:table-row table:style-name="ro1">
          <table:table-cell office:value-type="float" office:value="82224.744">
            <text:p>82224.744</text:p>
          </table:table-cell>
          <table:table-cell/>
        </table:table-row>
        <table:table-row table:style-name="ro1">
          <table:table-cell office:value-type="float" office:value="83037.434">
            <text:p>83037.434</text:p>
          </table:table-cell>
          <table:table-cell/>
        </table:table-row>
        <table:table-row table:style-name="ro1">
          <table:table-cell office:value-type="float" office:value="83286.178">
            <text:p>83286.178</text:p>
          </table:table-cell>
          <table:table-cell/>
        </table:table-row>
        <table:table-row table:style-name="ro1">
          <table:table-cell office:value-type="float" office:value="83706.263">
            <text:p>83706.263</text:p>
          </table:table-cell>
          <table:table-cell/>
        </table:table-row>
        <table:table-row table:style-name="ro1">
          <table:table-cell office:value-type="float" office:value="84345.007">
            <text:p>84345.007</text:p>
          </table:table-cell>
          <table:table-cell/>
        </table:table-row>
        <table:table-row table:style-name="ro1">
          <table:table-cell office:value-type="float" office:value="84640.501">
            <text:p>84640.501</text:p>
          </table:table-cell>
          <table:table-cell/>
        </table:table-row>
        <table:table-row table:style-name="ro1">
          <table:table-cell office:value-type="float" office:value="85709.74">
            <text:p>85709.74</text:p>
          </table:table-cell>
          <table:table-cell/>
        </table:table-row>
        <table:table-row table:style-name="ro1">
          <table:table-cell office:value-type="float" office:value="85936.751">
            <text:p>85936.751</text:p>
          </table:table-cell>
          <table:table-cell/>
        </table:table-row>
        <table:table-row table:style-name="ro1">
          <table:table-cell office:value-type="float" office:value="86353.447">
            <text:p>86353.447</text:p>
          </table:table-cell>
          <table:table-cell/>
        </table:table-row>
        <table:table-row table:style-name="ro1">
          <table:table-cell office:value-type="float" office:value="86460.025">
            <text:p>86460.025</text:p>
          </table:table-cell>
          <table:table-cell/>
        </table:table-row>
        <table:table-row table:style-name="ro1">
          <table:table-cell office:value-type="float" office:value="86524.6">
            <text:p>86524.6</text:p>
          </table:table-cell>
          <table:table-cell/>
        </table:table-row>
        <table:table-row table:style-name="ro1">
          <table:table-cell office:value-type="float" office:value="86543.742">
            <text:p>86543.742</text:p>
          </table:table-cell>
          <table:table-cell/>
        </table:table-row>
        <table:table-row table:style-name="ro1">
          <table:table-cell office:value-type="float" office:value="86728.957">
            <text:p>86728.957</text:p>
          </table:table-cell>
          <table:table-cell/>
        </table:table-row>
        <table:table-row table:style-name="ro1">
          <table:table-cell office:value-type="float" office:value="86994.448">
            <text:p>86994.448</text:p>
          </table:table-cell>
          <table:table-cell/>
        </table:table-row>
        <table:table-row table:style-name="ro1">
          <table:table-cell office:value-type="float" office:value="87231.039">
            <text:p>87231.039</text:p>
          </table:table-cell>
          <table:table-cell/>
        </table:table-row>
        <table:table-row table:style-name="ro1">
          <table:table-cell office:value-type="float" office:value="87846.877">
            <text:p>87846.877</text:p>
          </table:table-cell>
          <table:table-cell/>
        </table:table-row>
        <table:table-row table:style-name="ro1">
          <table:table-cell office:value-type="float" office:value="88073.523">
            <text:p>88073.523</text:p>
          </table:table-cell>
          <table:table-cell/>
        </table:table-row>
        <table:table-row table:style-name="ro1">
          <table:table-cell office:value-type="float" office:value="88604.417">
            <text:p>88604.417</text:p>
          </table:table-cell>
          <table:table-cell/>
        </table:table-row>
        <table:table-row table:style-name="ro1">
          <table:table-cell office:value-type="float" office:value="88817.373">
            <text:p>88817.373</text:p>
          </table:table-cell>
          <table:table-cell/>
        </table:table-row>
        <table:table-row table:style-name="ro1">
          <table:table-cell office:value-type="float" office:value="88937.649">
            <text:p>88937.649</text:p>
          </table:table-cell>
          <table:table-cell/>
        </table:table-row>
        <table:table-row table:style-name="ro1">
          <table:table-cell office:value-type="float" office:value="88942.094">
            <text:p>88942.094</text:p>
          </table:table-cell>
          <table:table-cell/>
        </table:table-row>
        <table:table-row table:style-name="ro1">
          <table:table-cell office:value-type="float" office:value="89603.283">
            <text:p>89603.283</text:p>
          </table:table-cell>
          <table:table-cell/>
        </table:table-row>
        <table:table-row table:style-name="ro1">
          <table:table-cell office:value-type="float" office:value="90459.124">
            <text:p>90459.124</text:p>
          </table:table-cell>
          <table:table-cell/>
        </table:table-row>
        <table:table-row table:style-name="ro1">
          <table:table-cell office:value-type="float" office:value="90592.325">
            <text:p>90592.325</text:p>
          </table:table-cell>
          <table:table-cell/>
        </table:table-row>
        <table:table-row table:style-name="ro1">
          <table:table-cell office:value-type="float" office:value="91168.47">
            <text:p>91168.47</text:p>
          </table:table-cell>
          <table:table-cell/>
        </table:table-row>
        <table:table-row table:style-name="ro1">
          <table:table-cell office:value-type="float" office:value="92005.454">
            <text:p>92005.454</text:p>
          </table:table-cell>
          <table:table-cell/>
        </table:table-row>
        <table:table-row table:style-name="ro1">
          <table:table-cell office:value-type="float" office:value="92105.798">
            <text:p>92105.798</text:p>
          </table:table-cell>
          <table:table-cell/>
        </table:table-row>
        <table:table-row table:style-name="ro1">
          <table:table-cell office:value-type="float" office:value="92647.084">
            <text:p>92647.084</text:p>
          </table:table-cell>
          <table:table-cell/>
        </table:table-row>
        <table:table-row table:style-name="ro1">
          <table:table-cell office:value-type="float" office:value="92714.48">
            <text:p>92714.48</text:p>
          </table:table-cell>
          <table:table-cell/>
        </table:table-row>
        <table:table-row table:style-name="ro1">
          <table:table-cell office:value-type="float" office:value="92780.006">
            <text:p>92780.006</text:p>
          </table:table-cell>
          <table:table-cell/>
        </table:table-row>
        <table:table-row table:style-name="ro1">
          <table:table-cell office:value-type="float" office:value="92800.569">
            <text:p>92800.569</text:p>
          </table:table-cell>
          <table:table-cell/>
        </table:table-row>
        <table:table-row table:style-name="ro1">
          <table:table-cell office:value-type="float" office:value="92948.439">
            <text:p>92948.439</text:p>
          </table:table-cell>
          <table:table-cell/>
        </table:table-row>
        <table:table-row table:style-name="ro1">
          <table:table-cell office:value-type="float" office:value="93131.298">
            <text:p>93131.298</text:p>
          </table:table-cell>
          <table:table-cell/>
        </table:table-row>
        <table:table-row table:style-name="ro1">
          <table:table-cell office:value-type="float" office:value="93365.442">
            <text:p>93365.442</text:p>
          </table:table-cell>
          <table:table-cell/>
        </table:table-row>
        <table:table-row table:style-name="ro1">
          <table:table-cell office:value-type="float" office:value="93498.313">
            <text:p>93498.313</text:p>
          </table:table-cell>
          <table:table-cell/>
        </table:table-row>
        <table:table-row table:style-name="ro1">
          <table:table-cell office:value-type="float" office:value="93558.66">
            <text:p>93558.66</text:p>
          </table:table-cell>
          <table:table-cell/>
        </table:table-row>
        <table:table-row table:style-name="ro1">
          <table:table-cell office:value-type="float" office:value="94016.902">
            <text:p>94016.902</text:p>
          </table:table-cell>
          <table:table-cell/>
        </table:table-row>
        <table:table-row table:style-name="ro1">
          <table:table-cell office:value-type="float" office:value="94133.33">
            <text:p>94133.33</text:p>
          </table:table-cell>
          <table:table-cell/>
        </table:table-row>
        <table:table-row table:style-name="ro1">
          <table:table-cell office:value-type="float" office:value="94631.022">
            <text:p>94631.022</text:p>
          </table:table-cell>
          <table:table-cell/>
        </table:table-row>
        <table:table-row table:style-name="ro1">
          <table:table-cell office:value-type="float" office:value="95118.145">
            <text:p>95118.145</text:p>
          </table:table-cell>
          <table:table-cell/>
        </table:table-row>
        <table:table-row table:style-name="ro1">
          <table:table-cell office:value-type="float" office:value="95578.456">
            <text:p>95578.456</text:p>
          </table:table-cell>
          <table:table-cell/>
        </table:table-row>
        <table:table-row table:style-name="ro1">
          <table:table-cell office:value-type="float" office:value="96037.601">
            <text:p>96037.601</text:p>
          </table:table-cell>
          <table:table-cell/>
        </table:table-row>
        <table:table-row table:style-name="ro1">
          <table:table-cell office:value-type="float" office:value="96340.782">
            <text:p>96340.782</text:p>
          </table:table-cell>
          <table:table-cell/>
        </table:table-row>
        <table:table-row table:style-name="ro1">
          <table:table-cell office:value-type="float" office:value="96532.545">
            <text:p>96532.545</text:p>
          </table:table-cell>
          <table:table-cell/>
        </table:table-row>
        <table:table-row table:style-name="ro1">
          <table:table-cell office:value-type="float" office:value="96641.562">
            <text:p>96641.562</text:p>
          </table:table-cell>
          <table:table-cell/>
        </table:table-row>
        <table:table-row table:style-name="ro1">
          <table:table-cell office:value-type="float" office:value="96658.896">
            <text:p>96658.896</text:p>
          </table:table-cell>
          <table:table-cell/>
        </table:table-row>
        <table:table-row table:style-name="ro1">
          <table:table-cell office:value-type="float" office:value="97481.779">
            <text:p>97481.779</text:p>
          </table:table-cell>
          <table:table-cell/>
        </table:table-row>
        <table:table-row table:style-name="ro1">
          <table:table-cell office:value-type="float" office:value="98014.674">
            <text:p>98014.674</text:p>
          </table:table-cell>
          <table:table-cell/>
        </table:table-row>
        <table:table-row table:style-name="ro1">
          <table:table-cell office:value-type="float" office:value="98391.834">
            <text:p>98391.834</text:p>
          </table:table-cell>
          <table:table-cell/>
        </table:table-row>
        <table:table-row table:style-name="ro1">
          <table:table-cell office:value-type="float" office:value="99408.391">
            <text:p>99408.391</text:p>
          </table:table-cell>
          <table:table-cell/>
        </table:table-row>
        <table:table-row table:style-name="ro1">
          <table:table-cell office:value-type="float" office:value="99561.616">
            <text:p>99561.616</text:p>
          </table:table-cell>
          <table:table-cell/>
        </table:table-row>
        <table:table-row table:style-name="ro1">
          <table:table-cell office:value-type="float" office:value="99962.45">
            <text:p>99962.45</text:p>
          </table:table-cell>
          <table:table-cell/>
        </table:table-row>
        <table:table-row table:style-name="ro1">
          <table:table-cell office:value-type="float" office:value="101395.75">
            <text:p>101395.75</text:p>
          </table:table-cell>
          <table:table-cell/>
        </table:table-row>
        <table:table-row table:style-name="ro1">
          <table:table-cell office:value-type="float" office:value="101433.371">
            <text:p>101433.371</text:p>
          </table:table-cell>
          <table:table-cell/>
        </table:table-row>
        <table:table-row table:style-name="ro1">
          <table:table-cell office:value-type="float" office:value="102123.584">
            <text:p>102123.584</text:p>
          </table:table-cell>
          <table:table-cell/>
        </table:table-row>
        <table:table-row table:style-name="ro1">
          <table:table-cell office:value-type="float" office:value="102907.105">
            <text:p>102907.105</text:p>
          </table:table-cell>
          <table:table-cell/>
        </table:table-row>
        <table:table-row table:style-name="ro1">
          <table:table-cell office:value-type="float" office:value="103463.819">
            <text:p>103463.819</text:p>
          </table:table-cell>
          <table:table-cell/>
        </table:table-row>
        <table:table-row table:style-name="ro1">
          <table:table-cell office:value-type="float" office:value="103899.598">
            <text:p>103899.598</text:p>
          </table:table-cell>
          <table:table-cell/>
        </table:table-row>
        <table:table-row table:style-name="ro1">
          <table:table-cell office:value-type="float" office:value="104099.856">
            <text:p>104099.856</text:p>
          </table:table-cell>
          <table:table-cell/>
        </table:table-row>
        <table:table-row table:style-name="ro1">
          <table:table-cell office:value-type="float" office:value="104164.875">
            <text:p>104164.875</text:p>
          </table:table-cell>
          <table:table-cell/>
        </table:table-row>
        <table:table-row table:style-name="ro1">
          <table:table-cell office:value-type="float" office:value="104577.057">
            <text:p>104577.057</text:p>
          </table:table-cell>
          <table:table-cell/>
        </table:table-row>
        <table:table-row table:style-name="ro1">
          <table:table-cell office:value-type="float" office:value="106094.169">
            <text:p>106094.169</text:p>
          </table:table-cell>
          <table:table-cell/>
        </table:table-row>
        <table:table-row table:style-name="ro1">
          <table:table-cell office:value-type="float" office:value="106264.028">
            <text:p>106264.028</text:p>
          </table:table-cell>
          <table:table-cell/>
        </table:table-row>
        <table:table-row table:style-name="ro1">
          <table:table-cell office:value-type="float" office:value="106377.844">
            <text:p>106377.844</text:p>
          </table:table-cell>
          <table:table-cell/>
        </table:table-row>
        <table:table-row table:style-name="ro1">
          <table:table-cell office:value-type="float" office:value="106434.036">
            <text:p>106434.036</text:p>
          </table:table-cell>
          <table:table-cell/>
        </table:table-row>
        <table:table-row table:style-name="ro1">
          <table:table-cell office:value-type="float" office:value="106622.193">
            <text:p>106622.193</text:p>
          </table:table-cell>
          <table:table-cell/>
        </table:table-row>
        <table:table-row table:style-name="ro1">
          <table:table-cell office:value-type="float" office:value="106728.128">
            <text:p>106728.128</text:p>
          </table:table-cell>
          <table:table-cell/>
        </table:table-row>
        <table:table-row table:style-name="ro1">
          <table:table-cell office:value-type="float" office:value="106783.285">
            <text:p>106783.285</text:p>
          </table:table-cell>
          <table:table-cell/>
        </table:table-row>
        <table:table-row table:style-name="ro1">
          <table:table-cell office:value-type="float" office:value="106997.964">
            <text:p>106997.964</text:p>
          </table:table-cell>
          <table:table-cell/>
        </table:table-row>
        <table:table-row table:style-name="ro1">
          <table:table-cell office:value-type="float" office:value="107146.538">
            <text:p>107146.538</text:p>
          </table:table-cell>
          <table:table-cell/>
        </table:table-row>
        <table:table-row table:style-name="ro1">
          <table:table-cell office:value-type="float" office:value="107265.714">
            <text:p>107265.714</text:p>
          </table:table-cell>
          <table:table-cell/>
        </table:table-row>
        <table:table-row table:style-name="ro1">
          <table:table-cell office:value-type="float" office:value="107773.282">
            <text:p>107773.282</text:p>
          </table:table-cell>
          <table:table-cell/>
        </table:table-row>
        <table:table-row table:style-name="ro1">
          <table:table-cell office:value-type="float" office:value="108025.191">
            <text:p>108025.191</text:p>
          </table:table-cell>
          <table:table-cell/>
        </table:table-row>
        <table:table-row table:style-name="ro1">
          <table:table-cell office:value-type="float" office:value="108173.068">
            <text:p>108173.068</text:p>
          </table:table-cell>
          <table:table-cell/>
        </table:table-row>
        <table:table-row table:style-name="ro1">
          <table:table-cell office:value-type="float" office:value="108860.755">
            <text:p>108860.755</text:p>
          </table:table-cell>
          <table:table-cell/>
        </table:table-row>
        <table:table-row table:style-name="ro1">
          <table:table-cell office:value-type="float" office:value="109764.362">
            <text:p>109764.362</text:p>
          </table:table-cell>
          <table:table-cell/>
        </table:table-row>
        <table:table-row table:style-name="ro1">
          <table:table-cell office:value-type="float" office:value="111691.443">
            <text:p>111691.443</text:p>
          </table:table-cell>
          <table:table-cell/>
        </table:table-row>
        <table:table-row table:style-name="ro1">
          <table:table-cell office:value-type="float" office:value="111932.918">
            <text:p>111932.918</text:p>
          </table:table-cell>
          <table:table-cell/>
        </table:table-row>
        <table:table-row table:style-name="ro1">
          <table:table-cell office:value-type="float" office:value="112242.655">
            <text:p>112242.655</text:p>
          </table:table-cell>
          <table:table-cell/>
        </table:table-row>
        <table:table-row table:style-name="ro1">
          <table:table-cell office:value-type="float" office:value="112544.793">
            <text:p>112544.793</text:p>
          </table:table-cell>
          <table:table-cell/>
        </table:table-row>
        <table:table-row table:style-name="ro1">
          <table:table-cell office:value-type="float" office:value="113156.272">
            <text:p>113156.272</text:p>
          </table:table-cell>
          <table:table-cell/>
        </table:table-row>
        <table:table-row table:style-name="ro1">
          <table:table-cell office:value-type="float" office:value="113826.766">
            <text:p>113826.766</text:p>
          </table:table-cell>
          <table:table-cell/>
        </table:table-row>
        <table:table-row table:style-name="ro1">
          <table:table-cell office:value-type="float" office:value="113858.909">
            <text:p>113858.909</text:p>
          </table:table-cell>
          <table:table-cell/>
        </table:table-row>
        <table:table-row table:style-name="ro1">
          <table:table-cell office:value-type="float" office:value="114075.714">
            <text:p>114075.714</text:p>
          </table:table-cell>
          <table:table-cell/>
        </table:table-row>
        <table:table-row table:style-name="ro1">
          <table:table-cell office:value-type="float" office:value="114992.065">
            <text:p>114992.065</text:p>
          </table:table-cell>
          <table:table-cell/>
        </table:table-row>
        <table:table-row table:style-name="ro1">
          <table:table-cell office:value-type="float" office:value="115013.905">
            <text:p>115013.905</text:p>
          </table:table-cell>
          <table:table-cell/>
        </table:table-row>
        <table:table-row table:style-name="ro1">
          <table:table-cell office:value-type="float" office:value="115637.988">
            <text:p>115637.988</text:p>
          </table:table-cell>
          <table:table-cell/>
        </table:table-row>
        <table:table-row table:style-name="ro1">
          <table:table-cell office:value-type="float" office:value="115771.833">
            <text:p>115771.833</text:p>
          </table:table-cell>
          <table:table-cell/>
        </table:table-row>
        <table:table-row table:style-name="ro1">
          <table:table-cell office:value-type="float" office:value="116228.519">
            <text:p>116228.519</text:p>
          </table:table-cell>
          <table:table-cell/>
        </table:table-row>
        <table:table-row table:style-name="ro1">
          <table:table-cell office:value-type="float" office:value="116754.603">
            <text:p>116754.603</text:p>
          </table:table-cell>
          <table:table-cell/>
        </table:table-row>
        <table:table-row table:style-name="ro1">
          <table:table-cell office:value-type="float" office:value="117516.99">
            <text:p>117516.99</text:p>
          </table:table-cell>
          <table:table-cell/>
        </table:table-row>
        <table:table-row table:style-name="ro1">
          <table:table-cell office:value-type="float" office:value="117791.001">
            <text:p>117791.001</text:p>
          </table:table-cell>
          <table:table-cell/>
        </table:table-row>
        <table:table-row table:style-name="ro1">
          <table:table-cell office:value-type="float" office:value="118007.093">
            <text:p>118007.093</text:p>
          </table:table-cell>
          <table:table-cell/>
        </table:table-row>
        <table:table-row table:style-name="ro1">
          <table:table-cell office:value-type="float" office:value="118732.579">
            <text:p>118732.579</text:p>
          </table:table-cell>
          <table:table-cell/>
        </table:table-row>
        <table:table-row table:style-name="ro1">
          <table:table-cell office:value-type="float" office:value="119785.185">
            <text:p>119785.185</text:p>
          </table:table-cell>
          <table:table-cell/>
        </table:table-row>
        <table:table-row table:style-name="ro1">
          <table:table-cell office:value-type="float" office:value="119851.187">
            <text:p>119851.187</text:p>
          </table:table-cell>
          <table:table-cell/>
        </table:table-row>
        <table:table-row table:style-name="ro1">
          <table:table-cell office:value-type="float" office:value="119967.791">
            <text:p>119967.791</text:p>
          </table:table-cell>
          <table:table-cell/>
        </table:table-row>
        <table:table-row table:style-name="ro1">
          <table:table-cell office:value-type="float" office:value="120199.498">
            <text:p>120199.498</text:p>
          </table:table-cell>
          <table:table-cell/>
        </table:table-row>
        <table:table-row table:style-name="ro1">
          <table:table-cell office:value-type="float" office:value="120383.044">
            <text:p>120383.044</text:p>
          </table:table-cell>
          <table:table-cell/>
        </table:table-row>
        <table:table-row table:style-name="ro1">
          <table:table-cell office:value-type="float" office:value="120436.886">
            <text:p>120436.886</text:p>
          </table:table-cell>
          <table:table-cell/>
        </table:table-row>
        <table:table-row table:style-name="ro1">
          <table:table-cell office:value-type="float" office:value="120661.145">
            <text:p>120661.145</text:p>
          </table:table-cell>
          <table:table-cell/>
        </table:table-row>
        <table:table-row table:style-name="ro1">
          <table:table-cell office:value-type="float" office:value="122032.704">
            <text:p>122032.704</text:p>
          </table:table-cell>
          <table:table-cell/>
        </table:table-row>
        <table:table-row table:style-name="ro1">
          <table:table-cell office:value-type="float" office:value="123840.711">
            <text:p>123840.711</text:p>
          </table:table-cell>
          <table:table-cell/>
        </table:table-row>
        <table:table-row table:style-name="ro1">
          <table:table-cell office:value-type="float" office:value="124244.319">
            <text:p>124244.319</text:p>
          </table:table-cell>
          <table:table-cell/>
        </table:table-row>
        <table:table-row table:style-name="ro1">
          <table:table-cell office:value-type="float" office:value="125017.666">
            <text:p>125017.666</text:p>
          </table:table-cell>
          <table:table-cell/>
        </table:table-row>
        <table:table-row table:style-name="ro1">
          <table:table-cell office:value-type="float" office:value="126071.803">
            <text:p>126071.803</text:p>
          </table:table-cell>
          <table:table-cell/>
        </table:table-row>
        <table:table-row table:style-name="ro1">
          <table:table-cell office:value-type="float" office:value="127101.294">
            <text:p>127101.294</text:p>
          </table:table-cell>
          <table:table-cell/>
        </table:table-row>
        <table:table-row table:style-name="ro1">
          <table:table-cell office:value-type="float" office:value="127545.007">
            <text:p>127545.007</text:p>
          </table:table-cell>
          <table:table-cell/>
        </table:table-row>
        <table:table-row table:style-name="ro1">
          <table:table-cell office:value-type="float" office:value="129743.742">
            <text:p>129743.742</text:p>
          </table:table-cell>
          <table:table-cell/>
        </table:table-row>
        <table:table-row table:style-name="ro1">
          <table:table-cell office:value-type="float" office:value="131648.86">
            <text:p>131648.86</text:p>
          </table:table-cell>
          <table:table-cell/>
        </table:table-row>
        <table:table-row table:style-name="ro1">
          <table:table-cell office:value-type="float" office:value="132095.809">
            <text:p>132095.809</text:p>
          </table:table-cell>
          <table:table-cell/>
        </table:table-row>
        <table:table-row table:style-name="ro1">
          <table:table-cell office:value-type="float" office:value="133792.325">
            <text:p>133792.325</text:p>
          </table:table-cell>
          <table:table-cell/>
        </table:table-row>
        <table:table-row table:style-name="ro1">
          <table:table-cell office:value-type="float" office:value="136698.313">
            <text:p>136698.313</text:p>
          </table:table-cell>
          <table:table-cell/>
        </table:table-row>
        <table:table-row table:style-name="ro1">
          <table:table-cell office:value-type="float" office:value="137216.902">
            <text:p>137216.902</text:p>
          </table:table-cell>
          <table:table-cell/>
        </table:table-row>
        <table:table-row table:style-name="ro1">
          <table:table-cell office:value-type="float" office:value="137576.235">
            <text:p>137576.235</text:p>
          </table:table-cell>
          <table:table-cell/>
        </table:table-row>
        <table:table-row table:style-name="ro1">
          <table:table-cell office:value-type="float" office:value="138181.355">
            <text:p>138181.355</text:p>
          </table:table-cell>
          <table:table-cell/>
        </table:table-row>
        <table:table-row table:style-name="ro1">
          <table:table-cell office:value-type="float" office:value="139192.206">
            <text:p>139192.206</text:p>
          </table:table-cell>
          <table:table-cell/>
        </table:table-row>
        <table:table-row table:style-name="ro1">
          <table:table-cell office:value-type="float" office:value="141214.674">
            <text:p>141214.674</text:p>
          </table:table-cell>
          <table:table-cell/>
        </table:table-row>
        <table:table-row table:style-name="ro1">
          <table:table-cell office:value-type="float" office:value="141375.476">
            <text:p>141375.476</text:p>
          </table:table-cell>
          <table:table-cell/>
        </table:table-row>
        <table:table-row table:style-name="ro1">
          <table:table-cell office:value-type="float" office:value="141764.934">
            <text:p>141764.934</text:p>
          </table:table-cell>
          <table:table-cell/>
        </table:table-row>
        <table:table-row table:style-name="ro1">
          <table:table-cell office:value-type="float" office:value="142439.493">
            <text:p>142439.493</text:p>
          </table:table-cell>
          <table:table-cell/>
        </table:table-row>
        <table:table-row table:style-name="ro1">
          <table:table-cell office:value-type="float" office:value="142788.667">
            <text:p>142788.667</text:p>
          </table:table-cell>
          <table:table-cell/>
        </table:table-row>
        <table:table-row table:style-name="ro1">
          <table:table-cell office:value-type="float" office:value="143588.828">
            <text:p>143588.828</text:p>
          </table:table-cell>
          <table:table-cell/>
        </table:table-row>
        <table:table-row table:style-name="ro1">
          <table:table-cell office:value-type="float" office:value="148256.561">
            <text:p>148256.561</text:p>
          </table:table-cell>
          <table:table-cell/>
        </table:table-row>
        <table:table-row table:style-name="ro1">
          <table:table-cell office:value-type="float" office:value="148540.204">
            <text:p>148540.204</text:p>
          </table:table-cell>
          <table:table-cell/>
        </table:table-row>
        <table:table-row table:style-name="ro1">
          <table:table-cell office:value-type="float" office:value="149112.314">
            <text:p>149112.314</text:p>
          </table:table-cell>
          <table:table-cell/>
        </table:table-row>
        <table:table-row table:style-name="ro1">
          <table:table-cell office:value-type="float" office:value="149772.575">
            <text:p>149772.575</text:p>
          </table:table-cell>
          <table:table-cell/>
        </table:table-row>
        <table:table-row table:style-name="ro1">
          <table:table-cell office:value-type="float" office:value="150034.999">
            <text:p>150034.999</text:p>
          </table:table-cell>
          <table:table-cell/>
        </table:table-row>
        <table:table-row table:style-name="ro1">
          <table:table-cell office:value-type="float" office:value="151373.068">
            <text:p>151373.068</text:p>
          </table:table-cell>
          <table:table-cell/>
        </table:table-row>
        <table:table-row table:style-name="ro1">
          <table:table-cell office:value-type="float" office:value="155442.655">
            <text:p>155442.655</text:p>
          </table:table-cell>
          <table:table-cell/>
        </table:table-row>
        <table:table-row table:style-name="ro1">
          <table:table-cell office:value-type="float" office:value="155904.465">
            <text:p>155904.465</text:p>
          </table:table-cell>
          <table:table-cell/>
        </table:table-row>
        <table:table-row table:style-name="ro1">
          <table:table-cell office:value-type="float" office:value="157058.909">
            <text:p>157058.909</text:p>
          </table:table-cell>
          <table:table-cell/>
        </table:table-row>
        <table:table-row table:style-name="ro1">
          <table:table-cell office:value-type="float" office:value="159414.09">
            <text:p>159414.09</text:p>
          </table:table-cell>
          <table:table-cell/>
        </table:table-row>
        <table:table-row table:style-name="ro1">
          <table:table-cell office:value-type="float" office:value="160437.123">
            <text:p>160437.123</text:p>
          </table:table-cell>
          <table:table-cell/>
        </table:table-row>
        <table:table-row table:style-name="ro1">
          <table:table-cell office:value-type="float" office:value="160991.001">
            <text:p>160991.001</text:p>
          </table:table-cell>
          <table:table-cell/>
        </table:table-row>
        <table:table-row table:style-name="ro1">
          <table:table-cell office:value-type="float" office:value="163583.044">
            <text:p>163583.044</text:p>
          </table:table-cell>
          <table:table-cell/>
        </table:table-row>
        <table:table-row table:style-name="ro1">
          <table:table-cell office:value-type="float" office:value="165240.801">
            <text:p>165240.801</text:p>
          </table:table-cell>
          <table:table-cell/>
        </table:table-row>
        <table:table-row table:style-name="ro1">
          <table:table-cell office:value-type="float" office:value="168328.145">
            <text:p>168328.145</text:p>
          </table:table-cell>
          <table:table-cell/>
        </table:table-row>
        <table:table-row table:style-name="ro1">
          <table:table-cell office:value-type="float" office:value="171451.816">
            <text:p>171451.816</text:p>
          </table:table-cell>
          <table:table-cell/>
        </table:table-row>
        <table:table-row table:style-name="ro1">
          <table:table-cell office:value-type="float" office:value="177505.494">
            <text:p>177505.494</text:p>
          </table:table-cell>
          <table:table-cell/>
        </table:table-row>
        <table:table-row table:style-name="ro1">
          <table:table-cell office:value-type="float" office:value="178273.404">
            <text:p>178273.404</text:p>
          </table:table-cell>
          <table:table-cell/>
        </table:table-row>
        <table:table-row table:style-name="ro1">
          <table:table-cell office:value-type="float" office:value="181381.355">
            <text:p>181381.355</text:p>
          </table:table-cell>
          <table:table-cell/>
        </table:table-row>
        <table:table-row table:style-name="ro1">
          <table:table-cell office:value-type="float" office:value="183267.969">
            <text:p>183267.969</text:p>
          </table:table-cell>
          <table:table-cell/>
        </table:table-row>
        <table:table-row table:style-name="ro1">
          <table:table-cell office:value-type="float" office:value="194029.613">
            <text:p>194029.613</text:p>
          </table:table-cell>
          <table:table-cell/>
        </table:table-row>
        <table:table-row table:style-name="ro1">
          <table:table-cell office:value-type="float" office:value="195558.055">
            <text:p>195558.055</text:p>
          </table:table-cell>
          <table:table-cell/>
        </table:table-row>
        <table:table-row table:style-name="ro1">
          <table:table-cell office:value-type="float" office:value="197437.522">
            <text:p>197437.522</text:p>
          </table:table-cell>
          <table:table-cell/>
        </table:table-row>
        <table:table-row table:style-name="ro1">
          <table:table-cell office:value-type="float" office:value="199003.061">
            <text:p>199003.061</text:p>
          </table:table-cell>
          <table:table-cell/>
        </table:table-row>
        <table:table-row table:style-name="ro1">
          <table:table-cell office:value-type="float" office:value="202614.09">
            <text:p>202614.09</text:p>
          </table:table-cell>
          <table:table-cell/>
        </table:table-row>
        <table:table-row table:style-name="ro1">
          <table:table-cell office:value-type="float" office:value="208440.801">
            <text:p>208440.801</text:p>
          </table:table-cell>
          <table:table-cell/>
        </table:table-row>
        <table:table-row table:style-name="ro1">
          <table:table-cell office:value-type="float" office:value="219553.723">
            <text:p>219553.72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36253.869">
            <text:p>36253.869</text:p>
          </table:table-cell>
          <table:table-cell>
            <draw:frame table:end-cell-address="Sheet2.P35" table:end-x="0.753cm" table:end-y="0.133cm" draw:z-index="0" draw:style-name="gr1" draw:text-style-name="P1" svg:width="30.871cm" svg:height="15.441cm" svg:x="1.495cm" svg:y="0.047cm">
              <draw:object draw:notify-on-update-of-ranges="Sheet2.A1:Sheet2.A25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9817.164">
            <text:p>39817.164</text:p>
          </table:table-cell>
          <table:table-cell/>
        </table:table-row>
        <table:table-row table:style-name="ro1">
          <table:table-cell office:value-type="float" office:value="43093.011">
            <text:p>43093.011</text:p>
          </table:table-cell>
          <table:table-cell/>
        </table:table-row>
        <table:table-row table:style-name="ro1">
          <table:table-cell office:value-type="float" office:value="44553.749">
            <text:p>44553.749</text:p>
          </table:table-cell>
          <table:table-cell/>
        </table:table-row>
        <table:table-row table:style-name="ro1">
          <table:table-cell office:value-type="float" office:value="48895.241">
            <text:p>48895.241</text:p>
          </table:table-cell>
          <table:table-cell/>
        </table:table-row>
        <table:table-row table:style-name="ro1">
          <table:table-cell office:value-type="float" office:value="60740.764">
            <text:p>60740.764</text:p>
          </table:table-cell>
          <table:table-cell/>
        </table:table-row>
        <table:table-row table:style-name="ro1">
          <table:table-cell office:value-type="float" office:value="61406.697">
            <text:p>61406.697</text:p>
          </table:table-cell>
          <table:table-cell/>
        </table:table-row>
        <table:table-row table:style-name="ro1">
          <table:table-cell office:value-type="float" office:value="61532.11">
            <text:p>61532.11</text:p>
          </table:table-cell>
          <table:table-cell/>
        </table:table-row>
        <table:table-row table:style-name="ro1">
          <table:table-cell office:value-type="float" office:value="62109">
            <text:p>62109</text:p>
          </table:table-cell>
          <table:table-cell/>
        </table:table-row>
        <table:table-row table:style-name="ro1">
          <table:table-cell office:value-type="float" office:value="62111">
            <text:p>62111</text:p>
          </table:table-cell>
          <table:table-cell/>
        </table:table-row>
        <table:table-row table:style-name="ro1">
          <table:table-cell office:value-type="float" office:value="62112">
            <text:p>62112</text:p>
          </table:table-cell>
          <table:table-cell/>
        </table:table-row>
        <table:table-row table:style-name="ro1">
          <table:table-cell office:value-type="float" office:value="62113">
            <text:p>62113</text:p>
          </table:table-cell>
          <table:table-cell/>
        </table:table-row>
        <table:table-row table:style-name="ro1">
          <table:table-cell office:value-type="float" office:value="62131">
            <text:p>62131</text:p>
          </table:table-cell>
          <table:table-cell/>
        </table:table-row>
        <table:table-row table:style-name="ro1">
          <table:table-cell office:value-type="float" office:value="62153">
            <text:p>62153</text:p>
          </table:table-cell>
          <table:table-cell/>
        </table:table-row>
        <table:table-row table:style-name="ro1">
          <table:table-cell office:value-type="float" office:value="62158">
            <text:p>62158</text:p>
          </table:table-cell>
          <table:table-cell/>
        </table:table-row>
        <table:table-row table:style-name="ro1">
          <table:table-cell office:value-type="float" office:value="62176">
            <text:p>62176</text:p>
          </table:table-cell>
          <table:table-cell/>
        </table:table-row>
        <table:table-row table:style-name="ro1">
          <table:table-cell office:value-type="float" office:value="62182">
            <text:p>62182</text:p>
          </table:table-cell>
          <table:table-cell/>
        </table:table-row>
        <table:table-row table:style-name="ro1">
          <table:table-cell office:value-type="float" office:value="62199">
            <text:p>62199</text:p>
          </table:table-cell>
          <table:table-cell/>
        </table:table-row>
        <table:table-row table:style-name="ro1">
          <table:table-cell office:value-type="float" office:value="62202">
            <text:p>62202</text:p>
          </table:table-cell>
          <table:table-cell/>
        </table:table-row>
        <table:table-row table:style-name="ro1">
          <table:table-cell office:value-type="float" office:value="62203">
            <text:p>62203</text:p>
          </table:table-cell>
          <table:table-cell/>
        </table:table-row>
        <table:table-row table:style-name="ro1">
          <table:table-cell office:value-type="float" office:value="62206">
            <text:p>62206</text:p>
          </table:table-cell>
          <table:table-cell/>
        </table:table-row>
        <table:table-row table:style-name="ro1">
          <table:table-cell office:value-type="float" office:value="62218">
            <text:p>62218</text:p>
          </table:table-cell>
          <table:table-cell/>
        </table:table-row>
        <table:table-row table:style-name="ro1">
          <table:table-cell office:value-type="float" office:value="62234">
            <text:p>62234</text:p>
          </table:table-cell>
          <table:table-cell/>
        </table:table-row>
        <table:table-row table:style-name="ro1">
          <table:table-cell office:value-type="float" office:value="62236">
            <text:p>62236</text:p>
          </table:table-cell>
          <table:table-cell/>
        </table:table-row>
        <table:table-row table:style-name="ro1">
          <table:table-cell office:value-type="float" office:value="62237">
            <text:p>62237</text:p>
          </table:table-cell>
          <table:table-cell/>
        </table:table-row>
        <table:table-row table:style-name="ro1">
          <table:table-cell office:value-type="float" office:value="62240">
            <text:p>62240</text:p>
          </table:table-cell>
          <table:table-cell/>
        </table:table-row>
        <table:table-row table:style-name="ro1">
          <table:table-cell office:value-type="float" office:value="62250">
            <text:p>62250</text:p>
          </table:table-cell>
          <table:table-cell/>
        </table:table-row>
        <table:table-row table:style-name="ro1">
          <table:table-cell office:value-type="float" office:value="62259">
            <text:p>62259</text:p>
          </table:table-cell>
          <table:table-cell/>
        </table:table-row>
        <table:table-row table:style-name="ro1">
          <table:table-cell office:value-type="float" office:value="62264">
            <text:p>62264</text:p>
          </table:table-cell>
          <table:table-cell/>
        </table:table-row>
        <table:table-row table:style-name="ro1">
          <table:table-cell office:value-type="float" office:value="62268">
            <text:p>62268</text:p>
          </table:table-cell>
          <table:table-cell/>
        </table:table-row>
        <table:table-row table:style-name="ro1">
          <table:table-cell office:value-type="float" office:value="62270">
            <text:p>62270</text:p>
          </table:table-cell>
          <table:table-cell/>
        </table:table-row>
        <table:table-row table:style-name="ro1">
          <table:table-cell office:value-type="float" office:value="62275">
            <text:p>62275</text:p>
          </table:table-cell>
          <table:table-cell/>
        </table:table-row>
        <table:table-row table:style-name="ro1">
          <table:table-cell office:value-type="float" office:value="62282">
            <text:p>62282</text:p>
          </table:table-cell>
          <table:table-cell/>
        </table:table-row>
        <table:table-row table:style-name="ro1">
          <table:table-cell office:value-type="float" office:value="62289">
            <text:p>62289</text:p>
          </table:table-cell>
          <table:table-cell/>
        </table:table-row>
        <table:table-row table:style-name="ro1">
          <table:table-cell office:value-type="float" office:value="62294">
            <text:p>62294</text:p>
          </table:table-cell>
          <table:table-cell/>
        </table:table-row>
        <table:table-row table:style-name="ro1">
          <table:table-cell office:value-type="float" office:value="62296">
            <text:p>62296</text:p>
          </table:table-cell>
          <table:table-cell/>
        </table:table-row>
        <table:table-row table:style-name="ro1">
          <table:table-cell office:value-type="float" office:value="62311">
            <text:p>62311</text:p>
          </table:table-cell>
          <table:table-cell/>
        </table:table-row>
        <table:table-row table:style-name="ro1">
          <table:table-cell office:value-type="float" office:value="62318">
            <text:p>62318</text:p>
          </table:table-cell>
          <table:table-cell/>
        </table:table-row>
        <table:table-row table:style-name="ro1">
          <table:table-cell office:value-type="float" office:value="62324">
            <text:p>62324</text:p>
          </table:table-cell>
          <table:table-cell/>
        </table:table-row>
        <table:table-row table:style-name="ro1">
          <table:table-cell office:value-type="float" office:value="62330">
            <text:p>62330</text:p>
          </table:table-cell>
          <table:table-cell/>
        </table:table-row>
        <table:table-row table:style-name="ro1">
          <table:table-cell office:value-type="float" office:value="62332">
            <text:p>62332</text:p>
          </table:table-cell>
          <table:table-cell/>
        </table:table-row>
        <table:table-row table:style-name="ro1">
          <table:table-cell office:value-type="float" office:value="62335">
            <text:p>62335</text:p>
          </table:table-cell>
          <table:table-cell/>
        </table:table-row>
        <table:table-row table:style-name="ro1">
          <table:table-cell office:value-type="float" office:value="62338">
            <text:p>62338</text:p>
          </table:table-cell>
          <table:table-cell/>
        </table:table-row>
        <table:table-row table:style-name="ro1">
          <table:table-cell office:value-type="float" office:value="62357">
            <text:p>62357</text:p>
          </table:table-cell>
          <table:table-cell/>
        </table:table-row>
        <table:table-row table:style-name="ro1">
          <table:table-cell office:value-type="float" office:value="62362">
            <text:p>62362</text:p>
          </table:table-cell>
          <table:table-cell/>
        </table:table-row>
        <table:table-row table:style-name="ro1">
          <table:table-cell office:value-type="float" office:value="62376">
            <text:p>62376</text:p>
          </table:table-cell>
          <table:table-cell/>
        </table:table-row>
        <table:table-row table:style-name="ro1">
          <table:table-cell office:value-type="float" office:value="62379">
            <text:p>62379</text:p>
          </table:table-cell>
          <table:table-cell/>
        </table:table-row>
        <table:table-row table:style-name="ro1">
          <table:table-cell office:value-type="float" office:value="62380">
            <text:p>62380</text:p>
          </table:table-cell>
          <table:table-cell/>
        </table:table-row>
        <table:table-row table:style-name="ro1">
          <table:table-cell office:value-type="float" office:value="62390">
            <text:p>62390</text:p>
          </table:table-cell>
          <table:table-cell/>
        </table:table-row>
        <table:table-row table:style-name="ro1">
          <table:table-cell office:value-type="float" office:value="62413">
            <text:p>62413</text:p>
          </table:table-cell>
          <table:table-cell/>
        </table:table-row>
        <table:table-row table:style-name="ro1">
          <table:table-cell office:value-type="float" office:value="62418">
            <text:p>62418</text:p>
          </table:table-cell>
          <table:table-cell/>
        </table:table-row>
        <table:table-row table:style-name="ro1">
          <table:table-cell office:value-type="float" office:value="62419">
            <text:p>62419</text:p>
          </table:table-cell>
          <table:table-cell/>
        </table:table-row>
        <table:table-row table:style-name="ro1">
          <table:table-cell office:value-type="float" office:value="62452">
            <text:p>62452</text:p>
          </table:table-cell>
          <table:table-cell/>
        </table:table-row>
        <table:table-row table:style-name="ro1">
          <table:table-cell office:value-type="float" office:value="62469">
            <text:p>62469</text:p>
          </table:table-cell>
          <table:table-cell/>
        </table:table-row>
        <table:table-row table:style-name="ro1">
          <table:table-cell office:value-type="float" office:value="62488">
            <text:p>62488</text:p>
          </table:table-cell>
          <table:table-cell/>
        </table:table-row>
        <table:table-row table:style-name="ro1">
          <table:table-cell office:value-type="float" office:value="62512">
            <text:p>62512</text:p>
          </table:table-cell>
          <table:table-cell/>
        </table:table-row>
        <table:table-row table:style-name="ro1">
          <table:table-cell office:value-type="float" office:value="62513">
            <text:p>62513</text:p>
          </table:table-cell>
          <table:table-cell/>
        </table:table-row>
        <table:table-row table:style-name="ro1">
          <table:table-cell office:value-type="float" office:value="62567">
            <text:p>62567</text:p>
          </table:table-cell>
          <table:table-cell/>
        </table:table-row>
        <table:table-row table:style-name="ro1">
          <table:table-cell office:value-type="float" office:value="62594">
            <text:p>62594</text:p>
          </table:table-cell>
          <table:table-cell/>
        </table:table-row>
        <table:table-row table:style-name="ro1">
          <table:table-cell office:value-type="float" office:value="62601">
            <text:p>62601</text:p>
          </table:table-cell>
          <table:table-cell/>
        </table:table-row>
        <table:table-row table:style-name="ro1">
          <table:table-cell office:value-type="float" office:value="62619">
            <text:p>62619</text:p>
          </table:table-cell>
          <table:table-cell/>
        </table:table-row>
        <table:table-row table:style-name="ro1">
          <table:table-cell office:value-type="float" office:value="62631">
            <text:p>62631</text:p>
          </table:table-cell>
          <table:table-cell/>
        </table:table-row>
        <table:table-row table:style-name="ro1">
          <table:table-cell office:value-type="float" office:value="62635">
            <text:p>62635</text:p>
          </table:table-cell>
          <table:table-cell/>
        </table:table-row>
        <table:table-row table:style-name="ro1">
          <table:table-cell office:value-type="float" office:value="62650">
            <text:p>62650</text:p>
          </table:table-cell>
          <table:table-cell/>
        </table:table-row>
        <table:table-row table:style-name="ro1">
          <table:table-cell office:value-type="float" office:value="62659">
            <text:p>62659</text:p>
          </table:table-cell>
          <table:table-cell/>
        </table:table-row>
        <table:table-row table:style-name="ro1">
          <table:table-cell office:value-type="float" office:value="62678">
            <text:p>62678</text:p>
          </table:table-cell>
          <table:table-cell/>
        </table:table-row>
        <table:table-row table:style-name="ro1">
          <table:table-cell office:value-type="float" office:value="62692">
            <text:p>62692</text:p>
          </table:table-cell>
          <table:table-cell/>
        </table:table-row>
        <table:table-row table:style-name="ro1">
          <table:table-cell office:value-type="float" office:value="62747">
            <text:p>62747</text:p>
          </table:table-cell>
          <table:table-cell/>
        </table:table-row>
        <table:table-row table:style-name="ro1">
          <table:table-cell office:value-type="float" office:value="62753">
            <text:p>62753</text:p>
          </table:table-cell>
          <table:table-cell/>
        </table:table-row>
        <table:table-row table:style-name="ro1">
          <table:table-cell office:value-type="float" office:value="62799">
            <text:p>62799</text:p>
          </table:table-cell>
          <table:table-cell/>
        </table:table-row>
        <table:table-row table:style-name="ro1">
          <table:table-cell office:value-type="float" office:value="62801">
            <text:p>62801</text:p>
          </table:table-cell>
          <table:table-cell/>
        </table:table-row>
        <table:table-row table:style-name="ro1">
          <table:table-cell office:value-type="float" office:value="62807">
            <text:p>62807</text:p>
          </table:table-cell>
          <table:table-cell/>
        </table:table-row>
        <table:table-row table:style-name="ro1">
          <table:table-cell office:value-type="float" office:value="62816">
            <text:p>62816</text:p>
          </table:table-cell>
          <table:table-cell/>
        </table:table-row>
        <table:table-row table:style-name="ro1">
          <table:table-cell office:value-type="float" office:value="62817">
            <text:p>62817</text:p>
          </table:table-cell>
          <table:table-cell/>
        </table:table-row>
        <table:table-row table:style-name="ro1">
          <table:table-cell office:value-type="float" office:value="62821">
            <text:p>62821</text:p>
          </table:table-cell>
          <table:table-cell/>
        </table:table-row>
        <table:table-row table:style-name="ro1">
          <table:table-cell office:value-type="float" office:value="62823">
            <text:p>62823</text:p>
          </table:table-cell>
          <table:table-cell/>
        </table:table-row>
        <table:table-row table:style-name="ro1">
          <table:table-cell office:value-type="float" office:value="62833">
            <text:p>62833</text:p>
          </table:table-cell>
          <table:table-cell/>
        </table:table-row>
        <table:table-row table:style-name="ro1">
          <table:table-cell office:value-type="float" office:value="62857">
            <text:p>62857</text:p>
          </table:table-cell>
          <table:table-cell/>
        </table:table-row>
        <table:table-row table:style-name="ro1">
          <table:table-cell office:value-type="float" office:value="62865">
            <text:p>62865</text:p>
          </table:table-cell>
          <table:table-cell/>
        </table:table-row>
        <table:table-row table:style-name="ro1">
          <table:table-cell office:value-type="float" office:value="62884">
            <text:p>62884</text:p>
          </table:table-cell>
          <table:table-cell/>
        </table:table-row>
        <table:table-row table:style-name="ro1">
          <table:table-cell office:value-type="float" office:value="62891">
            <text:p>62891</text:p>
          </table:table-cell>
          <table:table-cell/>
        </table:table-row>
        <table:table-row table:style-name="ro1">
          <table:table-cell office:value-type="float" office:value="62914">
            <text:p>62914</text:p>
          </table:table-cell>
          <table:table-cell/>
        </table:table-row>
        <table:table-row table:style-name="ro1">
          <table:table-cell office:value-type="float" office:value="62918">
            <text:p>62918</text:p>
          </table:table-cell>
          <table:table-cell/>
        </table:table-row>
        <table:table-row table:style-name="ro1">
          <table:table-cell office:value-type="float" office:value="62920">
            <text:p>62920</text:p>
          </table:table-cell>
          <table:table-cell/>
        </table:table-row>
        <table:table-row table:style-name="ro1">
          <table:table-cell office:value-type="float" office:value="62922">
            <text:p>62922</text:p>
          </table:table-cell>
          <table:table-cell/>
        </table:table-row>
        <table:table-row table:style-name="ro1">
          <table:table-cell office:value-type="float" office:value="62948">
            <text:p>62948</text:p>
          </table:table-cell>
          <table:table-cell/>
        </table:table-row>
        <table:table-row table:style-name="ro1">
          <table:table-cell office:value-type="float" office:value="62959">
            <text:p>62959</text:p>
          </table:table-cell>
          <table:table-cell/>
        </table:table-row>
        <table:table-row table:style-name="ro1">
          <table:table-cell office:value-type="float" office:value="62960">
            <text:p>62960</text:p>
          </table:table-cell>
          <table:table-cell/>
        </table:table-row>
        <table:table-row table:style-name="ro1">
          <table:table-cell office:value-type="float" office:value="62967">
            <text:p>62967</text:p>
          </table:table-cell>
          <table:table-cell/>
        </table:table-row>
        <table:table-row table:style-name="ro1">
          <table:table-cell office:value-type="float" office:value="62979">
            <text:p>62979</text:p>
          </table:table-cell>
          <table:table-cell/>
        </table:table-row>
        <table:table-row table:style-name="ro1">
          <table:table-cell office:value-type="float" office:value="62988">
            <text:p>62988</text:p>
          </table:table-cell>
          <table:table-cell/>
        </table:table-row>
        <table:table-row table:style-name="ro1">
          <table:table-cell office:value-type="float" office:value="62993">
            <text:p>62993</text:p>
          </table:table-cell>
          <table:table-cell/>
        </table:table-row>
        <table:table-row table:style-name="ro1">
          <table:table-cell office:value-type="float" office:value="62997">
            <text:p>62997</text:p>
          </table:table-cell>
          <table:table-cell/>
        </table:table-row>
        <table:table-row table:style-name="ro1">
          <table:table-cell office:value-type="float" office:value="62999">
            <text:p>62999</text:p>
          </table:table-cell>
          <table:table-cell/>
        </table:table-row>
        <table:table-row table:style-name="ro1">
          <table:table-cell office:value-type="float" office:value="63015">
            <text:p>63015</text:p>
          </table:table-cell>
          <table:table-cell/>
        </table:table-row>
        <table:table-row table:style-name="ro1">
          <table:table-cell office:value-type="float" office:value="63044">
            <text:p>63044</text:p>
          </table:table-cell>
          <table:table-cell/>
        </table:table-row>
        <table:table-row table:style-name="ro1">
          <table:table-cell office:value-type="float" office:value="63052">
            <text:p>63052</text:p>
          </table:table-cell>
          <table:table-cell/>
        </table:table-row>
        <table:table-row table:style-name="ro1">
          <table:table-cell office:value-type="float" office:value="63061">
            <text:p>63061</text:p>
          </table:table-cell>
          <table:table-cell/>
        </table:table-row>
        <table:table-row table:style-name="ro1">
          <table:table-cell office:value-type="float" office:value="63069">
            <text:p>63069</text:p>
          </table:table-cell>
          <table:table-cell/>
        </table:table-row>
        <table:table-row table:style-name="ro1">
          <table:table-cell office:value-type="float" office:value="63096">
            <text:p>63096</text:p>
          </table:table-cell>
          <table:table-cell/>
        </table:table-row>
        <table:table-row table:style-name="ro1">
          <table:table-cell office:value-type="float" office:value="63096">
            <text:p>63096</text:p>
          </table:table-cell>
          <table:table-cell/>
        </table:table-row>
        <table:table-row table:style-name="ro1">
          <table:table-cell office:value-type="float" office:value="63098">
            <text:p>63098</text:p>
          </table:table-cell>
          <table:table-cell/>
        </table:table-row>
        <table:table-row table:style-name="ro1">
          <table:table-cell office:value-type="float" office:value="63106">
            <text:p>63106</text:p>
          </table:table-cell>
          <table:table-cell/>
        </table:table-row>
        <table:table-row table:style-name="ro1">
          <table:table-cell office:value-type="float" office:value="63110">
            <text:p>63110</text:p>
          </table:table-cell>
          <table:table-cell/>
        </table:table-row>
        <table:table-row table:style-name="ro1">
          <table:table-cell office:value-type="float" office:value="63112">
            <text:p>63112</text:p>
          </table:table-cell>
          <table:table-cell/>
        </table:table-row>
        <table:table-row table:style-name="ro1">
          <table:table-cell office:value-type="float" office:value="63123">
            <text:p>63123</text:p>
          </table:table-cell>
          <table:table-cell/>
        </table:table-row>
        <table:table-row table:style-name="ro1">
          <table:table-cell office:value-type="float" office:value="63128">
            <text:p>63128</text:p>
          </table:table-cell>
          <table:table-cell/>
        </table:table-row>
        <table:table-row table:style-name="ro1">
          <table:table-cell office:value-type="float" office:value="63173">
            <text:p>63173</text:p>
          </table:table-cell>
          <table:table-cell/>
        </table:table-row>
        <table:table-row table:style-name="ro1">
          <table:table-cell office:value-type="float" office:value="63230">
            <text:p>63230</text:p>
          </table:table-cell>
          <table:table-cell/>
        </table:table-row>
        <table:table-row table:style-name="ro1">
          <table:table-cell office:value-type="float" office:value="63233">
            <text:p>63233</text:p>
          </table:table-cell>
          <table:table-cell/>
        </table:table-row>
        <table:table-row table:style-name="ro1">
          <table:table-cell office:value-type="float" office:value="63233">
            <text:p>63233</text:p>
          </table:table-cell>
          <table:table-cell/>
        </table:table-row>
        <table:table-row table:style-name="ro1">
          <table:table-cell office:value-type="float" office:value="63236">
            <text:p>63236</text:p>
          </table:table-cell>
          <table:table-cell/>
        </table:table-row>
        <table:table-row table:style-name="ro1">
          <table:table-cell office:value-type="float" office:value="63260">
            <text:p>63260</text:p>
          </table:table-cell>
          <table:table-cell/>
        </table:table-row>
        <table:table-row table:style-name="ro1">
          <table:table-cell office:value-type="float" office:value="63281">
            <text:p>63281</text:p>
          </table:table-cell>
          <table:table-cell/>
        </table:table-row>
        <table:table-row table:style-name="ro1">
          <table:table-cell office:value-type="float" office:value="63295">
            <text:p>63295</text:p>
          </table:table-cell>
          <table:table-cell/>
        </table:table-row>
        <table:table-row table:style-name="ro1">
          <table:table-cell office:value-type="float" office:value="63301">
            <text:p>63301</text:p>
          </table:table-cell>
          <table:table-cell/>
        </table:table-row>
        <table:table-row table:style-name="ro1">
          <table:table-cell office:value-type="float" office:value="63301">
            <text:p>63301</text:p>
          </table:table-cell>
          <table:table-cell/>
        </table:table-row>
        <table:table-row table:style-name="ro1">
          <table:table-cell office:value-type="float" office:value="63301">
            <text:p>63301</text:p>
          </table:table-cell>
          <table:table-cell/>
        </table:table-row>
        <table:table-row table:style-name="ro1">
          <table:table-cell office:value-type="float" office:value="63303">
            <text:p>63303</text:p>
          </table:table-cell>
          <table:table-cell/>
        </table:table-row>
        <table:table-row table:style-name="ro1">
          <table:table-cell office:value-type="float" office:value="63314">
            <text:p>63314</text:p>
          </table:table-cell>
          <table:table-cell/>
        </table:table-row>
        <table:table-row table:style-name="ro1">
          <table:table-cell office:value-type="float" office:value="63377">
            <text:p>63377</text:p>
          </table:table-cell>
          <table:table-cell/>
        </table:table-row>
        <table:table-row table:style-name="ro1">
          <table:table-cell office:value-type="float" office:value="63390">
            <text:p>63390</text:p>
          </table:table-cell>
          <table:table-cell/>
        </table:table-row>
        <table:table-row table:style-name="ro1">
          <table:table-cell office:value-type="float" office:value="63396">
            <text:p>63396</text:p>
          </table:table-cell>
          <table:table-cell/>
        </table:table-row>
        <table:table-row table:style-name="ro1">
          <table:table-cell office:value-type="float" office:value="63411">
            <text:p>63411</text:p>
          </table:table-cell>
          <table:table-cell/>
        </table:table-row>
        <table:table-row table:style-name="ro1">
          <table:table-cell office:value-type="float" office:value="63415">
            <text:p>63415</text:p>
          </table:table-cell>
          <table:table-cell/>
        </table:table-row>
        <table:table-row table:style-name="ro1">
          <table:table-cell office:value-type="float" office:value="63424">
            <text:p>63424</text:p>
          </table:table-cell>
          <table:table-cell/>
        </table:table-row>
        <table:table-row table:style-name="ro1">
          <table:table-cell office:value-type="float" office:value="63436">
            <text:p>63436</text:p>
          </table:table-cell>
          <table:table-cell/>
        </table:table-row>
        <table:table-row table:style-name="ro1">
          <table:table-cell office:value-type="float" office:value="63436">
            <text:p>63436</text:p>
          </table:table-cell>
          <table:table-cell/>
        </table:table-row>
        <table:table-row table:style-name="ro1">
          <table:table-cell office:value-type="float" office:value="63469">
            <text:p>63469</text:p>
          </table:table-cell>
          <table:table-cell/>
        </table:table-row>
        <table:table-row table:style-name="ro1">
          <table:table-cell office:value-type="float" office:value="63475">
            <text:p>63475</text:p>
          </table:table-cell>
          <table:table-cell/>
        </table:table-row>
        <table:table-row table:style-name="ro1">
          <table:table-cell office:value-type="float" office:value="63475">
            <text:p>63475</text:p>
          </table:table-cell>
          <table:table-cell/>
        </table:table-row>
        <table:table-row table:style-name="ro1">
          <table:table-cell office:value-type="float" office:value="63491">
            <text:p>63491</text:p>
          </table:table-cell>
          <table:table-cell/>
        </table:table-row>
        <table:table-row table:style-name="ro1">
          <table:table-cell office:value-type="float" office:value="63502">
            <text:p>63502</text:p>
          </table:table-cell>
          <table:table-cell/>
        </table:table-row>
        <table:table-row table:style-name="ro1">
          <table:table-cell office:value-type="float" office:value="63506">
            <text:p>63506</text:p>
          </table:table-cell>
          <table:table-cell/>
        </table:table-row>
        <table:table-row table:style-name="ro1">
          <table:table-cell office:value-type="float" office:value="63520">
            <text:p>63520</text:p>
          </table:table-cell>
          <table:table-cell/>
        </table:table-row>
        <table:table-row table:style-name="ro1">
          <table:table-cell office:value-type="float" office:value="63529">
            <text:p>63529</text:p>
          </table:table-cell>
          <table:table-cell/>
        </table:table-row>
        <table:table-row table:style-name="ro1">
          <table:table-cell office:value-type="float" office:value="63531">
            <text:p>63531</text:p>
          </table:table-cell>
          <table:table-cell/>
        </table:table-row>
        <table:table-row table:style-name="ro1">
          <table:table-cell office:value-type="float" office:value="63531">
            <text:p>63531</text:p>
          </table:table-cell>
          <table:table-cell/>
        </table:table-row>
        <table:table-row table:style-name="ro1">
          <table:table-cell office:value-type="float" office:value="63552">
            <text:p>63552</text:p>
          </table:table-cell>
          <table:table-cell/>
        </table:table-row>
        <table:table-row table:style-name="ro1">
          <table:table-cell office:value-type="float" office:value="63558">
            <text:p>63558</text:p>
          </table:table-cell>
          <table:table-cell/>
        </table:table-row>
        <table:table-row table:style-name="ro1">
          <table:table-cell office:value-type="float" office:value="63575">
            <text:p>63575</text:p>
          </table:table-cell>
          <table:table-cell/>
        </table:table-row>
        <table:table-row table:style-name="ro1">
          <table:table-cell office:value-type="float" office:value="63577">
            <text:p>63577</text:p>
          </table:table-cell>
          <table:table-cell/>
        </table:table-row>
        <table:table-row table:style-name="ro1">
          <table:table-cell office:value-type="float" office:value="63579">
            <text:p>63579</text:p>
          </table:table-cell>
          <table:table-cell/>
        </table:table-row>
        <table:table-row table:style-name="ro1">
          <table:table-cell office:value-type="float" office:value="63588">
            <text:p>63588</text:p>
          </table:table-cell>
          <table:table-cell/>
        </table:table-row>
        <table:table-row table:style-name="ro1">
          <table:table-cell office:value-type="float" office:value="63598">
            <text:p>63598</text:p>
          </table:table-cell>
          <table:table-cell/>
        </table:table-row>
        <table:table-row table:style-name="ro1">
          <table:table-cell office:value-type="float" office:value="63611">
            <text:p>63611</text:p>
          </table:table-cell>
          <table:table-cell/>
        </table:table-row>
        <table:table-row table:style-name="ro1">
          <table:table-cell office:value-type="float" office:value="63616">
            <text:p>63616</text:p>
          </table:table-cell>
          <table:table-cell/>
        </table:table-row>
        <table:table-row table:style-name="ro1">
          <table:table-cell office:value-type="float" office:value="63619">
            <text:p>63619</text:p>
          </table:table-cell>
          <table:table-cell/>
        </table:table-row>
        <table:table-row table:style-name="ro1">
          <table:table-cell office:value-type="float" office:value="63626">
            <text:p>63626</text:p>
          </table:table-cell>
          <table:table-cell/>
        </table:table-row>
        <table:table-row table:style-name="ro1">
          <table:table-cell office:value-type="float" office:value="63654">
            <text:p>63654</text:p>
          </table:table-cell>
          <table:table-cell/>
        </table:table-row>
        <table:table-row table:style-name="ro1">
          <table:table-cell office:value-type="float" office:value="63667">
            <text:p>63667</text:p>
          </table:table-cell>
          <table:table-cell/>
        </table:table-row>
        <table:table-row table:style-name="ro1">
          <table:table-cell office:value-type="float" office:value="63675">
            <text:p>63675</text:p>
          </table:table-cell>
          <table:table-cell/>
        </table:table-row>
        <table:table-row table:style-name="ro1">
          <table:table-cell office:value-type="float" office:value="63682">
            <text:p>63682</text:p>
          </table:table-cell>
          <table:table-cell/>
        </table:table-row>
        <table:table-row table:style-name="ro1">
          <table:table-cell office:value-type="float" office:value="63703">
            <text:p>63703</text:p>
          </table:table-cell>
          <table:table-cell/>
        </table:table-row>
        <table:table-row table:style-name="ro1">
          <table:table-cell office:value-type="float" office:value="63707">
            <text:p>63707</text:p>
          </table:table-cell>
          <table:table-cell/>
        </table:table-row>
        <table:table-row table:style-name="ro1">
          <table:table-cell office:value-type="float" office:value="63738">
            <text:p>63738</text:p>
          </table:table-cell>
          <table:table-cell/>
        </table:table-row>
        <table:table-row table:style-name="ro1">
          <table:table-cell office:value-type="float" office:value="63752">
            <text:p>63752</text:p>
          </table:table-cell>
          <table:table-cell/>
        </table:table-row>
        <table:table-row table:style-name="ro1">
          <table:table-cell office:value-type="float" office:value="63762">
            <text:p>63762</text:p>
          </table:table-cell>
          <table:table-cell/>
        </table:table-row>
        <table:table-row table:style-name="ro1">
          <table:table-cell office:value-type="float" office:value="63766">
            <text:p>63766</text:p>
          </table:table-cell>
          <table:table-cell/>
        </table:table-row>
        <table:table-row table:style-name="ro1">
          <table:table-cell office:value-type="float" office:value="63803">
            <text:p>63803</text:p>
          </table:table-cell>
          <table:table-cell/>
        </table:table-row>
        <table:table-row table:style-name="ro1">
          <table:table-cell office:value-type="float" office:value="63819">
            <text:p>63819</text:p>
          </table:table-cell>
          <table:table-cell/>
        </table:table-row>
        <table:table-row table:style-name="ro1">
          <table:table-cell office:value-type="float" office:value="63830">
            <text:p>63830</text:p>
          </table:table-cell>
          <table:table-cell/>
        </table:table-row>
        <table:table-row table:style-name="ro1">
          <table:table-cell office:value-type="float" office:value="63845">
            <text:p>63845</text:p>
          </table:table-cell>
          <table:table-cell/>
        </table:table-row>
        <table:table-row table:style-name="ro1">
          <table:table-cell office:value-type="float" office:value="63848">
            <text:p>63848</text:p>
          </table:table-cell>
          <table:table-cell/>
        </table:table-row>
        <table:table-row table:style-name="ro1">
          <table:table-cell office:value-type="float" office:value="63870">
            <text:p>63870</text:p>
          </table:table-cell>
          <table:table-cell/>
        </table:table-row>
        <table:table-row table:style-name="ro1">
          <table:table-cell office:value-type="float" office:value="64641.159">
            <text:p>64641.159</text:p>
          </table:table-cell>
          <table:table-cell/>
        </table:table-row>
        <table:table-row table:style-name="ro1">
          <table:table-cell office:value-type="float" office:value="67404.768">
            <text:p>67404.768</text:p>
          </table:table-cell>
          <table:table-cell/>
        </table:table-row>
        <table:table-row table:style-name="ro1">
          <table:table-cell office:value-type="float" office:value="72931.074">
            <text:p>72931.074</text:p>
          </table:table-cell>
          <table:table-cell/>
        </table:table-row>
        <table:table-row table:style-name="ro1">
          <table:table-cell office:value-type="float" office:value="73286.596">
            <text:p>73286.596</text:p>
          </table:table-cell>
          <table:table-cell/>
        </table:table-row>
        <table:table-row table:style-name="ro1">
          <table:table-cell office:value-type="float" office:value="73310.924">
            <text:p>73310.924</text:p>
          </table:table-cell>
          <table:table-cell/>
        </table:table-row>
        <table:table-row table:style-name="ro1">
          <table:table-cell office:value-type="float" office:value="74243.2">
            <text:p>74243.2</text:p>
          </table:table-cell>
          <table:table-cell/>
        </table:table-row>
        <table:table-row table:style-name="ro1">
          <table:table-cell office:value-type="float" office:value="74670.498">
            <text:p>74670.498</text:p>
          </table:table-cell>
          <table:table-cell/>
        </table:table-row>
        <table:table-row table:style-name="ro1">
          <table:table-cell office:value-type="float" office:value="75090.441">
            <text:p>75090.441</text:p>
          </table:table-cell>
          <table:table-cell/>
        </table:table-row>
        <table:table-row table:style-name="ro1">
          <table:table-cell office:value-type="float" office:value="75302.294">
            <text:p>75302.294</text:p>
          </table:table-cell>
          <table:table-cell/>
        </table:table-row>
        <table:table-row table:style-name="ro1">
          <table:table-cell office:value-type="float" office:value="76767.791">
            <text:p>76767.791</text:p>
          </table:table-cell>
          <table:table-cell/>
        </table:table-row>
        <table:table-row table:style-name="ro1">
          <table:table-cell office:value-type="float" office:value="77218.194">
            <text:p>77218.194</text:p>
          </table:table-cell>
          <table:table-cell/>
        </table:table-row>
        <table:table-row table:style-name="ro1">
          <table:table-cell office:value-type="float" office:value="77372.611">
            <text:p>77372.611</text:p>
          </table:table-cell>
          <table:table-cell/>
        </table:table-row>
        <table:table-row table:style-name="ro1">
          <table:table-cell office:value-type="float" office:value="77706.81">
            <text:p>77706.81</text:p>
          </table:table-cell>
          <table:table-cell/>
        </table:table-row>
        <table:table-row table:style-name="ro1">
          <table:table-cell office:value-type="float" office:value="78275.759">
            <text:p>78275.759</text:p>
          </table:table-cell>
          <table:table-cell/>
        </table:table-row>
        <table:table-row table:style-name="ro1">
          <table:table-cell office:value-type="float" office:value="80244.749">
            <text:p>80244.749</text:p>
          </table:table-cell>
          <table:table-cell/>
        </table:table-row>
        <table:table-row table:style-name="ro1">
          <table:table-cell office:value-type="float" office:value="81219.228">
            <text:p>81219.228</text:p>
          </table:table-cell>
          <table:table-cell/>
        </table:table-row>
        <table:table-row table:style-name="ro1">
          <table:table-cell office:value-type="float" office:value="81258.461">
            <text:p>81258.461</text:p>
          </table:table-cell>
          <table:table-cell/>
        </table:table-row>
        <table:table-row table:style-name="ro1">
          <table:table-cell office:value-type="float" office:value="84123.894">
            <text:p>84123.894</text:p>
          </table:table-cell>
          <table:table-cell/>
        </table:table-row>
        <table:table-row table:style-name="ro1">
          <table:table-cell office:value-type="float" office:value="84962.967">
            <text:p>84962.967</text:p>
          </table:table-cell>
          <table:table-cell/>
        </table:table-row>
        <table:table-row table:style-name="ro1">
          <table:table-cell office:value-type="float" office:value="86114.848">
            <text:p>86114.848</text:p>
          </table:table-cell>
          <table:table-cell/>
        </table:table-row>
        <table:table-row table:style-name="ro1">
          <table:table-cell office:value-type="float" office:value="86652.867">
            <text:p>86652.867</text:p>
          </table:table-cell>
          <table:table-cell/>
        </table:table-row>
        <table:table-row table:style-name="ro1">
          <table:table-cell office:value-type="float" office:value="87297.487">
            <text:p>87297.487</text:p>
          </table:table-cell>
          <table:table-cell/>
        </table:table-row>
        <table:table-row table:style-name="ro1">
          <table:table-cell office:value-type="float" office:value="88283.454">
            <text:p>88283.454</text:p>
          </table:table-cell>
          <table:table-cell/>
        </table:table-row>
        <table:table-row table:style-name="ro1">
          <table:table-cell office:value-type="float" office:value="89415.244">
            <text:p>89415.244</text:p>
          </table:table-cell>
          <table:table-cell/>
        </table:table-row>
        <table:table-row table:style-name="ro1">
          <table:table-cell office:value-type="float" office:value="90130.473">
            <text:p>90130.473</text:p>
          </table:table-cell>
          <table:table-cell/>
        </table:table-row>
        <table:table-row table:style-name="ro1">
          <table:table-cell office:value-type="float" office:value="90305.633">
            <text:p>90305.633</text:p>
          </table:table-cell>
          <table:table-cell/>
        </table:table-row>
        <table:table-row table:style-name="ro1">
          <table:table-cell office:value-type="float" office:value="91683.83">
            <text:p>91683.83</text:p>
          </table:table-cell>
          <table:table-cell/>
        </table:table-row>
        <table:table-row table:style-name="ro1">
          <table:table-cell office:value-type="float" office:value="92381.783">
            <text:p>92381.783</text:p>
          </table:table-cell>
          <table:table-cell/>
        </table:table-row>
        <table:table-row table:style-name="ro1">
          <table:table-cell office:value-type="float" office:value="94036.857">
            <text:p>94036.857</text:p>
          </table:table-cell>
          <table:table-cell/>
        </table:table-row>
        <table:table-row table:style-name="ro1">
          <table:table-cell office:value-type="float" office:value="94170.793">
            <text:p>94170.793</text:p>
          </table:table-cell>
          <table:table-cell/>
        </table:table-row>
        <table:table-row table:style-name="ro1">
          <table:table-cell office:value-type="float" office:value="94398.387">
            <text:p>94398.387</text:p>
          </table:table-cell>
          <table:table-cell/>
        </table:table-row>
        <table:table-row table:style-name="ro1">
          <table:table-cell office:value-type="float" office:value="94651.42">
            <text:p>94651.42</text:p>
          </table:table-cell>
          <table:table-cell/>
        </table:table-row>
        <table:table-row table:style-name="ro1">
          <table:table-cell office:value-type="float" office:value="95046.273">
            <text:p>95046.273</text:p>
          </table:table-cell>
          <table:table-cell/>
        </table:table-row>
        <table:table-row table:style-name="ro1">
          <table:table-cell office:value-type="float" office:value="96912.35">
            <text:p>96912.35</text:p>
          </table:table-cell>
          <table:table-cell/>
        </table:table-row>
        <table:table-row table:style-name="ro1">
          <table:table-cell office:value-type="float" office:value="97130.874">
            <text:p>97130.874</text:p>
          </table:table-cell>
          <table:table-cell/>
        </table:table-row>
        <table:table-row table:style-name="ro1">
          <table:table-cell office:value-type="float" office:value="97573.111">
            <text:p>97573.111</text:p>
          </table:table-cell>
          <table:table-cell/>
        </table:table-row>
        <table:table-row table:style-name="ro1">
          <table:table-cell office:value-type="float" office:value="101045.947">
            <text:p>101045.947</text:p>
          </table:table-cell>
          <table:table-cell/>
        </table:table-row>
        <table:table-row table:style-name="ro1">
          <table:table-cell office:value-type="float" office:value="101259.394">
            <text:p>101259.394</text:p>
          </table:table-cell>
          <table:table-cell/>
        </table:table-row>
        <table:table-row table:style-name="ro1">
          <table:table-cell office:value-type="float" office:value="102161.195">
            <text:p>102161.195</text:p>
          </table:table-cell>
          <table:table-cell/>
        </table:table-row>
        <table:table-row table:style-name="ro1">
          <table:table-cell office:value-type="float" office:value="102520.66">
            <text:p>102520.66</text:p>
          </table:table-cell>
          <table:table-cell/>
        </table:table-row>
        <table:table-row table:style-name="ro1">
          <table:table-cell office:value-type="float" office:value="105130.02">
            <text:p>105130.02</text:p>
          </table:table-cell>
          <table:table-cell/>
        </table:table-row>
        <table:table-row table:style-name="ro1">
          <table:table-cell office:value-type="float" office:value="105353">
            <text:p>105353</text:p>
          </table:table-cell>
          <table:table-cell/>
        </table:table-row>
        <table:table-row table:style-name="ro1">
          <table:table-cell office:value-type="float" office:value="105450">
            <text:p>105450</text:p>
          </table:table-cell>
          <table:table-cell/>
        </table:table-row>
        <table:table-row table:style-name="ro1">
          <table:table-cell office:value-type="float" office:value="105530.222">
            <text:p>105530.222</text:p>
          </table:table-cell>
          <table:table-cell/>
        </table:table-row>
        <table:table-row table:style-name="ro1">
          <table:table-cell office:value-type="float" office:value="105835">
            <text:p>105835</text:p>
          </table:table-cell>
          <table:table-cell/>
        </table:table-row>
        <table:table-row table:style-name="ro1">
          <table:table-cell office:value-type="float" office:value="105954.198">
            <text:p>105954.198</text:p>
          </table:table-cell>
          <table:table-cell/>
        </table:table-row>
        <table:table-row table:style-name="ro1">
          <table:table-cell office:value-type="float" office:value="106160">
            <text:p>106160</text:p>
          </table:table-cell>
          <table:table-cell/>
        </table:table-row>
        <table:table-row table:style-name="ro1">
          <table:table-cell office:value-type="float" office:value="106188">
            <text:p>106188</text:p>
          </table:table-cell>
          <table:table-cell/>
        </table:table-row>
        <table:table-row table:style-name="ro1">
          <table:table-cell office:value-type="float" office:value="106193">
            <text:p>106193</text:p>
          </table:table-cell>
          <table:table-cell/>
        </table:table-row>
        <table:table-row table:style-name="ro1">
          <table:table-cell office:value-type="float" office:value="106244">
            <text:p>106244</text:p>
          </table:table-cell>
          <table:table-cell/>
        </table:table-row>
        <table:table-row table:style-name="ro1">
          <table:table-cell office:value-type="float" office:value="106261">
            <text:p>106261</text:p>
          </table:table-cell>
          <table:table-cell/>
        </table:table-row>
        <table:table-row table:style-name="ro1">
          <table:table-cell office:value-type="float" office:value="106296">
            <text:p>106296</text:p>
          </table:table-cell>
          <table:table-cell/>
        </table:table-row>
        <table:table-row table:style-name="ro1">
          <table:table-cell office:value-type="float" office:value="106636">
            <text:p>106636</text:p>
          </table:table-cell>
          <table:table-cell/>
        </table:table-row>
        <table:table-row table:style-name="ro1">
          <table:table-cell office:value-type="float" office:value="106691">
            <text:p>106691</text:p>
          </table:table-cell>
          <table:table-cell/>
        </table:table-row>
        <table:table-row table:style-name="ro1">
          <table:table-cell office:value-type="float" office:value="106761.824">
            <text:p>106761.824</text:p>
          </table:table-cell>
          <table:table-cell/>
        </table:table-row>
        <table:table-row table:style-name="ro1">
          <table:table-cell office:value-type="float" office:value="106775">
            <text:p>106775</text:p>
          </table:table-cell>
          <table:table-cell/>
        </table:table-row>
        <table:table-row table:style-name="ro1">
          <table:table-cell office:value-type="float" office:value="106777">
            <text:p>106777</text:p>
          </table:table-cell>
          <table:table-cell/>
        </table:table-row>
        <table:table-row table:style-name="ro1">
          <table:table-cell office:value-type="float" office:value="107563.595">
            <text:p>107563.595</text:p>
          </table:table-cell>
          <table:table-cell/>
        </table:table-row>
        <table:table-row table:style-name="ro1">
          <table:table-cell office:value-type="float" office:value="107807.644">
            <text:p>107807.644</text:p>
          </table:table-cell>
          <table:table-cell/>
        </table:table-row>
        <table:table-row table:style-name="ro1">
          <table:table-cell office:value-type="float" office:value="108312.248">
            <text:p>108312.248</text:p>
          </table:table-cell>
          <table:table-cell/>
        </table:table-row>
        <table:table-row table:style-name="ro1">
          <table:table-cell office:value-type="float" office:value="111353.129">
            <text:p>111353.129</text:p>
          </table:table-cell>
          <table:table-cell/>
        </table:table-row>
        <table:table-row table:style-name="ro1">
          <table:table-cell office:value-type="float" office:value="112191.407">
            <text:p>112191.407</text:p>
          </table:table-cell>
          <table:table-cell/>
        </table:table-row>
        <table:table-row table:style-name="ro1">
          <table:table-cell office:value-type="float" office:value="114777.354">
            <text:p>114777.354</text:p>
          </table:table-cell>
          <table:table-cell/>
        </table:table-row>
        <table:table-row table:style-name="ro1">
          <table:table-cell office:value-type="float" office:value="118290.441">
            <text:p>118290.441</text:p>
          </table:table-cell>
          <table:table-cell/>
        </table:table-row>
        <table:table-row table:style-name="ro1">
          <table:table-cell office:value-type="float" office:value="118435.496">
            <text:p>118435.496</text:p>
          </table:table-cell>
          <table:table-cell/>
        </table:table-row>
        <table:table-row table:style-name="ro1">
          <table:table-cell office:value-type="float" office:value="119967.791">
            <text:p>119967.791</text:p>
          </table:table-cell>
          <table:table-cell/>
        </table:table-row>
        <table:table-row table:style-name="ro1">
          <table:table-cell office:value-type="float" office:value="120588.967">
            <text:p>120588.967</text:p>
          </table:table-cell>
          <table:table-cell/>
        </table:table-row>
        <table:table-row table:style-name="ro1">
          <table:table-cell office:value-type="float" office:value="121995.355">
            <text:p>121995.355</text:p>
          </table:table-cell>
          <table:table-cell/>
        </table:table-row>
        <table:table-row table:style-name="ro1">
          <table:table-cell office:value-type="float" office:value="122852.959">
            <text:p>122852.959</text:p>
          </table:table-cell>
          <table:table-cell/>
        </table:table-row>
        <table:table-row table:style-name="ro1">
          <table:table-cell office:value-type="float" office:value="122878.813">
            <text:p>122878.813</text:p>
          </table:table-cell>
          <table:table-cell/>
        </table:table-row>
        <table:table-row table:style-name="ro1">
          <table:table-cell office:value-type="float" office:value="123590.868">
            <text:p>123590.868</text:p>
          </table:table-cell>
          <table:table-cell/>
        </table:table-row>
        <table:table-row table:style-name="ro1">
          <table:table-cell office:value-type="float" office:value="124208.776">
            <text:p>124208.776</text:p>
          </table:table-cell>
          <table:table-cell/>
        </table:table-row>
        <table:table-row table:style-name="ro1">
          <table:table-cell office:value-type="float" office:value="124387.55">
            <text:p>124387.55</text:p>
          </table:table-cell>
          <table:table-cell/>
        </table:table-row>
        <table:table-row table:style-name="ro1">
          <table:table-cell office:value-type="float" office:value="124419.228">
            <text:p>124419.228</text:p>
          </table:table-cell>
          <table:table-cell/>
        </table:table-row>
        <table:table-row table:style-name="ro1">
          <table:table-cell office:value-type="float" office:value="129201.012">
            <text:p>129201.012</text:p>
          </table:table-cell>
          <table:table-cell/>
        </table:table-row>
        <table:table-row table:style-name="ro1">
          <table:table-cell office:value-type="float" office:value="131824.235">
            <text:p>131824.235</text:p>
          </table:table-cell>
          <table:table-cell/>
        </table:table-row>
        <table:table-row table:style-name="ro1">
          <table:table-cell office:value-type="float" office:value="136009.376">
            <text:p>136009.376</text:p>
          </table:table-cell>
          <table:table-cell/>
        </table:table-row>
        <table:table-row table:style-name="ro1">
          <table:table-cell office:value-type="float" office:value="136783.51">
            <text:p>136783.51</text:p>
          </table:table-cell>
          <table:table-cell/>
        </table:table-row>
        <table:table-row table:style-name="ro1">
          <table:table-cell office:value-type="float" office:value="137376.564">
            <text:p>137376.564</text:p>
          </table:table-cell>
          <table:table-cell/>
        </table:table-row>
        <table:table-row table:style-name="ro1">
          <table:table-cell office:value-type="float" office:value="137938.381">
            <text:p>137938.381</text:p>
          </table:table-cell>
          <table:table-cell/>
        </table:table-row>
        <table:table-row table:style-name="ro1">
          <table:table-cell office:value-type="float" office:value="140112.35">
            <text:p>140112.35</text:p>
          </table:table-cell>
          <table:table-cell/>
        </table:table-row>
        <table:table-row table:style-name="ro1">
          <table:table-cell office:value-type="float" office:value="144245.947">
            <text:p>144245.947</text:p>
          </table:table-cell>
          <table:table-cell/>
        </table:table-row>
        <table:table-row table:style-name="ro1">
          <table:table-cell office:value-type="float" office:value="144459.394">
            <text:p>144459.394</text:p>
          </table:table-cell>
          <table:table-cell/>
        </table:table-row>
        <table:table-row table:style-name="ro1">
          <table:table-cell office:value-type="float" office:value="151007.644">
            <text:p>151007.644</text:p>
          </table:table-cell>
          <table:table-cell/>
        </table:table-row>
        <table:table-row table:style-name="ro1">
          <table:table-cell office:value-type="float" office:value="151975.062">
            <text:p>151975.062</text:p>
          </table:table-cell>
          <table:table-cell/>
        </table:table-row>
        <table:table-row table:style-name="ro1">
          <table:table-cell office:value-type="float" office:value="152063.376">
            <text:p>152063.376</text:p>
          </table:table-cell>
          <table:table-cell/>
        </table:table-row>
        <table:table-row table:style-name="ro1">
          <table:table-cell office:value-type="float" office:value="154459.129">
            <text:p>154459.129</text:p>
          </table:table-cell>
          <table:table-cell/>
        </table:table-row>
        <table:table-row table:style-name="ro1">
          <table:table-cell office:value-type="float" office:value="154459.282">
            <text:p>154459.282</text:p>
          </table:table-cell>
          <table:table-cell/>
        </table:table-row>
        <table:table-row table:style-name="ro1">
          <table:table-cell office:value-type="float" office:value="157662.409">
            <text:p>157662.409</text:p>
          </table:table-cell>
          <table:table-cell/>
        </table:table-row>
        <table:table-row table:style-name="ro1">
          <table:table-cell office:value-type="float" office:value="168557.549">
            <text:p>168557.549</text:p>
          </table:table-cell>
          <table:table-cell/>
        </table:table-row>
        <table:table-row table:style-name="ro1">
          <table:table-cell office:value-type="float" office:value="180756.944">
            <text:p>180756.944</text:p>
          </table:table-cell>
          <table:table-cell/>
        </table:table-row>
        <table:table-row table:style-name="ro1">
          <table:table-cell office:value-type="float" office:value="202680.454">
            <text:p>202680.454</text:p>
          </table:table-cell>
          <table:table-cell/>
        </table:table-row>
        <table:table-row table:style-name="ro1">
          <table:table-cell office:value-type="float" office:value="214077.658">
            <text:p>214077.658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36039.342">
            <text:p>36039.342</text:p>
          </table:table-cell>
          <table:table-cell office:value-type="float" office:value="36253.869">
            <text:p>36253.869</text:p>
          </table:table-cell>
        </table:table-row>
        <table:table-row table:style-name="ro1">
          <table:table-cell office:value-type="float" office:value="36253.869">
            <text:p>36253.869</text:p>
          </table:table-cell>
          <table:table-cell office:value-type="float" office:value="39817.164">
            <text:p>39817.164</text:p>
          </table:table-cell>
        </table:table-row>
        <table:table-row table:style-name="ro1">
          <table:table-cell office:value-type="float" office:value="40199.506">
            <text:p>40199.506</text:p>
          </table:table-cell>
          <table:table-cell office:value-type="float" office:value="43093.011">
            <text:p>43093.011</text:p>
          </table:table-cell>
        </table:table-row>
        <table:table-row table:style-name="ro1">
          <table:table-cell office:value-type="float" office:value="41798.93">
            <text:p>41798.93</text:p>
          </table:table-cell>
          <table:table-cell office:value-type="float" office:value="44553.749">
            <text:p>44553.749</text:p>
          </table:table-cell>
        </table:table-row>
        <table:table-row table:style-name="ro1">
          <table:table-cell office:value-type="float" office:value="42734.508">
            <text:p>42734.508</text:p>
          </table:table-cell>
          <table:table-cell office:value-type="float" office:value="48895.241">
            <text:p>48895.241</text:p>
          </table:table-cell>
        </table:table-row>
        <table:table-row table:style-name="ro1">
          <table:table-cell office:value-type="float" office:value="43093.011">
            <text:p>43093.011</text:p>
          </table:table-cell>
          <table:table-cell office:value-type="float" office:value="60740.764">
            <text:p>60740.764</text:p>
          </table:table-cell>
        </table:table-row>
        <table:table-row table:style-name="ro1">
          <table:table-cell office:value-type="float" office:value="43602.853">
            <text:p>43602.853</text:p>
          </table:table-cell>
          <table:table-cell office:value-type="float" office:value="61406.697">
            <text:p>61406.697</text:p>
          </table:table-cell>
        </table:table-row>
        <table:table-row table:style-name="ro1">
          <table:table-cell office:value-type="float" office:value="44553.749">
            <text:p>44553.749</text:p>
          </table:table-cell>
          <table:table-cell office:value-type="float" office:value="61532.11">
            <text:p>61532.11</text:p>
          </table:table-cell>
        </table:table-row>
        <table:table-row table:style-name="ro1">
          <table:table-cell office:value-type="float" office:value="44800.873">
            <text:p>44800.873</text:p>
          </table:table-cell>
          <table:table-cell office:value-type="float" office:value="62109">
            <text:p>62109</text:p>
          </table:table-cell>
        </table:table-row>
        <table:table-row table:style-name="ro1">
          <table:table-cell office:value-type="float" office:value="46439.591">
            <text:p>46439.591</text:p>
          </table:table-cell>
          <table:table-cell office:value-type="float" office:value="62111">
            <text:p>62111</text:p>
          </table:table-cell>
        </table:table-row>
        <table:table-row table:style-name="ro1">
          <table:table-cell office:value-type="float" office:value="47364.006">
            <text:p>47364.006</text:p>
          </table:table-cell>
          <table:table-cell office:value-type="float" office:value="62112">
            <text:p>62112</text:p>
          </table:table-cell>
        </table:table-row>
        <table:table-row table:style-name="ro1">
          <table:table-cell office:value-type="float" office:value="47411.791">
            <text:p>47411.791</text:p>
          </table:table-cell>
          <table:table-cell office:value-type="float" office:value="62113">
            <text:p>62113</text:p>
          </table:table-cell>
        </table:table-row>
        <table:table-row table:style-name="ro1">
          <table:table-cell office:value-type="float" office:value="47801.958">
            <text:p>47801.958</text:p>
          </table:table-cell>
          <table:table-cell office:value-type="float" office:value="62131">
            <text:p>62131</text:p>
          </table:table-cell>
        </table:table-row>
        <table:table-row table:style-name="ro1">
          <table:table-cell office:value-type="float" office:value="47812.838">
            <text:p>47812.838</text:p>
          </table:table-cell>
          <table:table-cell office:value-type="float" office:value="62153">
            <text:p>62153</text:p>
          </table:table-cell>
        </table:table-row>
        <table:table-row table:style-name="ro1">
          <table:table-cell office:value-type="float" office:value="48895.241">
            <text:p>48895.241</text:p>
          </table:table-cell>
          <table:table-cell office:value-type="float" office:value="62158">
            <text:p>62158</text:p>
          </table:table-cell>
        </table:table-row>
        <table:table-row table:style-name="ro1">
          <table:table-cell office:value-type="float" office:value="48905.798">
            <text:p>48905.798</text:p>
          </table:table-cell>
          <table:table-cell office:value-type="float" office:value="62176">
            <text:p>62176</text:p>
          </table:table-cell>
        </table:table-row>
        <table:table-row table:style-name="ro1">
          <table:table-cell office:value-type="float" office:value="49290.603">
            <text:p>49290.603</text:p>
          </table:table-cell>
          <table:table-cell office:value-type="float" office:value="62182">
            <text:p>62182</text:p>
          </table:table-cell>
        </table:table-row>
        <table:table-row table:style-name="ro1">
          <table:table-cell office:value-type="float" office:value="49562.841">
            <text:p>49562.841</text:p>
          </table:table-cell>
          <table:table-cell office:value-type="float" office:value="62199">
            <text:p>62199</text:p>
          </table:table-cell>
        </table:table-row>
        <table:table-row table:style-name="ro1">
          <table:table-cell office:value-type="float" office:value="50429.333">
            <text:p>50429.333</text:p>
          </table:table-cell>
          <table:table-cell office:value-type="float" office:value="62202">
            <text:p>62202</text:p>
          </table:table-cell>
        </table:table-row>
        <table:table-row table:style-name="ro1">
          <table:table-cell office:value-type="float" office:value="50551.963">
            <text:p>50551.963</text:p>
          </table:table-cell>
          <table:table-cell office:value-type="float" office:value="62203">
            <text:p>62203</text:p>
          </table:table-cell>
        </table:table-row>
        <table:table-row table:style-name="ro1">
          <table:table-cell office:value-type="float" office:value="50583.962">
            <text:p>50583.962</text:p>
          </table:table-cell>
          <table:table-cell office:value-type="float" office:value="62206">
            <text:p>62206</text:p>
          </table:table-cell>
        </table:table-row>
        <table:table-row table:style-name="ro1">
          <table:table-cell office:value-type="float" office:value="50856.314">
            <text:p>50856.314</text:p>
          </table:table-cell>
          <table:table-cell office:value-type="float" office:value="62218">
            <text:p>62218</text:p>
          </table:table-cell>
        </table:table-row>
        <table:table-row table:style-name="ro1">
          <table:table-cell office:value-type="float" office:value="52001.591">
            <text:p>52001.591</text:p>
          </table:table-cell>
          <table:table-cell office:value-type="float" office:value="62234">
            <text:p>62234</text:p>
          </table:table-cell>
        </table:table-row>
        <table:table-row table:style-name="ro1">
          <table:table-cell office:value-type="float" office:value="52640.397">
            <text:p>52640.397</text:p>
          </table:table-cell>
          <table:table-cell office:value-type="float" office:value="62236">
            <text:p>62236</text:p>
          </table:table-cell>
        </table:table-row>
        <table:table-row table:style-name="ro1">
          <table:table-cell office:value-type="float" office:value="52658.308">
            <text:p>52658.308</text:p>
          </table:table-cell>
          <table:table-cell office:value-type="float" office:value="62237">
            <text:p>62237</text:p>
          </table:table-cell>
        </table:table-row>
        <table:table-row table:style-name="ro1">
          <table:table-cell office:value-type="float" office:value="54814.263">
            <text:p>54814.263</text:p>
          </table:table-cell>
          <table:table-cell office:value-type="float" office:value="62240">
            <text:p>62240</text:p>
          </table:table-cell>
        </table:table-row>
        <table:table-row table:style-name="ro1">
          <table:table-cell office:value-type="float" office:value="55099.233">
            <text:p>55099.233</text:p>
          </table:table-cell>
          <table:table-cell office:value-type="float" office:value="62250">
            <text:p>62250</text:p>
          </table:table-cell>
        </table:table-row>
        <table:table-row table:style-name="ro1">
          <table:table-cell office:value-type="float" office:value="55248.259">
            <text:p>55248.259</text:p>
          </table:table-cell>
          <table:table-cell office:value-type="float" office:value="62259">
            <text:p>62259</text:p>
          </table:table-cell>
        </table:table-row>
        <table:table-row table:style-name="ro1">
          <table:table-cell office:value-type="float" office:value="55406.696">
            <text:p>55406.696</text:p>
          </table:table-cell>
          <table:table-cell office:value-type="float" office:value="62264">
            <text:p>62264</text:p>
          </table:table-cell>
        </table:table-row>
        <table:table-row table:style-name="ro1">
          <table:table-cell office:value-type="float" office:value="56763.737">
            <text:p>56763.737</text:p>
          </table:table-cell>
          <table:table-cell office:value-type="float" office:value="62268">
            <text:p>62268</text:p>
          </table:table-cell>
        </table:table-row>
        <table:table-row table:style-name="ro1">
          <table:table-cell office:value-type="float" office:value="57635.474">
            <text:p>57635.474</text:p>
          </table:table-cell>
          <table:table-cell office:value-type="float" office:value="62270">
            <text:p>62270</text:p>
          </table:table-cell>
        </table:table-row>
        <table:table-row table:style-name="ro1">
          <table:table-cell office:value-type="float" office:value="57708.351">
            <text:p>57708.351</text:p>
          </table:table-cell>
          <table:table-cell office:value-type="float" office:value="62275">
            <text:p>62275</text:p>
          </table:table-cell>
        </table:table-row>
        <table:table-row table:style-name="ro1">
          <table:table-cell office:value-type="float" office:value="57905.392">
            <text:p>57905.392</text:p>
          </table:table-cell>
          <table:table-cell office:value-type="float" office:value="62282">
            <text:p>62282</text:p>
          </table:table-cell>
        </table:table-row>
        <table:table-row table:style-name="ro1">
          <table:table-cell office:value-type="float" office:value="58343.165">
            <text:p>58343.165</text:p>
          </table:table-cell>
          <table:table-cell office:value-type="float" office:value="62289">
            <text:p>62289</text:p>
          </table:table-cell>
        </table:table-row>
        <table:table-row table:style-name="ro1">
          <table:table-cell office:value-type="float" office:value="58395.643">
            <text:p>58395.643</text:p>
          </table:table-cell>
          <table:table-cell office:value-type="float" office:value="62294">
            <text:p>62294</text:p>
          </table:table-cell>
        </table:table-row>
        <table:table-row table:style-name="ro1">
          <table:table-cell office:value-type="float" office:value="59320.484">
            <text:p>59320.484</text:p>
          </table:table-cell>
          <table:table-cell office:value-type="float" office:value="62296">
            <text:p>62296</text:p>
          </table:table-cell>
        </table:table-row>
        <table:table-row table:style-name="ro1">
          <table:table-cell office:value-type="float" office:value="59369.135">
            <text:p>59369.135</text:p>
          </table:table-cell>
          <table:table-cell office:value-type="float" office:value="62311">
            <text:p>62311</text:p>
          </table:table-cell>
        </table:table-row>
        <table:table-row table:style-name="ro1">
          <table:table-cell office:value-type="float" office:value="59713.089">
            <text:p>59713.089</text:p>
          </table:table-cell>
          <table:table-cell office:value-type="float" office:value="62318">
            <text:p>62318</text:p>
          </table:table-cell>
        </table:table-row>
        <table:table-row table:style-name="ro1">
          <table:table-cell office:value-type="float" office:value="60842.449">
            <text:p>60842.449</text:p>
          </table:table-cell>
          <table:table-cell office:value-type="float" office:value="62324">
            <text:p>62324</text:p>
          </table:table-cell>
        </table:table-row>
        <table:table-row table:style-name="ro1">
          <table:table-cell office:value-type="float" office:value="61078.661">
            <text:p>61078.661</text:p>
          </table:table-cell>
          <table:table-cell office:value-type="float" office:value="62330">
            <text:p>62330</text:p>
          </table:table-cell>
        </table:table-row>
        <table:table-row table:style-name="ro1">
          <table:table-cell office:value-type="float" office:value="61521.712">
            <text:p>61521.712</text:p>
          </table:table-cell>
          <table:table-cell office:value-type="float" office:value="62332">
            <text:p>62332</text:p>
          </table:table-cell>
        </table:table-row>
        <table:table-row table:style-name="ro1">
          <table:table-cell office:value-type="float" office:value="61526.173">
            <text:p>61526.173</text:p>
          </table:table-cell>
          <table:table-cell office:value-type="float" office:value="62335">
            <text:p>62335</text:p>
          </table:table-cell>
        </table:table-row>
        <table:table-row table:style-name="ro1">
          <table:table-cell office:value-type="float" office:value="61532.11">
            <text:p>61532.11</text:p>
          </table:table-cell>
          <table:table-cell office:value-type="float" office:value="62338">
            <text:p>62338</text:p>
          </table:table-cell>
        </table:table-row>
        <table:table-row table:style-name="ro1">
          <table:table-cell office:value-type="float" office:value="61623.112">
            <text:p>61623.112</text:p>
          </table:table-cell>
          <table:table-cell office:value-type="float" office:value="62357">
            <text:p>62357</text:p>
          </table:table-cell>
        </table:table-row>
        <table:table-row table:style-name="ro1">
          <table:table-cell office:value-type="float" office:value="61832.03">
            <text:p>61832.03</text:p>
          </table:table-cell>
          <table:table-cell office:value-type="float" office:value="62362">
            <text:p>62362</text:p>
          </table:table-cell>
        </table:table-row>
        <table:table-row table:style-name="ro1">
          <table:table-cell office:value-type="float" office:value="61996.387">
            <text:p>61996.387</text:p>
          </table:table-cell>
          <table:table-cell office:value-type="float" office:value="62376">
            <text:p>62376</text:p>
          </table:table-cell>
        </table:table-row>
        <table:table-row table:style-name="ro1">
          <table:table-cell office:value-type="float" office:value="63505.286">
            <text:p>63505.286</text:p>
          </table:table-cell>
          <table:table-cell office:value-type="float" office:value="62379">
            <text:p>62379</text:p>
          </table:table-cell>
        </table:table-row>
        <table:table-row table:style-name="ro1">
          <table:table-cell office:value-type="float" office:value="63985.002">
            <text:p>63985.002</text:p>
          </table:table-cell>
          <table:table-cell office:value-type="float" office:value="62380">
            <text:p>62380</text:p>
          </table:table-cell>
        </table:table-row>
        <table:table-row table:style-name="ro1">
          <table:table-cell office:value-type="float" office:value="64065.714">
            <text:p>64065.714</text:p>
          </table:table-cell>
          <table:table-cell office:value-type="float" office:value="62390">
            <text:p>62390</text:p>
          </table:table-cell>
        </table:table-row>
        <table:table-row table:style-name="ro1">
          <table:table-cell office:value-type="float" office:value="64733.802">
            <text:p>64733.802</text:p>
          </table:table-cell>
          <table:table-cell office:value-type="float" office:value="62413">
            <text:p>62413</text:p>
          </table:table-cell>
        </table:table-row>
        <table:table-row table:style-name="ro1">
          <table:table-cell office:value-type="float" office:value="64739.762">
            <text:p>64739.762</text:p>
          </table:table-cell>
          <table:table-cell office:value-type="float" office:value="62418">
            <text:p>62418</text:p>
          </table:table-cell>
        </table:table-row>
        <table:table-row table:style-name="ro1">
          <table:table-cell office:value-type="float" office:value="64825.191">
            <text:p>64825.191</text:p>
          </table:table-cell>
          <table:table-cell office:value-type="float" office:value="62419">
            <text:p>62419</text:p>
          </table:table-cell>
        </table:table-row>
        <table:table-row table:style-name="ro1">
          <table:table-cell office:value-type="float" office:value="64860.446">
            <text:p>64860.446</text:p>
          </table:table-cell>
          <table:table-cell office:value-type="float" office:value="62452">
            <text:p>62452</text:p>
          </table:table-cell>
        </table:table-row>
        <table:table-row table:style-name="ro1">
          <table:table-cell office:value-type="float" office:value="65058.143">
            <text:p>65058.143</text:p>
          </table:table-cell>
          <table:table-cell office:value-type="float" office:value="62469">
            <text:p>62469</text:p>
          </table:table-cell>
        </table:table-row>
        <table:table-row table:style-name="ro1">
          <table:table-cell office:value-type="float" office:value="65094.274">
            <text:p>65094.274</text:p>
          </table:table-cell>
          <table:table-cell office:value-type="float" office:value="62488">
            <text:p>62488</text:p>
          </table:table-cell>
        </table:table-row>
        <table:table-row table:style-name="ro1">
          <table:table-cell office:value-type="float" office:value="65100.51">
            <text:p>65100.51</text:p>
          </table:table-cell>
          <table:table-cell office:value-type="float" office:value="62512">
            <text:p>62512</text:p>
          </table:table-cell>
        </table:table-row>
        <table:table-row table:style-name="ro1">
          <table:table-cell office:value-type="float" office:value="65170.513">
            <text:p>65170.513</text:p>
          </table:table-cell>
          <table:table-cell office:value-type="float" office:value="62513">
            <text:p>62513</text:p>
          </table:table-cell>
        </table:table-row>
        <table:table-row table:style-name="ro1">
          <table:table-cell office:value-type="float" office:value="65340.997">
            <text:p>65340.997</text:p>
          </table:table-cell>
          <table:table-cell office:value-type="float" office:value="62567">
            <text:p>62567</text:p>
          </table:table-cell>
        </table:table-row>
        <table:table-row table:style-name="ro1">
          <table:table-cell office:value-type="float" office:value="66362.438">
            <text:p>66362.438</text:p>
          </table:table-cell>
          <table:table-cell office:value-type="float" office:value="62594">
            <text:p>62594</text:p>
          </table:table-cell>
        </table:table-row>
        <table:table-row table:style-name="ro1">
          <table:table-cell office:value-type="float" office:value="66523.029">
            <text:p>66523.029</text:p>
          </table:table-cell>
          <table:table-cell office:value-type="float" office:value="62601">
            <text:p>62601</text:p>
          </table:table-cell>
        </table:table-row>
        <table:table-row table:style-name="ro1">
          <table:table-cell office:value-type="float" office:value="66980.818">
            <text:p>66980.818</text:p>
          </table:table-cell>
          <table:table-cell office:value-type="float" office:value="62619">
            <text:p>62619</text:p>
          </table:table-cell>
        </table:table-row>
        <table:table-row table:style-name="ro1">
          <table:table-cell office:value-type="float" office:value="67326.641">
            <text:p>67326.641</text:p>
          </table:table-cell>
          <table:table-cell office:value-type="float" office:value="62631">
            <text:p>62631</text:p>
          </table:table-cell>
        </table:table-row>
        <table:table-row table:style-name="ro1">
          <table:table-cell office:value-type="float" office:value="67392.001">
            <text:p>67392.001</text:p>
          </table:table-cell>
          <table:table-cell office:value-type="float" office:value="62635">
            <text:p>62635</text:p>
          </table:table-cell>
        </table:table-row>
        <table:table-row table:style-name="ro1">
          <table:table-cell office:value-type="float" office:value="67396.671">
            <text:p>67396.671</text:p>
          </table:table-cell>
          <table:table-cell office:value-type="float" office:value="62650">
            <text:p>62650</text:p>
          </table:table-cell>
        </table:table-row>
        <table:table-row table:style-name="ro1">
          <table:table-cell office:value-type="float" office:value="67470.614">
            <text:p>67470.614</text:p>
          </table:table-cell>
          <table:table-cell office:value-type="float" office:value="62659">
            <text:p>62659</text:p>
          </table:table-cell>
        </table:table-row>
        <table:table-row table:style-name="ro1">
          <table:table-cell office:value-type="float" office:value="67571.695">
            <text:p>67571.695</text:p>
          </table:table-cell>
          <table:table-cell office:value-type="float" office:value="62678">
            <text:p>62678</text:p>
          </table:table-cell>
        </table:table-row>
        <table:table-row table:style-name="ro1">
          <table:table-cell office:value-type="float" office:value="67796.251">
            <text:p>67796.251</text:p>
          </table:table-cell>
          <table:table-cell office:value-type="float" office:value="62692">
            <text:p>62692</text:p>
          </table:table-cell>
        </table:table-row>
        <table:table-row table:style-name="ro1">
          <table:table-cell office:value-type="float" office:value="67854.374">
            <text:p>67854.374</text:p>
          </table:table-cell>
          <table:table-cell office:value-type="float" office:value="62747">
            <text:p>62747</text:p>
          </table:table-cell>
        </table:table-row>
        <table:table-row table:style-name="ro1">
          <table:table-cell office:value-type="float" office:value="68155.421">
            <text:p>68155.421</text:p>
          </table:table-cell>
          <table:table-cell office:value-type="float" office:value="62753">
            <text:p>62753</text:p>
          </table:table-cell>
        </table:table-row>
        <table:table-row table:style-name="ro1">
          <table:table-cell office:value-type="float" office:value="68391.685">
            <text:p>68391.685</text:p>
          </table:table-cell>
          <table:table-cell office:value-type="float" office:value="62799">
            <text:p>62799</text:p>
          </table:table-cell>
        </table:table-row>
        <table:table-row table:style-name="ro1">
          <table:table-cell office:value-type="float" office:value="68491.443">
            <text:p>68491.443</text:p>
          </table:table-cell>
          <table:table-cell office:value-type="float" office:value="62801">
            <text:p>62801</text:p>
          </table:table-cell>
        </table:table-row>
        <table:table-row table:style-name="ro1">
          <table:table-cell office:value-type="float" office:value="68885.973">
            <text:p>68885.973</text:p>
          </table:table-cell>
          <table:table-cell office:value-type="float" office:value="62807">
            <text:p>62807</text:p>
          </table:table-cell>
        </table:table-row>
        <table:table-row table:style-name="ro1">
          <table:table-cell office:value-type="float" office:value="69469.578">
            <text:p>69469.578</text:p>
          </table:table-cell>
          <table:table-cell office:value-type="float" office:value="62816">
            <text:p>62816</text:p>
          </table:table-cell>
        </table:table-row>
        <table:table-row table:style-name="ro1">
          <table:table-cell office:value-type="float" office:value="70014.342">
            <text:p>70014.342</text:p>
          </table:table-cell>
          <table:table-cell office:value-type="float" office:value="62817">
            <text:p>62817</text:p>
          </table:table-cell>
        </table:table-row>
        <table:table-row table:style-name="ro1">
          <table:table-cell office:value-type="float" office:value="70118.027">
            <text:p>70118.027</text:p>
          </table:table-cell>
          <table:table-cell office:value-type="float" office:value="62821">
            <text:p>62821</text:p>
          </table:table-cell>
        </table:table-row>
        <table:table-row table:style-name="ro1">
          <table:table-cell office:value-type="float" office:value="71955.42">
            <text:p>71955.42</text:p>
          </table:table-cell>
          <table:table-cell office:value-type="float" office:value="62823">
            <text:p>62823</text:p>
          </table:table-cell>
        </table:table-row>
        <table:table-row table:style-name="ro1">
          <table:table-cell office:value-type="float" office:value="72801.162">
            <text:p>72801.162</text:p>
          </table:table-cell>
          <table:table-cell office:value-type="float" office:value="62833">
            <text:p>62833</text:p>
          </table:table-cell>
        </table:table-row>
        <table:table-row table:style-name="ro1">
          <table:table-cell office:value-type="float" office:value="72821.896">
            <text:p>72821.896</text:p>
          </table:table-cell>
          <table:table-cell office:value-type="float" office:value="62857">
            <text:p>62857</text:p>
          </table:table-cell>
        </table:table-row>
        <table:table-row table:style-name="ro1">
          <table:table-cell office:value-type="float" office:value="72965.279">
            <text:p>72965.279</text:p>
          </table:table-cell>
          <table:table-cell office:value-type="float" office:value="62865">
            <text:p>62865</text:p>
          </table:table-cell>
        </table:table-row>
        <table:table-row table:style-name="ro1">
          <table:table-cell office:value-type="float" office:value="73317.95">
            <text:p>73317.95</text:p>
          </table:table-cell>
          <table:table-cell office:value-type="float" office:value="62884">
            <text:p>62884</text:p>
          </table:table-cell>
        </table:table-row>
        <table:table-row table:style-name="ro1">
          <table:table-cell office:value-type="float" office:value="74551.001">
            <text:p>74551.001</text:p>
          </table:table-cell>
          <table:table-cell office:value-type="float" office:value="62891">
            <text:p>62891</text:p>
          </table:table-cell>
        </table:table-row>
        <table:table-row table:style-name="ro1">
          <table:table-cell office:value-type="float" office:value="74644.914">
            <text:p>74644.914</text:p>
          </table:table-cell>
          <table:table-cell office:value-type="float" office:value="62914">
            <text:p>62914</text:p>
          </table:table-cell>
        </table:table-row>
        <table:table-row table:style-name="ro1">
          <table:table-cell office:value-type="float" office:value="74684.467">
            <text:p>74684.467</text:p>
          </table:table-cell>
          <table:table-cell office:value-type="float" office:value="62918">
            <text:p>62918</text:p>
          </table:table-cell>
        </table:table-row>
        <table:table-row table:style-name="ro1">
          <table:table-cell office:value-type="float" office:value="74815.962">
            <text:p>74815.962</text:p>
          </table:table-cell>
          <table:table-cell office:value-type="float" office:value="62920">
            <text:p>62920</text:p>
          </table:table-cell>
        </table:table-row>
        <table:table-row table:style-name="ro1">
          <table:table-cell office:value-type="float" office:value="74881.637">
            <text:p>74881.637</text:p>
          </table:table-cell>
          <table:table-cell office:value-type="float" office:value="62922">
            <text:p>62922</text:p>
          </table:table-cell>
        </table:table-row>
        <table:table-row table:style-name="ro1">
          <table:table-cell office:value-type="float" office:value="74935.178">
            <text:p>74935.178</text:p>
          </table:table-cell>
          <table:table-cell office:value-type="float" office:value="62948">
            <text:p>62948</text:p>
          </table:table-cell>
        </table:table-row>
        <table:table-row table:style-name="ro1">
          <table:table-cell office:value-type="float" office:value="75410.325">
            <text:p>75410.325</text:p>
          </table:table-cell>
          <table:table-cell office:value-type="float" office:value="62959">
            <text:p>62959</text:p>
          </table:table-cell>
        </table:table-row>
        <table:table-row table:style-name="ro1">
          <table:table-cell office:value-type="float" office:value="75610.69">
            <text:p>75610.69</text:p>
          </table:table-cell>
          <table:table-cell office:value-type="float" office:value="62960">
            <text:p>62960</text:p>
          </table:table-cell>
        </table:table-row>
        <table:table-row table:style-name="ro1">
          <table:table-cell office:value-type="float" office:value="75700.282">
            <text:p>75700.282</text:p>
          </table:table-cell>
          <table:table-cell office:value-type="float" office:value="62967">
            <text:p>62967</text:p>
          </table:table-cell>
        </table:table-row>
        <table:table-row table:style-name="ro1">
          <table:table-cell office:value-type="float" office:value="76329.472">
            <text:p>76329.472</text:p>
          </table:table-cell>
          <table:table-cell office:value-type="float" office:value="62979">
            <text:p>62979</text:p>
          </table:table-cell>
        </table:table-row>
        <table:table-row table:style-name="ro1">
          <table:table-cell office:value-type="float" office:value="76651.187">
            <text:p>76651.187</text:p>
          </table:table-cell>
          <table:table-cell office:value-type="float" office:value="62988">
            <text:p>62988</text:p>
          </table:table-cell>
        </table:table-row>
        <table:table-row table:style-name="ro1">
          <table:table-cell office:value-type="float" office:value="76695.32">
            <text:p>76695.32</text:p>
          </table:table-cell>
          <table:table-cell office:value-type="float" office:value="62993">
            <text:p>62993</text:p>
          </table:table-cell>
        </table:table-row>
        <table:table-row table:style-name="ro1">
          <table:table-cell office:value-type="float" office:value="76767.791">
            <text:p>76767.791</text:p>
          </table:table-cell>
          <table:table-cell office:value-type="float" office:value="62997">
            <text:p>62997</text:p>
          </table:table-cell>
        </table:table-row>
        <table:table-row table:style-name="ro1">
          <table:table-cell office:value-type="float" office:value="76839.013">
            <text:p>76839.013</text:p>
          </table:table-cell>
          <table:table-cell office:value-type="float" office:value="62999">
            <text:p>62999</text:p>
          </table:table-cell>
        </table:table-row>
        <table:table-row table:style-name="ro1">
          <table:table-cell office:value-type="float" office:value="76875.655">
            <text:p>76875.655</text:p>
          </table:table-cell>
          <table:table-cell office:value-type="float" office:value="63015">
            <text:p>63015</text:p>
          </table:table-cell>
        </table:table-row>
        <table:table-row table:style-name="ro1">
          <table:table-cell office:value-type="float" office:value="76892.578">
            <text:p>76892.578</text:p>
          </table:table-cell>
          <table:table-cell office:value-type="float" office:value="63044">
            <text:p>63044</text:p>
          </table:table-cell>
        </table:table-row>
        <table:table-row table:style-name="ro1">
          <table:table-cell office:value-type="float" office:value="77023.663">
            <text:p>77023.663</text:p>
          </table:table-cell>
          <table:table-cell office:value-type="float" office:value="63052">
            <text:p>63052</text:p>
          </table:table-cell>
        </table:table-row>
        <table:table-row table:style-name="ro1">
          <table:table-cell office:value-type="float" office:value="77140.314">
            <text:p>77140.314</text:p>
          </table:table-cell>
          <table:table-cell office:value-type="float" office:value="63061">
            <text:p>63061</text:p>
          </table:table-cell>
        </table:table-row>
        <table:table-row table:style-name="ro1">
          <table:table-cell office:value-type="float" office:value="77195.047">
            <text:p>77195.047</text:p>
          </table:table-cell>
          <table:table-cell office:value-type="float" office:value="63069">
            <text:p>63069</text:p>
          </table:table-cell>
        </table:table-row>
        <table:table-row table:style-name="ro1">
          <table:table-cell office:value-type="float" office:value="77384.222">
            <text:p>77384.222</text:p>
          </table:table-cell>
          <table:table-cell office:value-type="float" office:value="63096">
            <text:p>63096</text:p>
          </table:table-cell>
        </table:table-row>
        <table:table-row table:style-name="ro1">
          <table:table-cell office:value-type="float" office:value="77414.04">
            <text:p>77414.04</text:p>
          </table:table-cell>
          <table:table-cell office:value-type="float" office:value="63096">
            <text:p>63096</text:p>
          </table:table-cell>
        </table:table-row>
        <table:table-row table:style-name="ro1">
          <table:table-cell office:value-type="float" office:value="77827.976">
            <text:p>77827.976</text:p>
          </table:table-cell>
          <table:table-cell office:value-type="float" office:value="63098">
            <text:p>63098</text:p>
          </table:table-cell>
        </table:table-row>
        <table:table-row table:style-name="ro1">
          <table:table-cell office:value-type="float" office:value="78194.472">
            <text:p>78194.472</text:p>
          </table:table-cell>
          <table:table-cell office:value-type="float" office:value="63106">
            <text:p>63106</text:p>
          </table:table-cell>
        </table:table-row>
        <table:table-row table:style-name="ro1">
          <table:table-cell office:value-type="float" office:value="78516.737">
            <text:p>78516.737</text:p>
          </table:table-cell>
          <table:table-cell office:value-type="float" office:value="63110">
            <text:p>63110</text:p>
          </table:table-cell>
        </table:table-row>
        <table:table-row table:style-name="ro1">
          <table:table-cell office:value-type="float" office:value="78988.445">
            <text:p>78988.445</text:p>
          </table:table-cell>
          <table:table-cell office:value-type="float" office:value="63112">
            <text:p>63112</text:p>
          </table:table-cell>
        </table:table-row>
        <table:table-row table:style-name="ro1">
          <table:table-cell office:value-type="float" office:value="79308.506">
            <text:p>79308.506</text:p>
          </table:table-cell>
          <table:table-cell office:value-type="float" office:value="63123">
            <text:p>63123</text:p>
          </table:table-cell>
        </table:table-row>
        <table:table-row table:style-name="ro1">
          <table:table-cell office:value-type="float" office:value="79366.558">
            <text:p>79366.558</text:p>
          </table:table-cell>
          <table:table-cell office:value-type="float" office:value="63128">
            <text:p>63128</text:p>
          </table:table-cell>
        </table:table-row>
        <table:table-row table:style-name="ro1">
          <table:table-cell office:value-type="float" office:value="79539.56">
            <text:p>79539.56</text:p>
          </table:table-cell>
          <table:table-cell office:value-type="float" office:value="63173">
            <text:p>63173</text:p>
          </table:table-cell>
        </table:table-row>
        <table:table-row table:style-name="ro1">
          <table:table-cell office:value-type="float" office:value="79568.224">
            <text:p>79568.224</text:p>
          </table:table-cell>
          <table:table-cell office:value-type="float" office:value="63230">
            <text:p>63230</text:p>
          </table:table-cell>
        </table:table-row>
        <table:table-row table:style-name="ro1">
          <table:table-cell office:value-type="float" office:value="79764.622">
            <text:p>79764.622</text:p>
          </table:table-cell>
          <table:table-cell office:value-type="float" office:value="63233">
            <text:p>63233</text:p>
          </table:table-cell>
        </table:table-row>
        <table:table-row table:style-name="ro1">
          <table:table-cell office:value-type="float" office:value="80130.005">
            <text:p>80130.005</text:p>
          </table:table-cell>
          <table:table-cell office:value-type="float" office:value="63233">
            <text:p>63233</text:p>
          </table:table-cell>
        </table:table-row>
        <table:table-row table:style-name="ro1">
          <table:table-cell office:value-type="float" office:value="80849.181">
            <text:p>80849.181</text:p>
          </table:table-cell>
          <table:table-cell office:value-type="float" office:value="63236">
            <text:p>63236</text:p>
          </table:table-cell>
        </table:table-row>
        <table:table-row table:style-name="ro1">
          <table:table-cell office:value-type="float" office:value="80950.599">
            <text:p>80950.599</text:p>
          </table:table-cell>
          <table:table-cell office:value-type="float" office:value="63260">
            <text:p>63260</text:p>
          </table:table-cell>
        </table:table-row>
        <table:table-row table:style-name="ro1">
          <table:table-cell office:value-type="float" office:value="81582.989">
            <text:p>81582.989</text:p>
          </table:table-cell>
          <table:table-cell office:value-type="float" office:value="63281">
            <text:p>63281</text:p>
          </table:table-cell>
        </table:table-row>
        <table:table-row table:style-name="ro1">
          <table:table-cell office:value-type="float" office:value="82085.772">
            <text:p>82085.772</text:p>
          </table:table-cell>
          <table:table-cell office:value-type="float" office:value="63295">
            <text:p>63295</text:p>
          </table:table-cell>
        </table:table-row>
        <table:table-row table:style-name="ro1">
          <table:table-cell office:value-type="float" office:value="82126.657">
            <text:p>82126.657</text:p>
          </table:table-cell>
          <table:table-cell office:value-type="float" office:value="63301">
            <text:p>63301</text:p>
          </table:table-cell>
        </table:table-row>
        <table:table-row table:style-name="ro1">
          <table:table-cell office:value-type="float" office:value="82224.744">
            <text:p>82224.744</text:p>
          </table:table-cell>
          <table:table-cell office:value-type="float" office:value="63301">
            <text:p>63301</text:p>
          </table:table-cell>
        </table:table-row>
        <table:table-row table:style-name="ro1">
          <table:table-cell office:value-type="float" office:value="83037.434">
            <text:p>83037.434</text:p>
          </table:table-cell>
          <table:table-cell office:value-type="float" office:value="63301">
            <text:p>63301</text:p>
          </table:table-cell>
        </table:table-row>
        <table:table-row table:style-name="ro1">
          <table:table-cell office:value-type="float" office:value="83286.178">
            <text:p>83286.178</text:p>
          </table:table-cell>
          <table:table-cell office:value-type="float" office:value="63303">
            <text:p>63303</text:p>
          </table:table-cell>
        </table:table-row>
        <table:table-row table:style-name="ro1">
          <table:table-cell office:value-type="float" office:value="83706.263">
            <text:p>83706.263</text:p>
          </table:table-cell>
          <table:table-cell office:value-type="float" office:value="63314">
            <text:p>63314</text:p>
          </table:table-cell>
        </table:table-row>
        <table:table-row table:style-name="ro1">
          <table:table-cell office:value-type="float" office:value="84345.007">
            <text:p>84345.007</text:p>
          </table:table-cell>
          <table:table-cell office:value-type="float" office:value="63377">
            <text:p>63377</text:p>
          </table:table-cell>
        </table:table-row>
        <table:table-row table:style-name="ro1">
          <table:table-cell office:value-type="float" office:value="84640.501">
            <text:p>84640.501</text:p>
          </table:table-cell>
          <table:table-cell office:value-type="float" office:value="63390">
            <text:p>63390</text:p>
          </table:table-cell>
        </table:table-row>
        <table:table-row table:style-name="ro1">
          <table:table-cell office:value-type="float" office:value="85709.74">
            <text:p>85709.74</text:p>
          </table:table-cell>
          <table:table-cell office:value-type="float" office:value="63396">
            <text:p>63396</text:p>
          </table:table-cell>
        </table:table-row>
        <table:table-row table:style-name="ro1">
          <table:table-cell office:value-type="float" office:value="85936.751">
            <text:p>85936.751</text:p>
          </table:table-cell>
          <table:table-cell office:value-type="float" office:value="63411">
            <text:p>63411</text:p>
          </table:table-cell>
        </table:table-row>
        <table:table-row table:style-name="ro1">
          <table:table-cell office:value-type="float" office:value="86353.447">
            <text:p>86353.447</text:p>
          </table:table-cell>
          <table:table-cell office:value-type="float" office:value="63415">
            <text:p>63415</text:p>
          </table:table-cell>
        </table:table-row>
        <table:table-row table:style-name="ro1">
          <table:table-cell office:value-type="float" office:value="86460.025">
            <text:p>86460.025</text:p>
          </table:table-cell>
          <table:table-cell office:value-type="float" office:value="63424">
            <text:p>63424</text:p>
          </table:table-cell>
        </table:table-row>
        <table:table-row table:style-name="ro1">
          <table:table-cell office:value-type="float" office:value="86524.6">
            <text:p>86524.6</text:p>
          </table:table-cell>
          <table:table-cell office:value-type="float" office:value="63436">
            <text:p>63436</text:p>
          </table:table-cell>
        </table:table-row>
        <table:table-row table:style-name="ro1">
          <table:table-cell office:value-type="float" office:value="86543.742">
            <text:p>86543.742</text:p>
          </table:table-cell>
          <table:table-cell office:value-type="float" office:value="63436">
            <text:p>63436</text:p>
          </table:table-cell>
        </table:table-row>
        <table:table-row table:style-name="ro1">
          <table:table-cell office:value-type="float" office:value="86728.957">
            <text:p>86728.957</text:p>
          </table:table-cell>
          <table:table-cell office:value-type="float" office:value="63469">
            <text:p>63469</text:p>
          </table:table-cell>
        </table:table-row>
        <table:table-row table:style-name="ro1">
          <table:table-cell office:value-type="float" office:value="86994.448">
            <text:p>86994.448</text:p>
          </table:table-cell>
          <table:table-cell office:value-type="float" office:value="63475">
            <text:p>63475</text:p>
          </table:table-cell>
        </table:table-row>
        <table:table-row table:style-name="ro1">
          <table:table-cell office:value-type="float" office:value="87231.039">
            <text:p>87231.039</text:p>
          </table:table-cell>
          <table:table-cell office:value-type="float" office:value="63475">
            <text:p>63475</text:p>
          </table:table-cell>
        </table:table-row>
        <table:table-row table:style-name="ro1">
          <table:table-cell office:value-type="float" office:value="87846.877">
            <text:p>87846.877</text:p>
          </table:table-cell>
          <table:table-cell office:value-type="float" office:value="63491">
            <text:p>63491</text:p>
          </table:table-cell>
        </table:table-row>
        <table:table-row table:style-name="ro1">
          <table:table-cell office:value-type="float" office:value="88073.523">
            <text:p>88073.523</text:p>
          </table:table-cell>
          <table:table-cell office:value-type="float" office:value="63502">
            <text:p>63502</text:p>
          </table:table-cell>
        </table:table-row>
        <table:table-row table:style-name="ro1">
          <table:table-cell office:value-type="float" office:value="88604.417">
            <text:p>88604.417</text:p>
          </table:table-cell>
          <table:table-cell office:value-type="float" office:value="63506">
            <text:p>63506</text:p>
          </table:table-cell>
        </table:table-row>
        <table:table-row table:style-name="ro1">
          <table:table-cell office:value-type="float" office:value="88817.373">
            <text:p>88817.373</text:p>
          </table:table-cell>
          <table:table-cell office:value-type="float" office:value="63520">
            <text:p>63520</text:p>
          </table:table-cell>
        </table:table-row>
        <table:table-row table:style-name="ro1">
          <table:table-cell office:value-type="float" office:value="88937.649">
            <text:p>88937.649</text:p>
          </table:table-cell>
          <table:table-cell office:value-type="float" office:value="63529">
            <text:p>63529</text:p>
          </table:table-cell>
        </table:table-row>
        <table:table-row table:style-name="ro1">
          <table:table-cell office:value-type="float" office:value="88942.094">
            <text:p>88942.094</text:p>
          </table:table-cell>
          <table:table-cell office:value-type="float" office:value="63531">
            <text:p>63531</text:p>
          </table:table-cell>
        </table:table-row>
        <table:table-row table:style-name="ro1">
          <table:table-cell office:value-type="float" office:value="89603.283">
            <text:p>89603.283</text:p>
          </table:table-cell>
          <table:table-cell office:value-type="float" office:value="63531">
            <text:p>63531</text:p>
          </table:table-cell>
        </table:table-row>
        <table:table-row table:style-name="ro1">
          <table:table-cell office:value-type="float" office:value="90459.124">
            <text:p>90459.124</text:p>
          </table:table-cell>
          <table:table-cell office:value-type="float" office:value="63552">
            <text:p>63552</text:p>
          </table:table-cell>
        </table:table-row>
        <table:table-row table:style-name="ro1">
          <table:table-cell office:value-type="float" office:value="90592.325">
            <text:p>90592.325</text:p>
          </table:table-cell>
          <table:table-cell office:value-type="float" office:value="63558">
            <text:p>63558</text:p>
          </table:table-cell>
        </table:table-row>
        <table:table-row table:style-name="ro1">
          <table:table-cell office:value-type="float" office:value="91168.47">
            <text:p>91168.47</text:p>
          </table:table-cell>
          <table:table-cell office:value-type="float" office:value="63575">
            <text:p>63575</text:p>
          </table:table-cell>
        </table:table-row>
        <table:table-row table:style-name="ro1">
          <table:table-cell office:value-type="float" office:value="92005.454">
            <text:p>92005.454</text:p>
          </table:table-cell>
          <table:table-cell office:value-type="float" office:value="63577">
            <text:p>63577</text:p>
          </table:table-cell>
        </table:table-row>
        <table:table-row table:style-name="ro1">
          <table:table-cell office:value-type="float" office:value="92105.798">
            <text:p>92105.798</text:p>
          </table:table-cell>
          <table:table-cell office:value-type="float" office:value="63579">
            <text:p>63579</text:p>
          </table:table-cell>
        </table:table-row>
        <table:table-row table:style-name="ro1">
          <table:table-cell office:value-type="float" office:value="92647.084">
            <text:p>92647.084</text:p>
          </table:table-cell>
          <table:table-cell office:value-type="float" office:value="63588">
            <text:p>63588</text:p>
          </table:table-cell>
        </table:table-row>
        <table:table-row table:style-name="ro1">
          <table:table-cell office:value-type="float" office:value="92714.48">
            <text:p>92714.48</text:p>
          </table:table-cell>
          <table:table-cell office:value-type="float" office:value="63598">
            <text:p>63598</text:p>
          </table:table-cell>
        </table:table-row>
        <table:table-row table:style-name="ro1">
          <table:table-cell office:value-type="float" office:value="92780.006">
            <text:p>92780.006</text:p>
          </table:table-cell>
          <table:table-cell office:value-type="float" office:value="63611">
            <text:p>63611</text:p>
          </table:table-cell>
        </table:table-row>
        <table:table-row table:style-name="ro1">
          <table:table-cell office:value-type="float" office:value="92800.569">
            <text:p>92800.569</text:p>
          </table:table-cell>
          <table:table-cell office:value-type="float" office:value="63616">
            <text:p>63616</text:p>
          </table:table-cell>
        </table:table-row>
        <table:table-row table:style-name="ro1">
          <table:table-cell office:value-type="float" office:value="92948.439">
            <text:p>92948.439</text:p>
          </table:table-cell>
          <table:table-cell office:value-type="float" office:value="63619">
            <text:p>63619</text:p>
          </table:table-cell>
        </table:table-row>
        <table:table-row table:style-name="ro1">
          <table:table-cell office:value-type="float" office:value="93131.298">
            <text:p>93131.298</text:p>
          </table:table-cell>
          <table:table-cell office:value-type="float" office:value="63626">
            <text:p>63626</text:p>
          </table:table-cell>
        </table:table-row>
        <table:table-row table:style-name="ro1">
          <table:table-cell office:value-type="float" office:value="93365.442">
            <text:p>93365.442</text:p>
          </table:table-cell>
          <table:table-cell office:value-type="float" office:value="63654">
            <text:p>63654</text:p>
          </table:table-cell>
        </table:table-row>
        <table:table-row table:style-name="ro1">
          <table:table-cell office:value-type="float" office:value="93498.313">
            <text:p>93498.313</text:p>
          </table:table-cell>
          <table:table-cell office:value-type="float" office:value="63667">
            <text:p>63667</text:p>
          </table:table-cell>
        </table:table-row>
        <table:table-row table:style-name="ro1">
          <table:table-cell office:value-type="float" office:value="93558.66">
            <text:p>93558.66</text:p>
          </table:table-cell>
          <table:table-cell office:value-type="float" office:value="63675">
            <text:p>63675</text:p>
          </table:table-cell>
        </table:table-row>
        <table:table-row table:style-name="ro1">
          <table:table-cell office:value-type="float" office:value="94016.902">
            <text:p>94016.902</text:p>
          </table:table-cell>
          <table:table-cell office:value-type="float" office:value="63682">
            <text:p>63682</text:p>
          </table:table-cell>
        </table:table-row>
        <table:table-row table:style-name="ro1">
          <table:table-cell office:value-type="float" office:value="94133.33">
            <text:p>94133.33</text:p>
          </table:table-cell>
          <table:table-cell office:value-type="float" office:value="63703">
            <text:p>63703</text:p>
          </table:table-cell>
        </table:table-row>
        <table:table-row table:style-name="ro1">
          <table:table-cell office:value-type="float" office:value="94631.022">
            <text:p>94631.022</text:p>
          </table:table-cell>
          <table:table-cell office:value-type="float" office:value="63707">
            <text:p>63707</text:p>
          </table:table-cell>
        </table:table-row>
        <table:table-row table:style-name="ro1">
          <table:table-cell office:value-type="float" office:value="95118.145">
            <text:p>95118.145</text:p>
          </table:table-cell>
          <table:table-cell office:value-type="float" office:value="63738">
            <text:p>63738</text:p>
          </table:table-cell>
        </table:table-row>
        <table:table-row table:style-name="ro1">
          <table:table-cell office:value-type="float" office:value="95578.456">
            <text:p>95578.456</text:p>
          </table:table-cell>
          <table:table-cell office:value-type="float" office:value="63752">
            <text:p>63752</text:p>
          </table:table-cell>
        </table:table-row>
        <table:table-row table:style-name="ro1">
          <table:table-cell office:value-type="float" office:value="96037.601">
            <text:p>96037.601</text:p>
          </table:table-cell>
          <table:table-cell office:value-type="float" office:value="63762">
            <text:p>63762</text:p>
          </table:table-cell>
        </table:table-row>
        <table:table-row table:style-name="ro1">
          <table:table-cell office:value-type="float" office:value="96340.782">
            <text:p>96340.782</text:p>
          </table:table-cell>
          <table:table-cell office:value-type="float" office:value="63766">
            <text:p>63766</text:p>
          </table:table-cell>
        </table:table-row>
        <table:table-row table:style-name="ro1">
          <table:table-cell office:value-type="float" office:value="96532.545">
            <text:p>96532.545</text:p>
          </table:table-cell>
          <table:table-cell office:value-type="float" office:value="63803">
            <text:p>63803</text:p>
          </table:table-cell>
        </table:table-row>
        <table:table-row table:style-name="ro1">
          <table:table-cell office:value-type="float" office:value="96641.562">
            <text:p>96641.562</text:p>
          </table:table-cell>
          <table:table-cell office:value-type="float" office:value="63819">
            <text:p>63819</text:p>
          </table:table-cell>
        </table:table-row>
        <table:table-row table:style-name="ro1">
          <table:table-cell office:value-type="float" office:value="96658.896">
            <text:p>96658.896</text:p>
          </table:table-cell>
          <table:table-cell office:value-type="float" office:value="63830">
            <text:p>63830</text:p>
          </table:table-cell>
        </table:table-row>
        <table:table-row table:style-name="ro1">
          <table:table-cell office:value-type="float" office:value="97481.779">
            <text:p>97481.779</text:p>
          </table:table-cell>
          <table:table-cell office:value-type="float" office:value="63845">
            <text:p>63845</text:p>
          </table:table-cell>
        </table:table-row>
        <table:table-row table:style-name="ro1">
          <table:table-cell office:value-type="float" office:value="98014.674">
            <text:p>98014.674</text:p>
          </table:table-cell>
          <table:table-cell office:value-type="float" office:value="63848">
            <text:p>63848</text:p>
          </table:table-cell>
        </table:table-row>
        <table:table-row table:style-name="ro1">
          <table:table-cell office:value-type="float" office:value="98391.834">
            <text:p>98391.834</text:p>
          </table:table-cell>
          <table:table-cell office:value-type="float" office:value="63870">
            <text:p>63870</text:p>
          </table:table-cell>
        </table:table-row>
        <table:table-row table:style-name="ro1">
          <table:table-cell office:value-type="float" office:value="99408.391">
            <text:p>99408.391</text:p>
          </table:table-cell>
          <table:table-cell office:value-type="float" office:value="64641.159">
            <text:p>64641.159</text:p>
          </table:table-cell>
        </table:table-row>
        <table:table-row table:style-name="ro1">
          <table:table-cell office:value-type="float" office:value="99561.616">
            <text:p>99561.616</text:p>
          </table:table-cell>
          <table:table-cell office:value-type="float" office:value="67404.768">
            <text:p>67404.768</text:p>
          </table:table-cell>
        </table:table-row>
        <table:table-row table:style-name="ro1">
          <table:table-cell office:value-type="float" office:value="99962.45">
            <text:p>99962.45</text:p>
          </table:table-cell>
          <table:table-cell office:value-type="float" office:value="72931.074">
            <text:p>72931.074</text:p>
          </table:table-cell>
        </table:table-row>
        <table:table-row table:style-name="ro1">
          <table:table-cell office:value-type="float" office:value="101395.75">
            <text:p>101395.75</text:p>
          </table:table-cell>
          <table:table-cell office:value-type="float" office:value="73286.596">
            <text:p>73286.596</text:p>
          </table:table-cell>
        </table:table-row>
        <table:table-row table:style-name="ro1">
          <table:table-cell office:value-type="float" office:value="101433.371">
            <text:p>101433.371</text:p>
          </table:table-cell>
          <table:table-cell office:value-type="float" office:value="73310.924">
            <text:p>73310.924</text:p>
          </table:table-cell>
        </table:table-row>
        <table:table-row table:style-name="ro1">
          <table:table-cell office:value-type="float" office:value="102123.584">
            <text:p>102123.584</text:p>
          </table:table-cell>
          <table:table-cell office:value-type="float" office:value="74243.2">
            <text:p>74243.2</text:p>
          </table:table-cell>
        </table:table-row>
        <table:table-row table:style-name="ro1">
          <table:table-cell office:value-type="float" office:value="102907.105">
            <text:p>102907.105</text:p>
          </table:table-cell>
          <table:table-cell office:value-type="float" office:value="74670.498">
            <text:p>74670.498</text:p>
          </table:table-cell>
        </table:table-row>
        <table:table-row table:style-name="ro1">
          <table:table-cell office:value-type="float" office:value="103463.819">
            <text:p>103463.819</text:p>
          </table:table-cell>
          <table:table-cell office:value-type="float" office:value="75090.441">
            <text:p>75090.441</text:p>
          </table:table-cell>
        </table:table-row>
        <table:table-row table:style-name="ro1">
          <table:table-cell office:value-type="float" office:value="103899.598">
            <text:p>103899.598</text:p>
          </table:table-cell>
          <table:table-cell office:value-type="float" office:value="75302.294">
            <text:p>75302.294</text:p>
          </table:table-cell>
        </table:table-row>
        <table:table-row table:style-name="ro1">
          <table:table-cell office:value-type="float" office:value="104099.856">
            <text:p>104099.856</text:p>
          </table:table-cell>
          <table:table-cell office:value-type="float" office:value="76767.791">
            <text:p>76767.791</text:p>
          </table:table-cell>
        </table:table-row>
        <table:table-row table:style-name="ro1">
          <table:table-cell office:value-type="float" office:value="104164.875">
            <text:p>104164.875</text:p>
          </table:table-cell>
          <table:table-cell office:value-type="float" office:value="77218.194">
            <text:p>77218.194</text:p>
          </table:table-cell>
        </table:table-row>
        <table:table-row table:style-name="ro1">
          <table:table-cell office:value-type="float" office:value="104577.057">
            <text:p>104577.057</text:p>
          </table:table-cell>
          <table:table-cell office:value-type="float" office:value="77372.611">
            <text:p>77372.611</text:p>
          </table:table-cell>
        </table:table-row>
        <table:table-row table:style-name="ro1">
          <table:table-cell office:value-type="float" office:value="106094.169">
            <text:p>106094.169</text:p>
          </table:table-cell>
          <table:table-cell office:value-type="float" office:value="77706.81">
            <text:p>77706.81</text:p>
          </table:table-cell>
        </table:table-row>
        <table:table-row table:style-name="ro1">
          <table:table-cell office:value-type="float" office:value="106264.028">
            <text:p>106264.028</text:p>
          </table:table-cell>
          <table:table-cell office:value-type="float" office:value="78275.759">
            <text:p>78275.759</text:p>
          </table:table-cell>
        </table:table-row>
        <table:table-row table:style-name="ro1">
          <table:table-cell office:value-type="float" office:value="106377.844">
            <text:p>106377.844</text:p>
          </table:table-cell>
          <table:table-cell office:value-type="float" office:value="80244.749">
            <text:p>80244.749</text:p>
          </table:table-cell>
        </table:table-row>
        <table:table-row table:style-name="ro1">
          <table:table-cell office:value-type="float" office:value="106434.036">
            <text:p>106434.036</text:p>
          </table:table-cell>
          <table:table-cell office:value-type="float" office:value="81219.228">
            <text:p>81219.228</text:p>
          </table:table-cell>
        </table:table-row>
        <table:table-row table:style-name="ro1">
          <table:table-cell office:value-type="float" office:value="106622.193">
            <text:p>106622.193</text:p>
          </table:table-cell>
          <table:table-cell office:value-type="float" office:value="81258.461">
            <text:p>81258.461</text:p>
          </table:table-cell>
        </table:table-row>
        <table:table-row table:style-name="ro1">
          <table:table-cell office:value-type="float" office:value="106728.128">
            <text:p>106728.128</text:p>
          </table:table-cell>
          <table:table-cell office:value-type="float" office:value="84123.894">
            <text:p>84123.894</text:p>
          </table:table-cell>
        </table:table-row>
        <table:table-row table:style-name="ro1">
          <table:table-cell office:value-type="float" office:value="106783.285">
            <text:p>106783.285</text:p>
          </table:table-cell>
          <table:table-cell office:value-type="float" office:value="84962.967">
            <text:p>84962.967</text:p>
          </table:table-cell>
        </table:table-row>
        <table:table-row table:style-name="ro1">
          <table:table-cell office:value-type="float" office:value="106997.964">
            <text:p>106997.964</text:p>
          </table:table-cell>
          <table:table-cell office:value-type="float" office:value="86114.848">
            <text:p>86114.848</text:p>
          </table:table-cell>
        </table:table-row>
        <table:table-row table:style-name="ro1">
          <table:table-cell office:value-type="float" office:value="107146.538">
            <text:p>107146.538</text:p>
          </table:table-cell>
          <table:table-cell office:value-type="float" office:value="86652.867">
            <text:p>86652.867</text:p>
          </table:table-cell>
        </table:table-row>
        <table:table-row table:style-name="ro1">
          <table:table-cell office:value-type="float" office:value="107265.714">
            <text:p>107265.714</text:p>
          </table:table-cell>
          <table:table-cell office:value-type="float" office:value="87297.487">
            <text:p>87297.487</text:p>
          </table:table-cell>
        </table:table-row>
        <table:table-row table:style-name="ro1">
          <table:table-cell office:value-type="float" office:value="107773.282">
            <text:p>107773.282</text:p>
          </table:table-cell>
          <table:table-cell office:value-type="float" office:value="88283.454">
            <text:p>88283.454</text:p>
          </table:table-cell>
        </table:table-row>
        <table:table-row table:style-name="ro1">
          <table:table-cell office:value-type="float" office:value="108025.191">
            <text:p>108025.191</text:p>
          </table:table-cell>
          <table:table-cell office:value-type="float" office:value="89415.244">
            <text:p>89415.244</text:p>
          </table:table-cell>
        </table:table-row>
        <table:table-row table:style-name="ro1">
          <table:table-cell office:value-type="float" office:value="108173.068">
            <text:p>108173.068</text:p>
          </table:table-cell>
          <table:table-cell office:value-type="float" office:value="90130.473">
            <text:p>90130.473</text:p>
          </table:table-cell>
        </table:table-row>
        <table:table-row table:style-name="ro1">
          <table:table-cell office:value-type="float" office:value="108860.755">
            <text:p>108860.755</text:p>
          </table:table-cell>
          <table:table-cell office:value-type="float" office:value="90305.633">
            <text:p>90305.633</text:p>
          </table:table-cell>
        </table:table-row>
        <table:table-row table:style-name="ro1">
          <table:table-cell office:value-type="float" office:value="109764.362">
            <text:p>109764.362</text:p>
          </table:table-cell>
          <table:table-cell office:value-type="float" office:value="91683.83">
            <text:p>91683.83</text:p>
          </table:table-cell>
        </table:table-row>
        <table:table-row table:style-name="ro1">
          <table:table-cell office:value-type="float" office:value="111691.443">
            <text:p>111691.443</text:p>
          </table:table-cell>
          <table:table-cell office:value-type="float" office:value="92381.783">
            <text:p>92381.783</text:p>
          </table:table-cell>
        </table:table-row>
        <table:table-row table:style-name="ro1">
          <table:table-cell office:value-type="float" office:value="111932.918">
            <text:p>111932.918</text:p>
          </table:table-cell>
          <table:table-cell office:value-type="float" office:value="94036.857">
            <text:p>94036.857</text:p>
          </table:table-cell>
        </table:table-row>
        <table:table-row table:style-name="ro1">
          <table:table-cell office:value-type="float" office:value="112242.655">
            <text:p>112242.655</text:p>
          </table:table-cell>
          <table:table-cell office:value-type="float" office:value="94170.793">
            <text:p>94170.793</text:p>
          </table:table-cell>
        </table:table-row>
        <table:table-row table:style-name="ro1">
          <table:table-cell office:value-type="float" office:value="112544.793">
            <text:p>112544.793</text:p>
          </table:table-cell>
          <table:table-cell office:value-type="float" office:value="94398.387">
            <text:p>94398.387</text:p>
          </table:table-cell>
        </table:table-row>
        <table:table-row table:style-name="ro1">
          <table:table-cell office:value-type="float" office:value="113156.272">
            <text:p>113156.272</text:p>
          </table:table-cell>
          <table:table-cell office:value-type="float" office:value="94651.42">
            <text:p>94651.42</text:p>
          </table:table-cell>
        </table:table-row>
        <table:table-row table:style-name="ro1">
          <table:table-cell office:value-type="float" office:value="113826.766">
            <text:p>113826.766</text:p>
          </table:table-cell>
          <table:table-cell office:value-type="float" office:value="95046.273">
            <text:p>95046.273</text:p>
          </table:table-cell>
        </table:table-row>
        <table:table-row table:style-name="ro1">
          <table:table-cell office:value-type="float" office:value="113858.909">
            <text:p>113858.909</text:p>
          </table:table-cell>
          <table:table-cell office:value-type="float" office:value="96912.35">
            <text:p>96912.35</text:p>
          </table:table-cell>
        </table:table-row>
        <table:table-row table:style-name="ro1">
          <table:table-cell office:value-type="float" office:value="114075.714">
            <text:p>114075.714</text:p>
          </table:table-cell>
          <table:table-cell office:value-type="float" office:value="97130.874">
            <text:p>97130.874</text:p>
          </table:table-cell>
        </table:table-row>
        <table:table-row table:style-name="ro1">
          <table:table-cell office:value-type="float" office:value="114992.065">
            <text:p>114992.065</text:p>
          </table:table-cell>
          <table:table-cell office:value-type="float" office:value="97573.111">
            <text:p>97573.111</text:p>
          </table:table-cell>
        </table:table-row>
        <table:table-row table:style-name="ro1">
          <table:table-cell office:value-type="float" office:value="115013.905">
            <text:p>115013.905</text:p>
          </table:table-cell>
          <table:table-cell office:value-type="float" office:value="101045.947">
            <text:p>101045.947</text:p>
          </table:table-cell>
        </table:table-row>
        <table:table-row table:style-name="ro1">
          <table:table-cell office:value-type="float" office:value="115637.988">
            <text:p>115637.988</text:p>
          </table:table-cell>
          <table:table-cell office:value-type="float" office:value="101259.394">
            <text:p>101259.394</text:p>
          </table:table-cell>
        </table:table-row>
        <table:table-row table:style-name="ro1">
          <table:table-cell office:value-type="float" office:value="115771.833">
            <text:p>115771.833</text:p>
          </table:table-cell>
          <table:table-cell office:value-type="float" office:value="102161.195">
            <text:p>102161.195</text:p>
          </table:table-cell>
        </table:table-row>
        <table:table-row table:style-name="ro1">
          <table:table-cell office:value-type="float" office:value="116228.519">
            <text:p>116228.519</text:p>
          </table:table-cell>
          <table:table-cell office:value-type="float" office:value="102520.66">
            <text:p>102520.66</text:p>
          </table:table-cell>
        </table:table-row>
        <table:table-row table:style-name="ro1">
          <table:table-cell office:value-type="float" office:value="116754.603">
            <text:p>116754.603</text:p>
          </table:table-cell>
          <table:table-cell office:value-type="float" office:value="105130.02">
            <text:p>105130.02</text:p>
          </table:table-cell>
        </table:table-row>
        <table:table-row table:style-name="ro1">
          <table:table-cell office:value-type="float" office:value="117516.99">
            <text:p>117516.99</text:p>
          </table:table-cell>
          <table:table-cell office:value-type="float" office:value="105353">
            <text:p>105353</text:p>
          </table:table-cell>
        </table:table-row>
        <table:table-row table:style-name="ro1">
          <table:table-cell office:value-type="float" office:value="117791.001">
            <text:p>117791.001</text:p>
          </table:table-cell>
          <table:table-cell office:value-type="float" office:value="105450">
            <text:p>105450</text:p>
          </table:table-cell>
        </table:table-row>
        <table:table-row table:style-name="ro1">
          <table:table-cell office:value-type="float" office:value="118007.093">
            <text:p>118007.093</text:p>
          </table:table-cell>
          <table:table-cell office:value-type="float" office:value="105530.222">
            <text:p>105530.222</text:p>
          </table:table-cell>
        </table:table-row>
        <table:table-row table:style-name="ro1">
          <table:table-cell office:value-type="float" office:value="118732.579">
            <text:p>118732.579</text:p>
          </table:table-cell>
          <table:table-cell office:value-type="float" office:value="105835">
            <text:p>105835</text:p>
          </table:table-cell>
        </table:table-row>
        <table:table-row table:style-name="ro1">
          <table:table-cell office:value-type="float" office:value="119785.185">
            <text:p>119785.185</text:p>
          </table:table-cell>
          <table:table-cell office:value-type="float" office:value="105954.198">
            <text:p>105954.198</text:p>
          </table:table-cell>
        </table:table-row>
        <table:table-row table:style-name="ro1">
          <table:table-cell office:value-type="float" office:value="119851.187">
            <text:p>119851.187</text:p>
          </table:table-cell>
          <table:table-cell office:value-type="float" office:value="106160">
            <text:p>106160</text:p>
          </table:table-cell>
        </table:table-row>
        <table:table-row table:style-name="ro1">
          <table:table-cell office:value-type="float" office:value="119967.791">
            <text:p>119967.791</text:p>
          </table:table-cell>
          <table:table-cell office:value-type="float" office:value="106188">
            <text:p>106188</text:p>
          </table:table-cell>
        </table:table-row>
        <table:table-row table:style-name="ro1">
          <table:table-cell office:value-type="float" office:value="120199.498">
            <text:p>120199.498</text:p>
          </table:table-cell>
          <table:table-cell office:value-type="float" office:value="106193">
            <text:p>106193</text:p>
          </table:table-cell>
        </table:table-row>
        <table:table-row table:style-name="ro1">
          <table:table-cell office:value-type="float" office:value="120383.044">
            <text:p>120383.044</text:p>
          </table:table-cell>
          <table:table-cell office:value-type="float" office:value="106244">
            <text:p>106244</text:p>
          </table:table-cell>
        </table:table-row>
        <table:table-row table:style-name="ro1">
          <table:table-cell office:value-type="float" office:value="120436.886">
            <text:p>120436.886</text:p>
          </table:table-cell>
          <table:table-cell office:value-type="float" office:value="106261">
            <text:p>106261</text:p>
          </table:table-cell>
        </table:table-row>
        <table:table-row table:style-name="ro1">
          <table:table-cell office:value-type="float" office:value="120661.145">
            <text:p>120661.145</text:p>
          </table:table-cell>
          <table:table-cell office:value-type="float" office:value="106296">
            <text:p>106296</text:p>
          </table:table-cell>
        </table:table-row>
        <table:table-row table:style-name="ro1">
          <table:table-cell office:value-type="float" office:value="122032.704">
            <text:p>122032.704</text:p>
          </table:table-cell>
          <table:table-cell office:value-type="float" office:value="106636">
            <text:p>106636</text:p>
          </table:table-cell>
        </table:table-row>
        <table:table-row table:style-name="ro1">
          <table:table-cell office:value-type="float" office:value="123840.711">
            <text:p>123840.711</text:p>
          </table:table-cell>
          <table:table-cell office:value-type="float" office:value="106691">
            <text:p>106691</text:p>
          </table:table-cell>
        </table:table-row>
        <table:table-row table:style-name="ro1">
          <table:table-cell office:value-type="float" office:value="124244.319">
            <text:p>124244.319</text:p>
          </table:table-cell>
          <table:table-cell office:value-type="float" office:value="106761.824">
            <text:p>106761.824</text:p>
          </table:table-cell>
        </table:table-row>
        <table:table-row table:style-name="ro1">
          <table:table-cell office:value-type="float" office:value="125017.666">
            <text:p>125017.666</text:p>
          </table:table-cell>
          <table:table-cell office:value-type="float" office:value="106775">
            <text:p>106775</text:p>
          </table:table-cell>
        </table:table-row>
        <table:table-row table:style-name="ro1">
          <table:table-cell office:value-type="float" office:value="126071.803">
            <text:p>126071.803</text:p>
          </table:table-cell>
          <table:table-cell office:value-type="float" office:value="106777">
            <text:p>106777</text:p>
          </table:table-cell>
        </table:table-row>
        <table:table-row table:style-name="ro1">
          <table:table-cell office:value-type="float" office:value="127101.294">
            <text:p>127101.294</text:p>
          </table:table-cell>
          <table:table-cell office:value-type="float" office:value="107563.595">
            <text:p>107563.595</text:p>
          </table:table-cell>
        </table:table-row>
        <table:table-row table:style-name="ro1">
          <table:table-cell office:value-type="float" office:value="127545.007">
            <text:p>127545.007</text:p>
          </table:table-cell>
          <table:table-cell office:value-type="float" office:value="107807.644">
            <text:p>107807.644</text:p>
          </table:table-cell>
        </table:table-row>
        <table:table-row table:style-name="ro1">
          <table:table-cell office:value-type="float" office:value="129743.742">
            <text:p>129743.742</text:p>
          </table:table-cell>
          <table:table-cell office:value-type="float" office:value="108312.248">
            <text:p>108312.248</text:p>
          </table:table-cell>
        </table:table-row>
        <table:table-row table:style-name="ro1">
          <table:table-cell office:value-type="float" office:value="131648.86">
            <text:p>131648.86</text:p>
          </table:table-cell>
          <table:table-cell office:value-type="float" office:value="111353.129">
            <text:p>111353.129</text:p>
          </table:table-cell>
        </table:table-row>
        <table:table-row table:style-name="ro1">
          <table:table-cell office:value-type="float" office:value="132095.809">
            <text:p>132095.809</text:p>
          </table:table-cell>
          <table:table-cell office:value-type="float" office:value="112191.407">
            <text:p>112191.407</text:p>
          </table:table-cell>
        </table:table-row>
        <table:table-row table:style-name="ro1">
          <table:table-cell office:value-type="float" office:value="133792.325">
            <text:p>133792.325</text:p>
          </table:table-cell>
          <table:table-cell office:value-type="float" office:value="114777.354">
            <text:p>114777.354</text:p>
          </table:table-cell>
        </table:table-row>
        <table:table-row table:style-name="ro1">
          <table:table-cell office:value-type="float" office:value="136698.313">
            <text:p>136698.313</text:p>
          </table:table-cell>
          <table:table-cell office:value-type="float" office:value="118290.441">
            <text:p>118290.441</text:p>
          </table:table-cell>
        </table:table-row>
        <table:table-row table:style-name="ro1">
          <table:table-cell office:value-type="float" office:value="137216.902">
            <text:p>137216.902</text:p>
          </table:table-cell>
          <table:table-cell office:value-type="float" office:value="118435.496">
            <text:p>118435.496</text:p>
          </table:table-cell>
        </table:table-row>
        <table:table-row table:style-name="ro1">
          <table:table-cell office:value-type="float" office:value="137576.235">
            <text:p>137576.235</text:p>
          </table:table-cell>
          <table:table-cell office:value-type="float" office:value="119967.791">
            <text:p>119967.791</text:p>
          </table:table-cell>
        </table:table-row>
        <table:table-row table:style-name="ro1">
          <table:table-cell office:value-type="float" office:value="138181.355">
            <text:p>138181.355</text:p>
          </table:table-cell>
          <table:table-cell office:value-type="float" office:value="120588.967">
            <text:p>120588.967</text:p>
          </table:table-cell>
        </table:table-row>
        <table:table-row table:style-name="ro1">
          <table:table-cell office:value-type="float" office:value="139192.206">
            <text:p>139192.206</text:p>
          </table:table-cell>
          <table:table-cell office:value-type="float" office:value="121995.355">
            <text:p>121995.355</text:p>
          </table:table-cell>
        </table:table-row>
        <table:table-row table:style-name="ro1">
          <table:table-cell office:value-type="float" office:value="141214.674">
            <text:p>141214.674</text:p>
          </table:table-cell>
          <table:table-cell office:value-type="float" office:value="122852.959">
            <text:p>122852.959</text:p>
          </table:table-cell>
        </table:table-row>
        <table:table-row table:style-name="ro1">
          <table:table-cell office:value-type="float" office:value="141375.476">
            <text:p>141375.476</text:p>
          </table:table-cell>
          <table:table-cell office:value-type="float" office:value="122878.813">
            <text:p>122878.813</text:p>
          </table:table-cell>
        </table:table-row>
        <table:table-row table:style-name="ro1">
          <table:table-cell office:value-type="float" office:value="141764.934">
            <text:p>141764.934</text:p>
          </table:table-cell>
          <table:table-cell office:value-type="float" office:value="123590.868">
            <text:p>123590.868</text:p>
          </table:table-cell>
        </table:table-row>
        <table:table-row table:style-name="ro1">
          <table:table-cell office:value-type="float" office:value="142439.493">
            <text:p>142439.493</text:p>
          </table:table-cell>
          <table:table-cell office:value-type="float" office:value="124208.776">
            <text:p>124208.776</text:p>
          </table:table-cell>
        </table:table-row>
        <table:table-row table:style-name="ro1">
          <table:table-cell office:value-type="float" office:value="142788.667">
            <text:p>142788.667</text:p>
          </table:table-cell>
          <table:table-cell office:value-type="float" office:value="124387.55">
            <text:p>124387.55</text:p>
          </table:table-cell>
        </table:table-row>
        <table:table-row table:style-name="ro1">
          <table:table-cell office:value-type="float" office:value="143588.828">
            <text:p>143588.828</text:p>
          </table:table-cell>
          <table:table-cell office:value-type="float" office:value="124419.228">
            <text:p>124419.228</text:p>
          </table:table-cell>
        </table:table-row>
        <table:table-row table:style-name="ro1">
          <table:table-cell office:value-type="float" office:value="148256.561">
            <text:p>148256.561</text:p>
          </table:table-cell>
          <table:table-cell office:value-type="float" office:value="129201.012">
            <text:p>129201.012</text:p>
          </table:table-cell>
        </table:table-row>
        <table:table-row table:style-name="ro1">
          <table:table-cell office:value-type="float" office:value="148540.204">
            <text:p>148540.204</text:p>
          </table:table-cell>
          <table:table-cell office:value-type="float" office:value="131824.235">
            <text:p>131824.235</text:p>
          </table:table-cell>
        </table:table-row>
        <table:table-row table:style-name="ro1">
          <table:table-cell office:value-type="float" office:value="149112.314">
            <text:p>149112.314</text:p>
          </table:table-cell>
          <table:table-cell office:value-type="float" office:value="136009.376">
            <text:p>136009.376</text:p>
          </table:table-cell>
        </table:table-row>
        <table:table-row table:style-name="ro1">
          <table:table-cell office:value-type="float" office:value="149772.575">
            <text:p>149772.575</text:p>
          </table:table-cell>
          <table:table-cell office:value-type="float" office:value="136783.51">
            <text:p>136783.51</text:p>
          </table:table-cell>
        </table:table-row>
        <table:table-row table:style-name="ro1">
          <table:table-cell office:value-type="float" office:value="150034.999">
            <text:p>150034.999</text:p>
          </table:table-cell>
          <table:table-cell office:value-type="float" office:value="137376.564">
            <text:p>137376.564</text:p>
          </table:table-cell>
        </table:table-row>
        <table:table-row table:style-name="ro1">
          <table:table-cell office:value-type="float" office:value="151373.068">
            <text:p>151373.068</text:p>
          </table:table-cell>
          <table:table-cell office:value-type="float" office:value="137938.381">
            <text:p>137938.381</text:p>
          </table:table-cell>
        </table:table-row>
        <table:table-row table:style-name="ro1">
          <table:table-cell office:value-type="float" office:value="155442.655">
            <text:p>155442.655</text:p>
          </table:table-cell>
          <table:table-cell office:value-type="float" office:value="140112.35">
            <text:p>140112.35</text:p>
          </table:table-cell>
        </table:table-row>
        <table:table-row table:style-name="ro1">
          <table:table-cell office:value-type="float" office:value="155904.465">
            <text:p>155904.465</text:p>
          </table:table-cell>
          <table:table-cell office:value-type="float" office:value="144245.947">
            <text:p>144245.947</text:p>
          </table:table-cell>
        </table:table-row>
        <table:table-row table:style-name="ro1">
          <table:table-cell office:value-type="float" office:value="157058.909">
            <text:p>157058.909</text:p>
          </table:table-cell>
          <table:table-cell office:value-type="float" office:value="144459.394">
            <text:p>144459.394</text:p>
          </table:table-cell>
        </table:table-row>
        <table:table-row table:style-name="ro1">
          <table:table-cell office:value-type="float" office:value="159414.09">
            <text:p>159414.09</text:p>
          </table:table-cell>
          <table:table-cell office:value-type="float" office:value="151007.644">
            <text:p>151007.644</text:p>
          </table:table-cell>
        </table:table-row>
        <table:table-row table:style-name="ro1">
          <table:table-cell office:value-type="float" office:value="160437.123">
            <text:p>160437.123</text:p>
          </table:table-cell>
          <table:table-cell office:value-type="float" office:value="151975.062">
            <text:p>151975.062</text:p>
          </table:table-cell>
        </table:table-row>
        <table:table-row table:style-name="ro1">
          <table:table-cell office:value-type="float" office:value="160991.001">
            <text:p>160991.001</text:p>
          </table:table-cell>
          <table:table-cell office:value-type="float" office:value="152063.376">
            <text:p>152063.376</text:p>
          </table:table-cell>
        </table:table-row>
        <table:table-row table:style-name="ro1">
          <table:table-cell office:value-type="float" office:value="163583.044">
            <text:p>163583.044</text:p>
          </table:table-cell>
          <table:table-cell office:value-type="float" office:value="154459.129">
            <text:p>154459.129</text:p>
          </table:table-cell>
        </table:table-row>
        <table:table-row table:style-name="ro1">
          <table:table-cell office:value-type="float" office:value="165240.801">
            <text:p>165240.801</text:p>
          </table:table-cell>
          <table:table-cell office:value-type="float" office:value="154459.282">
            <text:p>154459.282</text:p>
          </table:table-cell>
        </table:table-row>
        <table:table-row table:style-name="ro1">
          <table:table-cell office:value-type="float" office:value="168328.145">
            <text:p>168328.145</text:p>
          </table:table-cell>
          <table:table-cell office:value-type="float" office:value="157662.409">
            <text:p>157662.409</text:p>
          </table:table-cell>
        </table:table-row>
        <table:table-row table:style-name="ro1">
          <table:table-cell office:value-type="float" office:value="171451.816">
            <text:p>171451.816</text:p>
          </table:table-cell>
          <table:table-cell office:value-type="float" office:value="168557.549">
            <text:p>168557.549</text:p>
          </table:table-cell>
        </table:table-row>
        <table:table-row table:style-name="ro1">
          <table:table-cell office:value-type="float" office:value="177505.494">
            <text:p>177505.494</text:p>
          </table:table-cell>
          <table:table-cell office:value-type="float" office:value="180756.944">
            <text:p>180756.944</text:p>
          </table:table-cell>
        </table:table-row>
        <table:table-row table:style-name="ro1">
          <table:table-cell office:value-type="float" office:value="178273.404">
            <text:p>178273.404</text:p>
          </table:table-cell>
          <table:table-cell office:value-type="float" office:value="202680.454">
            <text:p>202680.454</text:p>
          </table:table-cell>
        </table:table-row>
        <table:table-row table:style-name="ro1">
          <table:table-cell office:value-type="float" office:value="181381.355">
            <text:p>181381.355</text:p>
          </table:table-cell>
          <table:table-cell office:value-type="float" office:value="214077.658">
            <text:p>214077.658</text:p>
          </table:table-cell>
        </table:table-row>
        <table:table-row table:style-name="ro1">
          <table:table-cell office:value-type="float" office:value="183267.969">
            <text:p>183267.969</text:p>
          </table:table-cell>
          <table:table-cell table:style-name="Default"/>
        </table:table-row>
        <table:table-row table:style-name="ro1">
          <table:table-cell office:value-type="float" office:value="194029.613">
            <text:p>194029.613</text:p>
          </table:table-cell>
          <table:table-cell table:style-name="Default"/>
        </table:table-row>
        <table:table-row table:style-name="ro1">
          <table:table-cell office:value-type="float" office:value="195558.055">
            <text:p>195558.055</text:p>
          </table:table-cell>
          <table:table-cell table:style-name="Default"/>
        </table:table-row>
        <table:table-row table:style-name="ro1">
          <table:table-cell office:value-type="float" office:value="197437.522">
            <text:p>197437.522</text:p>
          </table:table-cell>
          <table:table-cell table:style-name="Default"/>
        </table:table-row>
        <table:table-row table:style-name="ro1">
          <table:table-cell office:value-type="float" office:value="199003.061">
            <text:p>199003.061</text:p>
          </table:table-cell>
          <table:table-cell table:style-name="Default"/>
        </table:table-row>
        <table:table-row table:style-name="ro1">
          <table:table-cell office:value-type="float" office:value="202614.09">
            <text:p>202614.09</text:p>
          </table:table-cell>
          <table:table-cell table:style-name="Default"/>
        </table:table-row>
        <table:table-row table:style-name="ro1">
          <table:table-cell office:value-type="float" office:value="208440.801">
            <text:p>208440.801</text:p>
          </table:table-cell>
          <table:table-cell table:style-name="Default"/>
        </table:table-row>
        <table:table-row table:style-name="ro1">
          <table:table-cell office:value-type="float" office:value="219553.723">
            <text:p>219553.723</text:p>
          </table:table-cell>
          <table:table-cell table:style-name="Default"/>
        </table:table-row>
      </table:table>
      <table:database-ranges>
        <table:database-range table:name="__Anonymous_Sheet_DB__1" table:target-range-address="Sheet1.A1:Sheet1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17/05/2015</text:date>, <text:time>23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Cracknell</meta:initial-creator>
    <meta:creation-date>2015-05-17T23:16:31.50</meta:creation-date>
    <dc:date>2015-05-17T23:31:49.54</dc:date>
    <dc:creator>Jake Cracknell</dc:creator>
    <meta:editing-duration>PT15M18S</meta:editing-duration>
    <meta:editing-cycles>1</meta:editing-cycles>
    <meta:document-statistic meta:table-count="3" meta:cell-count="1048" meta:object-count="2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188cm" style:legend-expansion="high" chart:style-name="ch2"/>
        <chart:plot-area chart:style-name="ch3" table:cell-range-address="Sheet1.A1:Sheet1.A266" svg:x="0.77cm" svg:y="0.855cm" svg:width="12.327cm" svg:height="7.545cm">
          <chartooo:coordinate-region svg:x="1.577cm" svg:y="0.855cm" svg:width="10.963cm" svg:height="6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66" chart:class="chart:bar">
            <chart:data-point chart:repeated="2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39.342">
                <text:p>36039.342</text:p>
                <draw:g>
                  <svg:desc>Sheet1.A1:Sheet1.A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53.869">
                <text:p>36253.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99.506">
                <text:p>40199.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798.93">
                <text:p>41798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34.508">
                <text:p>42734.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93.011">
                <text:p>43093.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602.853">
                <text:p>43602.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53.749">
                <text:p>44553.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00.873">
                <text:p>44800.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439.591">
                <text:p>46439.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64.006">
                <text:p>47364.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411.791">
                <text:p>47411.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01.958">
                <text:p>47801.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812.838">
                <text:p>47812.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895.241">
                <text:p>48895.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905.798">
                <text:p>48905.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90.603">
                <text:p>49290.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562.841">
                <text:p>49562.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29.333">
                <text:p>50429.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551.963">
                <text:p>50551.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83.962">
                <text:p>50583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856.314">
                <text:p>50856.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001.591">
                <text:p>52001.5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640.397">
                <text:p>52640.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8.308">
                <text:p>52658.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814.263">
                <text:p>54814.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99.233">
                <text:p>55099.2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248.259">
                <text:p>55248.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406.696">
                <text:p>55406.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763.737">
                <text:p>56763.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635.474">
                <text:p>57635.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708.351">
                <text:p>57708.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905.392">
                <text:p>57905.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343.165">
                <text:p>58343.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395.643">
                <text:p>58395.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320.484">
                <text:p>59320.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369.135">
                <text:p>59369.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713.089">
                <text:p>59713.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842.449">
                <text:p>60842.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078.661">
                <text:p>61078.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521.712">
                <text:p>61521.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26.173">
                <text:p>61526.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532.11">
                <text:p>61532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623.112">
                <text:p>61623.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832.03">
                <text:p>61832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96.387">
                <text:p>61996.3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505.286">
                <text:p>63505.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985.002">
                <text:p>63985.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65.714">
                <text:p>64065.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733.802">
                <text:p>64733.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739.762">
                <text:p>64739.7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825.191">
                <text:p>64825.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860.446">
                <text:p>64860.4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058.143">
                <text:p>65058.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94.274">
                <text:p>65094.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100.51">
                <text:p>65100.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170.513">
                <text:p>65170.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340.997">
                <text:p>65340.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362.438">
                <text:p>66362.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523.029">
                <text:p>66523.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980.818">
                <text:p>66980.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326.641">
                <text:p>67326.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392.001">
                <text:p>67392.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396.671">
                <text:p>67396.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470.614">
                <text:p>67470.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571.695">
                <text:p>67571.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796.251">
                <text:p>67796.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854.374">
                <text:p>67854.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55.421">
                <text:p>68155.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391.685">
                <text:p>68391.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491.443">
                <text:p>68491.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885.973">
                <text:p>68885.9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469.578">
                <text:p>69469.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014.342">
                <text:p>70014.3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118.027">
                <text:p>70118.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955.42">
                <text:p>71955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801.162">
                <text:p>72801.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821.896">
                <text:p>72821.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965.279">
                <text:p>72965.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317.95">
                <text:p>73317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551.001">
                <text:p>74551.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644.914">
                <text:p>74644.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684.467">
                <text:p>74684.4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815.962">
                <text:p>74815.9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881.637">
                <text:p>74881.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935.178">
                <text:p>74935.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410.325">
                <text:p>75410.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610.69">
                <text:p>75610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700.282">
                <text:p>75700.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329.472">
                <text:p>76329.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651.187">
                <text:p>76651.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695.32">
                <text:p>76695.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767.791">
                <text:p>76767.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839.013">
                <text:p>76839.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875.655">
                <text:p>76875.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892.578">
                <text:p>76892.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023.663">
                <text:p>77023.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140.314">
                <text:p>77140.3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195.047">
                <text:p>77195.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384.222">
                <text:p>77384.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414.04">
                <text:p>77414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827.976">
                <text:p>77827.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194.472">
                <text:p>78194.4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516.737">
                <text:p>78516.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988.445">
                <text:p>78988.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308.506">
                <text:p>79308.5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366.558">
                <text:p>79366.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539.56">
                <text:p>79539.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568.224">
                <text:p>79568.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764.622">
                <text:p>79764.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130.005">
                <text:p>80130.0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849.181">
                <text:p>80849.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950.599">
                <text:p>80950.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582.989">
                <text:p>81582.9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2085.772">
                <text:p>82085.7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126.657">
                <text:p>82126.6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224.744">
                <text:p>82224.7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037.434">
                <text:p>83037.4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286.178">
                <text:p>83286.1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706.263">
                <text:p>83706.2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345.007">
                <text:p>84345.0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640.501">
                <text:p>84640.5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5709.74">
                <text:p>85709.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936.751">
                <text:p>85936.7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353.447">
                <text:p>86353.4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460.025">
                <text:p>86460.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524.6">
                <text:p>86524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543.742">
                <text:p>86543.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728.957">
                <text:p>86728.9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994.448">
                <text:p>86994.4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231.039">
                <text:p>87231.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846.877">
                <text:p>87846.8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073.523">
                <text:p>88073.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604.417">
                <text:p>88604.4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817.373">
                <text:p>88817.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937.649">
                <text:p>88937.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942.094">
                <text:p>88942.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603.283">
                <text:p>89603.2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459.124">
                <text:p>90459.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592.325">
                <text:p>90592.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168.47">
                <text:p>91168.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005.454">
                <text:p>92005.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105.798">
                <text:p>92105.7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647.084">
                <text:p>92647.0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714.48">
                <text:p>92714.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780.006">
                <text:p>92780.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800.569">
                <text:p>92800.5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948.439">
                <text:p>92948.4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3131.298">
                <text:p>93131.2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3365.442">
                <text:p>93365.4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3498.313">
                <text:p>93498.3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558.66">
                <text:p>93558.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016.902">
                <text:p>94016.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133.33">
                <text:p>94133.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631.022">
                <text:p>94631.0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118.145">
                <text:p>95118.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578.456">
                <text:p>95578.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037.601">
                <text:p>96037.6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6340.782">
                <text:p>96340.7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532.545">
                <text:p>96532.5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641.562">
                <text:p>96641.5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658.896">
                <text:p>96658.8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7481.779">
                <text:p>97481.7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014.674">
                <text:p>98014.6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391.834">
                <text:p>98391.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408.391">
                <text:p>99408.3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561.616">
                <text:p>99561.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962.45">
                <text:p>99962.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395.75">
                <text:p>101395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433.371">
                <text:p>101433.3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123.584">
                <text:p>102123.5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907.105">
                <text:p>102907.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3463.819">
                <text:p>103463.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899.598">
                <text:p>103899.5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099.856">
                <text:p>104099.8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4164.875">
                <text:p>104164.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4577.057">
                <text:p>104577.0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6094.169">
                <text:p>106094.1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264.028">
                <text:p>106264.0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6377.844">
                <text:p>106377.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6434.036">
                <text:p>106434.0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6622.193">
                <text:p>106622.1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728.128">
                <text:p>106728.1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6783.285">
                <text:p>106783.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997.964">
                <text:p>106997.9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7146.538">
                <text:p>107146.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7265.714">
                <text:p>107265.7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7773.282">
                <text:p>107773.2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8025.191">
                <text:p>108025.1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8173.068">
                <text:p>108173.0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8860.755">
                <text:p>108860.7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764.362">
                <text:p>109764.3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1691.443">
                <text:p>111691.4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932.918">
                <text:p>111932.9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2242.655">
                <text:p>112242.6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2544.793">
                <text:p>112544.7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3156.272">
                <text:p>113156.2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826.766">
                <text:p>113826.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3858.909">
                <text:p>113858.9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4075.714">
                <text:p>114075.7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4992.065">
                <text:p>114992.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5013.905">
                <text:p>115013.9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5637.988">
                <text:p>115637.9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5771.833">
                <text:p>115771.8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6228.519">
                <text:p>116228.5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754.603">
                <text:p>116754.6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7516.99">
                <text:p>117516.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791.001">
                <text:p>117791.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8007.093">
                <text:p>118007.0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732.579">
                <text:p>118732.5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785.185">
                <text:p>119785.1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9851.187">
                <text:p>119851.1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9967.791">
                <text:p>119967.7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199.498">
                <text:p>120199.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383.044">
                <text:p>120383.0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436.886">
                <text:p>120436.8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661.145">
                <text:p>120661.1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2032.704">
                <text:p>122032.7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3840.711">
                <text:p>123840.7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4244.319">
                <text:p>124244.3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5017.666">
                <text:p>125017.6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6071.803">
                <text:p>126071.8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7101.294">
                <text:p>127101.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7545.007">
                <text:p>127545.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743.742">
                <text:p>129743.7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1648.86">
                <text:p>131648.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2095.809">
                <text:p>132095.8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3792.325">
                <text:p>133792.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6698.313">
                <text:p>136698.3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216.902">
                <text:p>137216.9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7576.235">
                <text:p>137576.2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8181.355">
                <text:p>138181.3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9192.206">
                <text:p>139192.2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1214.674">
                <text:p>141214.6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375.476">
                <text:p>141375.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764.934">
                <text:p>141764.9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439.493">
                <text:p>142439.4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788.667">
                <text:p>142788.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3588.828">
                <text:p>143588.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8256.561">
                <text:p>148256.5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8540.204">
                <text:p>148540.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9112.314">
                <text:p>149112.3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9772.575">
                <text:p>149772.5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034.999">
                <text:p>150034.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1373.068">
                <text:p>151373.0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442.655">
                <text:p>155442.6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904.465">
                <text:p>155904.4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058.909">
                <text:p>157058.9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9414.09">
                <text:p>159414.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0437.123">
                <text:p>160437.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991.001">
                <text:p>160991.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3583.044">
                <text:p>163583.0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240.801">
                <text:p>165240.8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8328.145">
                <text:p>168328.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1451.816">
                <text:p>171451.8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7505.494">
                <text:p>177505.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8273.404">
                <text:p>178273.4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1381.355">
                <text:p>181381.3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3267.969">
                <text:p>183267.9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4029.613">
                <text:p>194029.6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5558.055">
                <text:p>195558.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7437.522">
                <text:p>197437.5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9003.061">
                <text:p>199003.0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2614.09">
                <text:p>202614.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8440.801">
                <text:p>208440.8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9553.723">
                <text:p>219553.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872cm" svg:height="15.442cm" xlink:href=".." xlink:type="simple" chart:class="chart:bar" chart:style-name="ch1">
        <chart:legend chart:legend-position="end" svg:x="28.609cm" svg:y="7.409cm" style:legend-expansion="high" chart:style-name="ch2"/>
        <chart:plot-area chart:style-name="ch3" table:cell-range-address="Sheet2.A1:Sheet2.A258" svg:x="1.067cm" svg:y="1.367cm" svg:width="26.308cm" svg:height="13.347cm">
          <chartooo:coordinate-region svg:x="1.874cm" svg:y="1.367cm" svg:width="24.944cm" svg:height="12.6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A258" chart:class="chart:bar">
            <chart:data-point chart:repeated="2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253.869">
                <text:p>36253.869</text:p>
                <draw:g>
                  <svg:desc>Sheet2.A1:Sheet2.A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817.164">
                <text:p>39817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93.011">
                <text:p>43093.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53.749">
                <text:p>44553.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895.241">
                <text:p>48895.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740.764">
                <text:p>60740.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06.697">
                <text:p>61406.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532.11">
                <text:p>6153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109">
                <text:p>62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111">
                <text:p>62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112">
                <text:p>62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113">
                <text:p>6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131">
                <text:p>62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153">
                <text:p>6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158">
                <text:p>62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176">
                <text:p>62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182">
                <text:p>62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199">
                <text:p>62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202">
                <text:p>62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203">
                <text:p>62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06">
                <text:p>62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218">
                <text:p>6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234">
                <text:p>62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236">
                <text:p>62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237">
                <text:p>62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240">
                <text:p>622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259">
                <text:p>62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264">
                <text:p>62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268">
                <text:p>62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270">
                <text:p>62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275">
                <text:p>62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282">
                <text:p>622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289">
                <text:p>62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294">
                <text:p>62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296">
                <text:p>62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311">
                <text:p>62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318">
                <text:p>62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324">
                <text:p>62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330">
                <text:p>623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332">
                <text:p>62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335">
                <text:p>62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357">
                <text:p>623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376">
                <text:p>62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379">
                <text:p>623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380">
                <text:p>62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390">
                <text:p>623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413">
                <text:p>62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418">
                <text:p>62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452">
                <text:p>62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69">
                <text:p>62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488">
                <text:p>62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512">
                <text:p>62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513">
                <text:p>62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567">
                <text:p>62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594">
                <text:p>62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601">
                <text:p>62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619">
                <text:p>626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631">
                <text:p>626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635">
                <text:p>62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650">
                <text:p>626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659">
                <text:p>626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678">
                <text:p>62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692">
                <text:p>626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747">
                <text:p>62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753">
                <text:p>62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799">
                <text:p>62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801">
                <text:p>62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807">
                <text:p>62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816">
                <text:p>62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817">
                <text:p>62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821">
                <text:p>628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823">
                <text:p>628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833">
                <text:p>62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857">
                <text:p>62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865">
                <text:p>62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884">
                <text:p>628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891">
                <text:p>628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914">
                <text:p>62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918">
                <text:p>629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920">
                <text:p>629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922">
                <text:p>62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948">
                <text:p>62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959">
                <text:p>62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960">
                <text:p>629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967">
                <text:p>62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979">
                <text:p>62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988">
                <text:p>62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993">
                <text:p>629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997">
                <text:p>62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999">
                <text:p>62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015">
                <text:p>63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044">
                <text:p>63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3052">
                <text:p>63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061">
                <text:p>63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069">
                <text:p>63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096">
                <text:p>63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096">
                <text:p>630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098">
                <text:p>63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106">
                <text:p>63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110">
                <text:p>63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112">
                <text:p>63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123">
                <text:p>63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128">
                <text:p>63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173">
                <text:p>631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230">
                <text:p>632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233">
                <text:p>63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233">
                <text:p>632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236">
                <text:p>632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260">
                <text:p>632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281">
                <text:p>632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295">
                <text:p>632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301">
                <text:p>633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301">
                <text:p>63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301">
                <text:p>633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303">
                <text:p>63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314">
                <text:p>633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377">
                <text:p>63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390">
                <text:p>633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396">
                <text:p>633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411">
                <text:p>63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415">
                <text:p>63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24">
                <text:p>634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436">
                <text:p>634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436">
                <text:p>634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469">
                <text:p>634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475">
                <text:p>63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475">
                <text:p>634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491">
                <text:p>634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502">
                <text:p>635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506">
                <text:p>635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520">
                <text:p>635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529">
                <text:p>635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531">
                <text:p>63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531">
                <text:p>635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552">
                <text:p>635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558">
                <text:p>635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575">
                <text:p>635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577">
                <text:p>63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579">
                <text:p>635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588">
                <text:p>635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598">
                <text:p>63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611">
                <text:p>636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616">
                <text:p>63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619">
                <text:p>636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626">
                <text:p>63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654">
                <text:p>63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667">
                <text:p>63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675">
                <text:p>636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682">
                <text:p>63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762">
                <text:p>637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803">
                <text:p>63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819">
                <text:p>638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848">
                <text:p>63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641.159">
                <text:p>64641.1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404.768">
                <text:p>67404.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931.074">
                <text:p>72931.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286.596">
                <text:p>73286.5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310.924">
                <text:p>73310.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243.2">
                <text:p>74243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670.498">
                <text:p>74670.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090.441">
                <text:p>75090.4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302.294">
                <text:p>75302.2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767.791">
                <text:p>76767.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218.194">
                <text:p>77218.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372.611">
                <text:p>77372.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706.81">
                <text:p>77706.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275.759">
                <text:p>78275.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244.749">
                <text:p>80244.7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219.228">
                <text:p>81219.2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258.461">
                <text:p>81258.4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123.894">
                <text:p>84123.8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962.967">
                <text:p>84962.9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114.848">
                <text:p>86114.8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652.867">
                <text:p>86652.8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297.487">
                <text:p>87297.4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283.454">
                <text:p>88283.4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415.244">
                <text:p>89415.2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130.473">
                <text:p>90130.4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305.633">
                <text:p>90305.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683.83">
                <text:p>91683.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381.783">
                <text:p>92381.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036.857">
                <text:p>94036.8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170.793">
                <text:p>94170.7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4398.387">
                <text:p>94398.3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651.42">
                <text:p>94651.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046.273">
                <text:p>95046.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912.35">
                <text:p>96912.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130.874">
                <text:p>97130.8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573.111">
                <text:p>97573.1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45.947">
                <text:p>101045.9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259.394">
                <text:p>101259.3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161.195">
                <text:p>102161.1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20.66">
                <text:p>102520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5130.02">
                <text:p>10513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5353">
                <text:p>105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5450">
                <text:p>1054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530.222">
                <text:p>105530.2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835">
                <text:p>1058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954.198">
                <text:p>105954.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160">
                <text:p>1061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188">
                <text:p>106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193">
                <text:p>1061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6244">
                <text:p>1062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6261">
                <text:p>1062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6296">
                <text:p>1062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636">
                <text:p>1066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691">
                <text:p>1066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61.824">
                <text:p>106761.8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6775">
                <text:p>1067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777">
                <text:p>1067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563.595">
                <text:p>107563.5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807.644">
                <text:p>107807.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312.248">
                <text:p>108312.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1353.129">
                <text:p>111353.1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2191.407">
                <text:p>112191.4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777.354">
                <text:p>114777.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8290.441">
                <text:p>118290.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435.496">
                <text:p>118435.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967.791">
                <text:p>119967.7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588.967">
                <text:p>120588.9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1995.355">
                <text:p>121995.3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2852.959">
                <text:p>122852.9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878.813">
                <text:p>122878.8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3590.868">
                <text:p>123590.8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4208.776">
                <text:p>124208.7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4387.55">
                <text:p>124387.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419.228">
                <text:p>124419.2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9201.012">
                <text:p>129201.0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1824.235">
                <text:p>131824.2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6009.376">
                <text:p>136009.3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6783.51">
                <text:p>136783.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7376.564">
                <text:p>137376.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7938.381">
                <text:p>137938.3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112.35">
                <text:p>140112.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4245.947">
                <text:p>144245.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4459.394">
                <text:p>144459.3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1007.644">
                <text:p>151007.6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1975.062">
                <text:p>151975.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063.376">
                <text:p>152063.3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4459.129">
                <text:p>154459.1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459.282">
                <text:p>154459.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662.409">
                <text:p>157662.4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8557.549">
                <text:p>168557.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0756.944">
                <text:p>180756.9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2680.454">
                <text:p>202680.4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4077.658">
                <text:p>214077.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